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19">
      <style:table-cell-properties fo:background-color="#C6E0B4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3">
      <style:table-cell-properties fo:background-color="#FFFF00"/>
    </style:style>
    <style:style style:name="ce11" style:family="table-cell" style:parent-style-name="Default" style:data-style-name="N19">
      <style:table-cell-properties fo:background-color="#FFFF00"/>
    </style:style>
    <style:style style:name="ce12" style:family="table-cell" style:parent-style-name="Default" style:data-style-name="N1">
      <style:table-cell-properties fo:background-color="#FFFF00"/>
    </style:style>
    <style:style style:name="ce13" style:family="table-cell" style:parent-style-name="Default" style:data-style-name="N19"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36"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2pt solid #000000" fo:border-bottom="none" fo:border-left="none" fo:border-right="2pt solid #000000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none" fo:border-bottom="2pt solid #000000" fo:border-left="2pt solid #000000" fo:border-right="none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fo:border-top="none" fo:border-bottom="2pt solid #000000" fo:border-left="none" fo:border-right="2pt solid #000000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2pt solid #000000" fo:border-bottom="none" fo:border-left="2pt solid #000000" fo:border-right="2pt solid #000000"/>
      <style:text-properties fo:color="#FF0000"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none" fo:border-bottom="none" fo:border-left="2pt solid #000000" fo:border-right="2pt solid #000000"/>
      <style:text-properties fo:color="#FF0000"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none" fo:border-bottom="2pt solid #000000" fo:border-left="2pt solid #000000" fo:border-right="2pt solid #000000"/>
      <style:text-properties fo:color="#FF0000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9BC2E6" style:repeat-content="false"/>
      <style:paragraph-properties fo:text-align="center"/>
      <style:text-properties fo:color="#9BC2E6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9BC2E6" style:repeat-content="false"/>
      <style:paragraph-properties fo:text-align="center"/>
      <style:text-properties fo:color="#9BC2E6"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000000" fo:background-color="#00B0F0"/>
      <style:text-properties fo:color="#00B0F0"/>
    </style:style>
    <style:style style:name="ce31" style:family="table-cell" style:parent-style-name="Default" style:data-style-name="N0">
      <style:table-cell-properties fo:border="2pt solid #000000" fo:background-color="#FFFFFF"/>
    </style:style>
    <style:style style:name="ce32" style:family="table-cell" style:parent-style-name="Default" style:data-style-name="N0">
      <style:table-cell-properties fo:border-top="2pt solid #000000" fo:border-bottom="2pt solid #000000" fo:border-left="2pt solid #000000" fo:border-right="none" fo:background-color="#FFFFFF"/>
    </style:style>
    <style:style style:name="ce33" style:family="table-cell" style:parent-style-name="Default" style:data-style-name="N0">
      <style:table-cell-properties fo:border-top="2pt solid #000000" fo:border-bottom="2pt solid #000000" fo:border-left="none" fo:border-right="none" fo:background-color="#00B0F0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2pt solid #000000" fo:background-color="#00B0F0"/>
    </style:style>
    <style:style style:name="ce3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9BC2E6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9BC2E6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9BC2E6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3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C6E0B4"/>
    </style:style>
    <style:style style:name="ce46" style:family="table-cell" style:parent-style-name="Default" style:data-style-name="N3">
      <style:table-cell-properties fo:background-color="#C6E0B4"/>
    </style:style>
    <style:style style:name="ce47" style:family="table-cell" style:parent-style-name="Percent" style:data-style-name="N14">
      <style:table-cell-properties fo:background-color="#C6E0B4"/>
    </style:style>
    <style:style style:name="ce48" style:family="table-cell" style:parent-style-name="Default" style:data-style-name="N38">
      <style:text-properties fo:font-weight="bold" style:font-weight-asian="bold" style:font-weight-complex="bold"/>
    </style:style>
    <style:style style:name="ce49" style:family="table-cell" style:parent-style-name="Comma" style:data-style-name="N36"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2pt solid #000000" fo:border-bottom="none" fo:border-left="2pt solid #000000" fo:border-right="none" fo:background-color="#A6A6A6"/>
    </style:style>
    <style:style style:name="ce51" style:family="table-cell" style:parent-style-name="Default" style:data-style-name="N0">
      <style:table-cell-properties fo:border-top="2pt solid #000000" fo:border-bottom="none" fo:border-left="none" fo:border-right="none" fo:background-color="#A6A6A6"/>
    </style:style>
    <style:style style:name="ce52" style:family="table-cell" style:parent-style-name="Default" style:data-style-name="N0">
      <style:table-cell-properties fo:border-top="2pt solid #000000" fo:border-bottom="none" fo:border-left="none" fo:border-right="2pt solid #000000" fo:background-color="#A6A6A6"/>
    </style:style>
    <style:style style:name="ce53" style:family="table-cell" style:parent-style-name="Default" style:data-style-name="N0">
      <style:table-cell-properties fo:border-top="none" fo:border-bottom="none" fo:border-left="2pt solid #000000" fo:border-right="none" fo:background-color="#A6A6A6"/>
    </style:style>
    <style:style style:name="ce54" style:family="table-cell" style:parent-style-name="Default" style:data-style-name="N0">
      <style:table-cell-properties fo:border-top="none" fo:border-bottom="none" fo:border-left="none" fo:border-right="2pt solid #000000" fo:background-color="#A6A6A6"/>
    </style:style>
    <style:style style:name="ce55" style:family="table-cell" style:parent-style-name="Default" style:data-style-name="N0">
      <style:table-cell-properties fo:border-top="none" fo:border-bottom="2pt solid #000000" fo:border-left="2pt solid #000000" fo:border-right="none" fo:background-color="#A6A6A6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fo:background-color="#A6A6A6"/>
    </style:style>
    <style:style style:name="ce57" style:family="table-cell" style:parent-style-name="Default" style:data-style-name="N0">
      <style:table-cell-properties fo:border-top="none" fo:border-bottom="2pt solid #000000" fo:border-left="none" fo:border-right="2pt solid #000000" fo:background-color="#A6A6A6"/>
    </style:style>
    <style:style style:name="ce58" style:family="table-cell" style:parent-style-name="Default" style:data-style-name="N0">
      <style:table-cell-properties fo:border="2pt solid #000000"/>
    </style:style>
    <style:style style:name="ce59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2pt solid #000000" fo:background-color="#FFF2CC"/>
    </style:style>
    <style:style style:name="ce61" style:family="table-cell" style:parent-style-name="Default" style:data-style-name="N19">
      <style:table-cell-properties fo:border="2pt solid #000000"/>
    </style:style>
    <style:style style:name="ce62" style:family="table-cell" style:parent-style-name="Default" style:data-style-name="N19">
      <style:table-cell-properties fo:border="2pt solid #000000" style:vertical-align="automatic" style:repeat-content="false"/>
      <style:paragraph-properties fo:text-align="end" fo:margin-right="0cm"/>
    </style:style>
    <style:style style:name="ce63" style:family="table-cell" style:parent-style-name="Comma" style:data-style-name="N36">
      <style:table-cell-properties fo:border="2pt solid #000000" fo:background-color="transparent"/>
    </style:style>
    <style:style style:name="ce64" style:family="table-cell" style:parent-style-name="Default" style:data-style-name="N35">
      <style:table-cell-properties fo:border="2pt solid #000000"/>
    </style:style>
    <style:style style:name="ce65" style:family="table-cell" style:parent-style-name="Default" style:data-style-name="N38">
      <style:table-cell-properties fo:border="2pt solid #000000"/>
    </style:style>
    <style:style style:name="ce66" style:family="table-cell" style:parent-style-name="Default" style:data-style-name="N36">
      <style:table-cell-properties fo:border="2pt solid #000000"/>
    </style:style>
    <style:style style:name="ce67" style:family="table-cell" style:parent-style-name="Percent" style:data-style-name="N14">
      <style:table-cell-properties fo:border="2pt solid #000000" fo:background-color="transparent"/>
    </style:style>
    <style:style style:name="ce68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4">
      <style:table-cell-properties fo:border-top="2pt solid #000000" fo:border-bottom="none" fo:border-left="2pt solid #000000" fo:border-right="2pt solid #000000" style:vertical-align="automatic" fo:background-color="#E2EFDA" style:repeat-content="false"/>
      <style:paragraph-properties fo:text-align="center"/>
    </style:style>
    <style:style style:name="ce73" style:family="table-cell" style:parent-style-name="Default" style:data-style-name="N14">
      <style:table-cell-properties fo:border-top="none" fo:border-bottom="none" fo:border-left="2pt solid #000000" fo:border-right="2pt solid #000000" style:vertical-align="automatic" fo:background-color="#E2EFDA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E2EFDA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E2EFDA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2pt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="2pt solid #000000" style:vertical-align="automatic" fo:background-color="#BFBFBF" style:repeat-content="false"/>
      <style:paragraph-properties fo:text-align="center"/>
      <style:text-properties fo:color="#FF0000" fo:font-weight="bold" style:font-weight-asian="bold" style:font-weight-complex="bold"/>
    </style:style>
    <style:style style:name="ce78" style:family="table-cell" style:parent-style-name="Percent" style:data-style-name="N14">
      <style:table-cell-properties fo:border="2pt solid #000000" style:vertical-align="automatic" style:repeat-content="false"/>
      <style:paragraph-properties fo:text-align="center"/>
      <style:text-properties fo:color="#00B0F0" fo:font-weight="bold" style:font-weight-asian="bold" style:font-weight-complex="bold"/>
    </style:style>
    <style:style style:name="ce79" style:family="table-cell" style:parent-style-name="Default" style:data-style-name="N0">
      <style:text-properties fo:color="#FFFFFF"/>
    </style:style>
    <style:style style:name="ce80" style:family="table-cell" style:parent-style-name="Default" style:data-style-name="N19">
      <style:text-properties fo:color="#FFFFFF"/>
    </style:style>
    <style:style style:name="ce81" style:family="table-cell" style:parent-style-name="Default" style:data-style-name="N19">
      <style:table-cell-properties style:vertical-align="automatic" style:repeat-content="false"/>
      <style:paragraph-properties fo:text-align="end" fo:margin-right="0cm"/>
      <style:text-properties fo:color="#FFFFFF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FFFF"/>
    </style:style>
    <style:style style:name="ce8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BDD7E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BDD7E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BDD7E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C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C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FFC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BDBD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BDBD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BDBD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FFF2CC" style:repeat-content="false"/>
      <style:paragraph-properties fo:text-align="center"/>
      <style:text-properties fo:color="#806000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#FFF2CC" style:repeat-content="false"/>
      <style:paragraph-properties fo:text-align="center"/>
      <style:text-properties fo:color="#806000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#FFF2CC" style:repeat-content="false"/>
      <style:paragraph-properties fo:text-align="center"/>
      <style:text-properties fo:color="#806000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wrap-option="wrap" fo:background-color="#DDEBF7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fo:background-color="#DDEBF7" style:repeat-content="false"/>
      <style:paragraph-properties fo:text-align="center"/>
      <style:text-properties fo:color="#FF0000"/>
    </style:style>
    <style:style style:name="ce101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fo:background-color="#DDEBF7" style:repeat-content="false"/>
      <style:paragraph-properties fo:text-align="center"/>
      <style:text-properties fo:color="#FF0000"/>
    </style:style>
    <style:style style:name="ce102" style:family="table-cell" style:parent-style-name="Default" style:data-style-name="N0">
      <style:table-cell-properties fo:border="2pt solid #000000" style:vertical-align="automatic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/>
    </style:style>
    <style:style style:name="ce106" style:family="table-cell" style:parent-style-name="Default" style:data-style-name="N0">
      <style:table-cell-properties fo:border="2pt solid #000000" style:vertical-align="automatic" fo:background-color="#BDD7E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7" style:family="table-cell" style:parent-style-name="Default" style:data-style-name="N0">
      <style:table-cell-properties fo:border="2pt solid #000000" style:vertical-align="automatic" fo:background-color="#FFC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="2pt solid #000000" style:vertical-align="automatic" fo:background-color="#DBDBD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="2pt solid #000000" style:vertical-align="automatic" fo:wrap-option="wrap" fo:background-color="#FFF2CC" style:repeat-content="false"/>
      <style:paragraph-properties fo:text-align="center"/>
      <style:text-properties fo:color="#806000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="2pt solid #000000" style:vertical-align="top" fo:wrap-option="wrap" fo:background-color="#DDEBF7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508125cm" style:use-optimal-column-width="true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1.825625cm" style:use-optimal-column-width="true"/>
    </style:style>
    <style:style style:name="co12" style:family="table-column">
      <style:table-column-properties fo:break-before="auto" style:column-width="1.85208333333333cm" style:use-optimal-column-width="true"/>
    </style:style>
    <style:style style:name="co13" style:family="table-column">
      <style:table-column-properties fo:break-before="auto" style:column-width="2.11666666666667cm" style:use-optimal-column-width="true"/>
    </style:style>
    <style:style style:name="co14" style:family="table-column">
      <style:table-column-properties fo:break-before="auto" style:column-width="1.79916666666667cm" style:use-optimal-column-width="true"/>
    </style:style>
    <style:style style:name="co15" style:family="table-column">
      <style:table-column-properties fo:break-before="auto" style:column-width="2.38125cm"/>
    </style:style>
    <style:style style:name="co16" style:family="table-column">
      <style:table-column-properties fo:break-before="auto" style:column-width="2.460625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2.03729166666667cm" style:use-optimal-column-width="true"/>
    </style:style>
    <style:style style:name="co19" style:family="table-column">
      <style:table-column-properties fo:break-before="auto" style:column-width="2.460625cm" style:use-optimal-column-width="true"/>
    </style:style>
    <style:style style:name="co20" style:family="table-column">
      <style:table-column-properties fo:break-before="auto" style:column-width="3.254375cm" style:use-optimal-column-width="true"/>
    </style:style>
    <style:style style:name="co21" style:family="table-column">
      <style:table-column-properties fo:break-before="auto" style:column-width="2.8575cm" style:use-optimal-column-width="true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2.43416666666667cm"/>
    </style:style>
    <style:style style:name="co24" style:family="table-column">
      <style:table-column-properties fo:break-before="auto" style:column-width="0.79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09020833333333cm"/>
    </style:style>
    <style:style style:name="co27" style:family="table-column">
      <style:table-column-properties fo:break-before="auto" style:column-width="1.37583333333333cm"/>
    </style:style>
    <style:style style:name="co28" style:family="table-column">
      <style:table-column-properties fo:break-before="auto" style:column-width="0.449791666666667cm"/>
    </style:style>
    <style:style style:name="co29" style:family="table-column">
      <style:table-column-properties fo:break-before="auto" style:column-width="5.10645833333333cm"/>
    </style:style>
    <style:style style:name="co30" style:family="table-column">
      <style:table-column-properties fo:break-before="auto" style:column-width="3.83645833333333cm"/>
    </style:style>
    <style:style style:name="co31" style:family="table-column">
      <style:table-column-properties fo:break-before="auto" style:column-width="0.476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cor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/>
          <table:table-cell office:value-type="string" table:style-name="ce4">
            <text:p>Valuation Date</text:p>
          </table:table-cell>
          <table:table-cell table:number-columns-repeated="4" table:style-name="ce1"/>
          <table:table-cell office:value-type="date" office:date-value="2019-01-01T00:00:00" table:style-name="ce5">
            <text:p>1/1/19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8" table:number-rows-spanned="1" table:style-name="ce106">
            <text:p>Employee Database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7">
            <text:p>ID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Salary</text:p>
          </table:table-cell>
          <table:table-cell office:value-type="string" table:style-name="ce7">
            <text:p>PY Salary</text:p>
          </table:table-cell>
          <table:table-cell office:value-type="string" table:style-name="ce7">
            <text:p>Date of Birth</text:p>
          </table:table-cell>
          <table:table-cell office:value-type="string" table:style-name="ce7">
            <text:p>Date of Hire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Service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1" table:style-name="ce9">
            <text:p>50001</text:p>
          </table:table-cell>
          <table:table-cell office:value-type="string" table:style-name="ce9">
            <text:p>Klendshoj,Roxanne</text:p>
          </table:table-cell>
          <table:table-cell office:value-type="float" office:value="110000" table:style-name="ce10">
            <text:p>110,000</text:p>
          </table:table-cell>
          <table:table-cell office:value-type="float" office:value="101000" table:style-name="ce10">
            <text:p>101,000</text:p>
          </table:table-cell>
          <table:table-cell office:value-type="date" office:date-value="1972-03-05T00:00:00" table:style-name="ce11">
            <text:p>3/5/72</text:p>
          </table:table-cell>
          <table:table-cell office:value-type="date" office:date-value="1992-03-02T00:00:00" table:style-name="ce11">
            <text:p>3/2/92</text:p>
          </table:table-cell>
          <table:table-cell office:value-type="float" office:value="45.82546201232033" table:formula="of:=([.$G$1]-[.F5])/365.25-1" table:style-name="ce12">
            <text:p>46</text:p>
          </table:table-cell>
          <table:table-cell office:value-type="float" office:value="26.833675564681723" table:formula="of:=([.$G$1]-[.G5])/365.25" table:style-name="ce12">
            <text:p>27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2" table:style-name="ce9">
            <text:p>50002</text:p>
          </table:table-cell>
          <table:table-cell office:value-type="string" table:style-name="ce9">
            <text:p>Woolley,Jeanne M</text:p>
          </table:table-cell>
          <table:table-cell office:value-type="float" office:value="99000" table:style-name="ce10">
            <text:p>99,000</text:p>
          </table:table-cell>
          <table:table-cell office:value-type="float" office:value="91000" table:style-name="ce10">
            <text:p>91,000</text:p>
          </table:table-cell>
          <table:table-cell office:value-type="date" office:date-value="1954-03-02T00:00:00" table:style-name="ce11">
            <text:p>3/2/54</text:p>
          </table:table-cell>
          <table:table-cell office:value-type="date" office:date-value="2016-09-03T00:00:00" table:style-name="ce11">
            <text:p>9/3/16</text:p>
          </table:table-cell>
          <table:table-cell office:value-type="float" office:value="63.83504449007529" table:formula="of:=([.$G$1]-[.F6])/365.25-1" table:style-name="ce12">
            <text:p>64</text:p>
          </table:table-cell>
          <table:table-cell office:value-type="float" office:value="2.3271731690622861" table:formula="of:=([.$G$1]-[.G6])/365.25" table:style-name="ce12">
            <text:p>2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3" table:style-name="ce9">
            <text:p>50003</text:p>
          </table:table-cell>
          <table:table-cell office:value-type="string" table:style-name="ce9">
            <text:p>Bartho,Jerome Fion</text:p>
          </table:table-cell>
          <table:table-cell office:value-type="float" office:value="98000" table:style-name="ce10">
            <text:p>98,000</text:p>
          </table:table-cell>
          <table:table-cell office:value-type="float" office:value="90000" table:style-name="ce10">
            <text:p>90,000</text:p>
          </table:table-cell>
          <table:table-cell office:value-type="date" office:date-value="1956-05-09T00:00:00" table:style-name="ce11">
            <text:p>5/9/56</text:p>
          </table:table-cell>
          <table:table-cell office:value-type="date" office:date-value="2004-01-03T00:00:00" table:style-name="ce11">
            <text:p>1/3/04</text:p>
          </table:table-cell>
          <table:table-cell office:value-type="float" office:value="61.647501711156742" table:formula="of:=([.$G$1]-[.F7])/365.25-1" table:style-name="ce12">
            <text:p>62</text:p>
          </table:table-cell>
          <table:table-cell office:value-type="float" office:value="14.99520876112252" table:formula="of:=([.$G$1]-[.G7])/365.25" table:style-name="ce12">
            <text:p>15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4" table:style-name="ce9">
            <text:p>50004</text:p>
          </table:table-cell>
          <table:table-cell office:value-type="string" table:style-name="ce9">
            <text:p>Benson,Scott G</text:p>
          </table:table-cell>
          <table:table-cell office:value-type="float" office:value="97000" table:style-name="ce10">
            <text:p>97,000</text:p>
          </table:table-cell>
          <table:table-cell office:value-type="float" office:value="89000" table:style-name="ce10">
            <text:p>89,000</text:p>
          </table:table-cell>
          <table:table-cell office:value-type="date" office:date-value="1955-09-09T00:00:00" table:style-name="ce11">
            <text:p>9/9/55</text:p>
          </table:table-cell>
          <table:table-cell office:value-type="date" office:date-value="2011-10-09T00:00:00" table:style-name="ce11">
            <text:p>10/9/11</text:p>
          </table:table-cell>
          <table:table-cell office:value-type="float" office:value="62.312799452429843" table:formula="of:=([.$G$1]-[.F8])/365.25-1" table:style-name="ce12">
            <text:p>62</text:p>
          </table:table-cell>
          <table:table-cell office:value-type="float" office:value="7.2306639288158792" table:formula="of:=([.$G$1]-[.G8])/365.25" table:style-name="ce12">
            <text:p>7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5" table:style-name="ce9">
            <text:p>50005</text:p>
          </table:table-cell>
          <table:table-cell office:value-type="string" table:style-name="ce9">
            <text:p>Aho,Diane</text:p>
          </table:table-cell>
          <table:table-cell office:value-type="float" office:value="96000" table:style-name="ce10">
            <text:p>96,000</text:p>
          </table:table-cell>
          <table:table-cell office:value-type="float" office:value="88000" table:style-name="ce10">
            <text:p>88,000</text:p>
          </table:table-cell>
          <table:table-cell office:value-type="date" office:date-value="1972-06-08T00:00:00" table:style-name="ce11">
            <text:p>6/8/72</text:p>
          </table:table-cell>
          <table:table-cell office:value-type="date" office:date-value="2012-03-05T00:00:00" table:style-name="ce11">
            <text:p>3/5/12</text:p>
          </table:table-cell>
          <table:table-cell office:value-type="float" office:value="45.565366187542779" table:formula="of:=([.$G$1]-[.F9])/365.25-1" table:style-name="ce12">
            <text:p>46</text:p>
          </table:table-cell>
          <table:table-cell office:value-type="float" office:value="6.8254620123203287" table:formula="of:=([.$G$1]-[.G9])/365.25" table:style-name="ce12">
            <text:p>7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6" table:style-name="ce9">
            <text:p>50006</text:p>
          </table:table-cell>
          <table:table-cell office:value-type="string" table:style-name="ce9">
            <text:p>Larson,DeeAnn Smith</text:p>
          </table:table-cell>
          <table:table-cell office:value-type="float" office:value="95000" table:style-name="ce10">
            <text:p>95,000</text:p>
          </table:table-cell>
          <table:table-cell office:value-type="float" office:value="87000" table:style-name="ce10">
            <text:p>87,000</text:p>
          </table:table-cell>
          <table:table-cell office:value-type="date" office:date-value="1963-03-02T00:00:00" table:style-name="ce11">
            <text:p>3/2/63</text:p>
          </table:table-cell>
          <table:table-cell office:value-type="date" office:date-value="1999-01-03T00:00:00" table:style-name="ce11">
            <text:p>1/3/99</text:p>
          </table:table-cell>
          <table:table-cell office:value-type="float" office:value="54.835728952772072" table:formula="of:=([.$G$1]-[.F10])/365.25-1" table:style-name="ce12">
            <text:p>55</text:p>
          </table:table-cell>
          <table:table-cell office:value-type="float" office:value="19.994524298425734" table:formula="of:=([.$G$1]-[.G10])/365.25" table:style-name="ce12">
            <text:p>20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7" table:style-name="ce9">
            <text:p>50007</text:p>
          </table:table-cell>
          <table:table-cell office:value-type="string" table:style-name="ce9">
            <text:p>Nelson,Susann</text:p>
          </table:table-cell>
          <table:table-cell office:value-type="float" office:value="100000" table:style-name="ce10">
            <text:p>100,000</text:p>
          </table:table-cell>
          <table:table-cell office:value-type="float" office:value="92000" table:style-name="ce10">
            <text:p>92,000</text:p>
          </table:table-cell>
          <table:table-cell office:value-type="date" office:date-value="1954-12-12T00:00:00" table:style-name="ce11">
            <text:p>12/12/54</text:p>
          </table:table-cell>
          <table:table-cell office:value-type="date" office:date-value="1989-08-23T00:00:00" table:style-name="ce11">
            <text:p>8/23/89</text:p>
          </table:table-cell>
          <table:table-cell office:value-type="float" office:value="63.054757015742638" table:formula="of:=([.$G$1]-[.F11])/365.25-1" table:style-name="ce12">
            <text:p>63</text:p>
          </table:table-cell>
          <table:table-cell office:value-type="float" office:value="29.357973990417523" table:formula="of:=([.$G$1]-[.G11])/365.25" table:style-name="ce12">
            <text:p>29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8" table:style-name="ce9">
            <text:p>50008</text:p>
          </table:table-cell>
          <table:table-cell office:value-type="string" table:style-name="ce9">
            <text:p>Asche,Tracy A</text:p>
          </table:table-cell>
          <table:table-cell office:value-type="float" office:value="93000" table:style-name="ce10">
            <text:p>93,000</text:p>
          </table:table-cell>
          <table:table-cell office:value-type="float" office:value="85000" table:style-name="ce10">
            <text:p>85,000</text:p>
          </table:table-cell>
          <table:table-cell office:value-type="date" office:date-value="1958-11-02T00:00:00" table:style-name="ce11">
            <text:p>11/2/58</text:p>
          </table:table-cell>
          <table:table-cell office:value-type="date" office:date-value="2017-12-09T00:00:00" table:style-name="ce11">
            <text:p>12/9/17</text:p>
          </table:table-cell>
          <table:table-cell office:value-type="float" office:value="59.164271047227928" table:formula="of:=([.$G$1]-[.F12])/365.25-1" table:style-name="ce12">
            <text:p>59</text:p>
          </table:table-cell>
          <table:table-cell office:value-type="float" office:value="1.0622861054072552" table:formula="of:=([.$G$1]-[.G12])/365.25" table:style-name="ce12">
            <text:p>1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9" table:style-name="ce9">
            <text:p>50009</text:p>
          </table:table-cell>
          <table:table-cell office:value-type="string" table:style-name="ce9">
            <text:p>Carlson,Robert Lee</text:p>
          </table:table-cell>
          <table:table-cell office:value-type="float" office:value="92000" table:style-name="ce10">
            <text:p>92,000</text:p>
          </table:table-cell>
          <table:table-cell office:value-type="float" office:value="84000" table:style-name="ce10">
            <text:p>84,000</text:p>
          </table:table-cell>
          <table:table-cell office:value-type="date" office:date-value="1956-08-27T00:00:00" table:style-name="ce11">
            <text:p>8/27/56</text:p>
          </table:table-cell>
          <table:table-cell office:value-type="date" office:date-value="2000-08-29T00:00:00" table:style-name="ce11">
            <text:p>8/29/00</text:p>
          </table:table-cell>
          <table:table-cell office:value-type="float" office:value="61.346338124572213" table:formula="of:=([.$G$1]-[.F13])/365.25-1" table:style-name="ce12">
            <text:p>61</text:p>
          </table:table-cell>
          <table:table-cell office:value-type="float" office:value="18.340862422997947" table:formula="of:=([.$G$1]-[.G13])/365.25" table:style-name="ce12">
            <text:p>18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10" table:style-name="ce9">
            <text:p>50010</text:p>
          </table:table-cell>
          <table:table-cell office:value-type="string" table:style-name="ce9">
            <text:p>Donovan,Richard</text:p>
          </table:table-cell>
          <table:table-cell office:value-type="float" office:value="91000" table:style-name="ce10">
            <text:p>91,000</text:p>
          </table:table-cell>
          <table:table-cell office:value-type="float" office:value="83000" table:style-name="ce10">
            <text:p>83,000</text:p>
          </table:table-cell>
          <table:table-cell office:value-type="date" office:date-value="1962-09-02T00:00:00" table:style-name="ce11">
            <text:p>9/2/62</text:p>
          </table:table-cell>
          <table:table-cell office:value-type="date" office:date-value="1989-02-07T00:00:00" table:style-name="ce11">
            <text:p>2/7/89</text:p>
          </table:table-cell>
          <table:table-cell office:value-type="float" office:value="55.331279945242983" table:formula="of:=([.$G$1]-[.F14])/365.25-1" table:style-name="ce12">
            <text:p>55</text:p>
          </table:table-cell>
          <table:table-cell office:value-type="float" office:value="29.897330595482547" table:formula="of:=([.$G$1]-[.G14])/365.25" table:style-name="ce12">
            <text:p>30</text:p>
          </table:table-cell>
          <table:table-cell table:number-columns-repeated="16375"/>
        </table:table-row>
        <table:table-row table:number-rows-repeated="1048562" table:style-name="ro3">
          <table:table-cell table:number-columns-repeated="16384"/>
        </table:table-row>
      </table:table>
      <table:table table:name="Sort_DB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/>
          <table:table-cell office:value-type="string" table:style-name="ce4">
            <text:p>Valuation Date</text:p>
          </table:table-cell>
          <table:table-cell table:number-columns-repeated="4" table:style-name="ce1"/>
          <table:table-cell office:value-type="date" office:date-value="2019-01-01T00:00:00" table:style-name="ce5">
            <text:p>1/1/19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8" table:number-rows-spanned="1" table:style-name="ce106">
            <text:p>Employee Database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7">
            <text:p>ID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Salary</text:p>
          </table:table-cell>
          <table:table-cell office:value-type="string" table:style-name="ce7">
            <text:p>PY Salary</text:p>
          </table:table-cell>
          <table:table-cell office:value-type="string" table:style-name="ce7">
            <text:p>Date of Birth</text:p>
          </table:table-cell>
          <table:table-cell office:value-type="string" table:style-name="ce7">
            <text:p>Date of Hire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Service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2" table:style-name="ce9">
            <text:p>50002</text:p>
          </table:table-cell>
          <table:table-cell office:value-type="string" table:style-name="ce9">
            <text:p>Woolley,Jeanne M</text:p>
          </table:table-cell>
          <table:table-cell office:value-type="float" office:value="99000" table:style-name="ce10">
            <text:p>99,000</text:p>
          </table:table-cell>
          <table:table-cell office:value-type="float" office:value="91000" table:style-name="ce10">
            <text:p>91,000</text:p>
          </table:table-cell>
          <table:table-cell office:value-type="date" office:date-value="1954-03-02T00:00:00" table:style-name="ce11">
            <text:p>3/2/54</text:p>
          </table:table-cell>
          <table:table-cell office:value-type="date" office:date-value="2016-09-03T00:00:00" table:style-name="ce11">
            <text:p>9/3/16</text:p>
          </table:table-cell>
          <table:table-cell office:value-type="float" office:value="63.83504449007529" table:formula="of:=([.$G$1]-[.F5])/365.25-1" table:style-name="ce12">
            <text:p>64</text:p>
          </table:table-cell>
          <table:table-cell office:value-type="float" office:value="2.3271731690622861" table:formula="of:=([.$G$1]-[.G5])/365.25" table:style-name="ce12">
            <text:p>2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7" table:style-name="ce9">
            <text:p>50007</text:p>
          </table:table-cell>
          <table:table-cell office:value-type="string" table:style-name="ce9">
            <text:p>Nelson,Susann</text:p>
          </table:table-cell>
          <table:table-cell office:value-type="float" office:value="100000" table:style-name="ce10">
            <text:p>100,000</text:p>
          </table:table-cell>
          <table:table-cell office:value-type="float" office:value="92000" table:style-name="ce10">
            <text:p>92,000</text:p>
          </table:table-cell>
          <table:table-cell office:value-type="date" office:date-value="1954-12-12T00:00:00" table:style-name="ce11">
            <text:p>12/12/54</text:p>
          </table:table-cell>
          <table:table-cell office:value-type="date" office:date-value="1989-08-23T00:00:00" table:style-name="ce11">
            <text:p>8/23/89</text:p>
          </table:table-cell>
          <table:table-cell office:value-type="float" office:value="63.054757015742638" table:formula="of:=([.$G$1]-[.F6])/365.25-1" table:style-name="ce12">
            <text:p>63</text:p>
          </table:table-cell>
          <table:table-cell office:value-type="float" office:value="29.357973990417523" table:formula="of:=([.$G$1]-[.G6])/365.25" table:style-name="ce12">
            <text:p>29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4" table:style-name="ce9">
            <text:p>50004</text:p>
          </table:table-cell>
          <table:table-cell office:value-type="string" table:style-name="ce9">
            <text:p>Benson,Scott G</text:p>
          </table:table-cell>
          <table:table-cell office:value-type="float" office:value="97000" table:style-name="ce10">
            <text:p>97,000</text:p>
          </table:table-cell>
          <table:table-cell office:value-type="float" office:value="89000" table:style-name="ce10">
            <text:p>89,000</text:p>
          </table:table-cell>
          <table:table-cell office:value-type="date" office:date-value="1955-09-09T00:00:00" table:style-name="ce11">
            <text:p>9/9/55</text:p>
          </table:table-cell>
          <table:table-cell office:value-type="date" office:date-value="2011-10-09T00:00:00" table:style-name="ce11">
            <text:p>10/9/11</text:p>
          </table:table-cell>
          <table:table-cell office:value-type="float" office:value="62.312799452429843" table:formula="of:=([.$G$1]-[.F7])/365.25-1" table:style-name="ce12">
            <text:p>62</text:p>
          </table:table-cell>
          <table:table-cell office:value-type="float" office:value="7.2306639288158792" table:formula="of:=([.$G$1]-[.G7])/365.25" table:style-name="ce12">
            <text:p>7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3" table:style-name="ce9">
            <text:p>50003</text:p>
          </table:table-cell>
          <table:table-cell office:value-type="string" table:style-name="ce9">
            <text:p>Bartho,Jerome Fion</text:p>
          </table:table-cell>
          <table:table-cell office:value-type="float" office:value="98000" table:style-name="ce10">
            <text:p>98,000</text:p>
          </table:table-cell>
          <table:table-cell office:value-type="float" office:value="90000" table:style-name="ce10">
            <text:p>90,000</text:p>
          </table:table-cell>
          <table:table-cell office:value-type="date" office:date-value="1956-05-09T00:00:00" table:style-name="ce11">
            <text:p>5/9/56</text:p>
          </table:table-cell>
          <table:table-cell office:value-type="date" office:date-value="2004-01-03T00:00:00" table:style-name="ce11">
            <text:p>1/3/04</text:p>
          </table:table-cell>
          <table:table-cell office:value-type="float" office:value="61.647501711156742" table:formula="of:=([.$G$1]-[.F8])/365.25-1" table:style-name="ce12">
            <text:p>62</text:p>
          </table:table-cell>
          <table:table-cell office:value-type="float" office:value="14.99520876112252" table:formula="of:=([.$G$1]-[.G8])/365.25" table:style-name="ce12">
            <text:p>15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9" table:style-name="ce9">
            <text:p>50009</text:p>
          </table:table-cell>
          <table:table-cell office:value-type="string" table:style-name="ce9">
            <text:p>Carlson,Robert Lee</text:p>
          </table:table-cell>
          <table:table-cell office:value-type="float" office:value="92000" table:style-name="ce10">
            <text:p>92,000</text:p>
          </table:table-cell>
          <table:table-cell office:value-type="float" office:value="84000" table:style-name="ce10">
            <text:p>84,000</text:p>
          </table:table-cell>
          <table:table-cell office:value-type="date" office:date-value="1956-08-27T00:00:00" table:style-name="ce11">
            <text:p>8/27/56</text:p>
          </table:table-cell>
          <table:table-cell office:value-type="date" office:date-value="2000-08-29T00:00:00" table:style-name="ce11">
            <text:p>8/29/00</text:p>
          </table:table-cell>
          <table:table-cell office:value-type="float" office:value="61.346338124572213" table:formula="of:=([.$G$1]-[.F9])/365.25-1" table:style-name="ce12">
            <text:p>61</text:p>
          </table:table-cell>
          <table:table-cell office:value-type="float" office:value="18.340862422997947" table:formula="of:=([.$G$1]-[.G9])/365.25" table:style-name="ce12">
            <text:p>18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8" table:style-name="ce9">
            <text:p>50008</text:p>
          </table:table-cell>
          <table:table-cell office:value-type="string" table:style-name="ce9">
            <text:p>Asche,Tracy A</text:p>
          </table:table-cell>
          <table:table-cell office:value-type="float" office:value="93000" table:style-name="ce10">
            <text:p>93,000</text:p>
          </table:table-cell>
          <table:table-cell office:value-type="float" office:value="85000" table:style-name="ce10">
            <text:p>85,000</text:p>
          </table:table-cell>
          <table:table-cell office:value-type="date" office:date-value="1958-11-02T00:00:00" table:style-name="ce11">
            <text:p>11/2/58</text:p>
          </table:table-cell>
          <table:table-cell office:value-type="date" office:date-value="2017-12-09T00:00:00" table:style-name="ce11">
            <text:p>12/9/17</text:p>
          </table:table-cell>
          <table:table-cell office:value-type="float" office:value="59.164271047227928" table:formula="of:=([.$G$1]-[.F10])/365.25-1" table:style-name="ce12">
            <text:p>59</text:p>
          </table:table-cell>
          <table:table-cell office:value-type="float" office:value="1.0622861054072552" table:formula="of:=([.$G$1]-[.G10])/365.25" table:style-name="ce12">
            <text:p>1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10" table:style-name="ce9">
            <text:p>50010</text:p>
          </table:table-cell>
          <table:table-cell office:value-type="string" table:style-name="ce9">
            <text:p>Donovan,Richard</text:p>
          </table:table-cell>
          <table:table-cell office:value-type="float" office:value="91000" table:style-name="ce10">
            <text:p>91,000</text:p>
          </table:table-cell>
          <table:table-cell office:value-type="float" office:value="83000" table:style-name="ce10">
            <text:p>83,000</text:p>
          </table:table-cell>
          <table:table-cell office:value-type="date" office:date-value="1962-09-02T00:00:00" table:style-name="ce11">
            <text:p>9/2/62</text:p>
          </table:table-cell>
          <table:table-cell office:value-type="date" office:date-value="1989-02-07T00:00:00" table:style-name="ce11">
            <text:p>2/7/89</text:p>
          </table:table-cell>
          <table:table-cell office:value-type="float" office:value="55.331279945242983" table:formula="of:=([.$G$1]-[.F11])/365.25-1" table:style-name="ce12">
            <text:p>55</text:p>
          </table:table-cell>
          <table:table-cell office:value-type="float" office:value="29.897330595482547" table:formula="of:=([.$G$1]-[.G11])/365.25" table:style-name="ce12">
            <text:p>30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6" table:style-name="ce9">
            <text:p>50006</text:p>
          </table:table-cell>
          <table:table-cell office:value-type="string" table:style-name="ce9">
            <text:p>Larson,DeeAnn Smith</text:p>
          </table:table-cell>
          <table:table-cell office:value-type="float" office:value="95000" table:style-name="ce10">
            <text:p>95,000</text:p>
          </table:table-cell>
          <table:table-cell office:value-type="float" office:value="87000" table:style-name="ce10">
            <text:p>87,000</text:p>
          </table:table-cell>
          <table:table-cell office:value-type="date" office:date-value="1963-03-02T00:00:00" table:style-name="ce11">
            <text:p>3/2/63</text:p>
          </table:table-cell>
          <table:table-cell office:value-type="date" office:date-value="1999-01-03T00:00:00" table:style-name="ce11">
            <text:p>1/3/99</text:p>
          </table:table-cell>
          <table:table-cell office:value-type="float" office:value="54.835728952772072" table:formula="of:=([.$G$1]-[.F12])/365.25-1" table:style-name="ce12">
            <text:p>55</text:p>
          </table:table-cell>
          <table:table-cell office:value-type="float" office:value="19.994524298425734" table:formula="of:=([.$G$1]-[.G12])/365.25" table:style-name="ce12">
            <text:p>20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1" table:style-name="ce9">
            <text:p>50001</text:p>
          </table:table-cell>
          <table:table-cell office:value-type="string" table:style-name="ce9">
            <text:p>Klendshoj,Roxanne</text:p>
          </table:table-cell>
          <table:table-cell office:value-type="float" office:value="110000" table:style-name="ce10">
            <text:p>110,000</text:p>
          </table:table-cell>
          <table:table-cell office:value-type="float" office:value="101000" table:style-name="ce10">
            <text:p>101,000</text:p>
          </table:table-cell>
          <table:table-cell office:value-type="date" office:date-value="1972-03-05T00:00:00" table:style-name="ce11">
            <text:p>3/5/72</text:p>
          </table:table-cell>
          <table:table-cell office:value-type="date" office:date-value="1992-03-02T00:00:00" table:style-name="ce11">
            <text:p>3/2/92</text:p>
          </table:table-cell>
          <table:table-cell office:value-type="float" office:value="45.82546201232033" table:formula="of:=([.$G$1]-[.F13])/365.25-1" table:style-name="ce12">
            <text:p>46</text:p>
          </table:table-cell>
          <table:table-cell office:value-type="float" office:value="26.833675564681723" table:formula="of:=([.$G$1]-[.G13])/365.25" table:style-name="ce12">
            <text:p>27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5" table:style-name="ce9">
            <text:p>50005</text:p>
          </table:table-cell>
          <table:table-cell office:value-type="string" table:style-name="ce9">
            <text:p>Aho,Diane</text:p>
          </table:table-cell>
          <table:table-cell office:value-type="float" office:value="96000" table:style-name="ce10">
            <text:p>96,000</text:p>
          </table:table-cell>
          <table:table-cell office:value-type="float" office:value="88000" table:style-name="ce10">
            <text:p>88,000</text:p>
          </table:table-cell>
          <table:table-cell office:value-type="date" office:date-value="1972-06-08T00:00:00" table:style-name="ce11">
            <text:p>6/8/72</text:p>
          </table:table-cell>
          <table:table-cell office:value-type="date" office:date-value="2012-03-05T00:00:00" table:style-name="ce11">
            <text:p>3/5/12</text:p>
          </table:table-cell>
          <table:table-cell office:value-type="float" office:value="45.565366187542779" table:formula="of:=([.$G$1]-[.F14])/365.25-1" table:style-name="ce12">
            <text:p>46</text:p>
          </table:table-cell>
          <table:table-cell office:value-type="float" office:value="6.8254620123203287" table:formula="of:=([.$G$1]-[.G14])/365.25" table:style-name="ce12">
            <text:p>7</text:p>
          </table:table-cell>
          <table:table-cell table:number-columns-repeated="16375"/>
        </table:table-row>
        <table:table-row table:number-rows-repeated="1048562" table:style-name="ro3">
          <table:table-cell table:number-columns-repeated="16384"/>
        </table:table-row>
      </table:table>
      <table:table table:name="Filter_DB" table:style-name="ta3">
        <table:table-column table:style-name="co1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/>
          <table:table-cell office:value-type="string" table:style-name="ce4">
            <text:p>Valuation Date</text:p>
          </table:table-cell>
          <table:table-cell table:number-columns-repeated="3" table:style-name="ce1"/>
          <table:table-cell office:value-type="string" table:style-name="ce1">
            <text:p>Number of Records</text:p>
          </table:table-cell>
          <table:table-cell table:style-name="ce1"/>
          <table:table-cell office:value-type="float" office:value="10" table:formula="of:=COUNT([.B10:.B19])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19-01-01T00:00:00" table:style-name="ce5">
            <text:p>1/1/19</text:p>
          </table:table-cell>
          <table:table-cell table:number-columns-repeated="3" table:style-name="ce1"/>
          <table:table-cell office:value-type="string" table:style-name="ce1">
            <text:p>Total Salary of Current Year</text:p>
          </table:table-cell>
          <table:table-cell table:style-name="ce1"/>
          <table:table-cell office:value-type="float" office:value="971000" table:formula="of:=SUM([.D10:.D19])" table:style-name="ce6">
            <text:p>971,000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3"/>
          <table:table-cell table:number-columns-repeated="3" table:style-name="ce1"/>
          <table:table-cell office:value-type="string" table:style-name="ce1">
            <text:p>Average salary of Current Year</text:p>
          </table:table-cell>
          <table:table-cell table:style-name="ce1"/>
          <table:table-cell office:value-type="float" office:value="97100" table:formula="of:=AVERAGE([.D10:.D19])" table:style-name="ce6">
            <text:p>97,100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3"/>
          <table:table-cell table:number-columns-repeated="3" table:style-name="ce1"/>
          <table:table-cell office:value-type="string" table:style-name="ce1">
            <text:p>Maximum Age</text:p>
          </table:table-cell>
          <table:table-cell table:style-name="ce1"/>
          <table:table-cell office:value-type="float" office:value="63.83504449007529" table:formula="of:=MAX([.H10:.H19])" table:style-name="ce8">
            <text:p>64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3"/>
          <table:table-cell table:number-columns-repeated="3" table:style-name="ce1"/>
          <table:table-cell office:value-type="string" table:style-name="ce1">
            <text:p>Minimum Age</text:p>
          </table:table-cell>
          <table:table-cell table:style-name="ce1"/>
          <table:table-cell office:value-type="float" office:value="45.565366187542779" table:formula="of:=MIN([.H10:.H19])" table:style-name="ce8">
            <text:p>46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3"/>
          <table:table-cell table:number-columns-repeated="3" table:style-name="ce1"/>
          <table:table-cell office:value-type="string" table:style-name="ce1">
            <text:p>Average Service</text:p>
          </table:table-cell>
          <table:table-cell table:style-name="ce1"/>
          <table:table-cell office:value-type="float" office:value="15.686516084873375" table:formula="of:=AVERAGE([.I10:.I19])" table:style-name="ce8">
            <text:p>16</text:p>
          </table:table-cell>
          <table:table-cell table:number-columns-repeated="16376" table:style-name="ce1"/>
        </table:table-row>
        <table:table-row table:style-name="ro4">
          <table:table-cell/>
          <table:table-cell table:style-name="ce13"/>
          <table:table-cell table:number-columns-repeated="16382" table:style-name="ce1"/>
        </table:table-row>
        <table:table-row table:style-name="ro2">
          <table:table-cell/>
          <table:table-cell office:value-type="string" table:number-columns-spanned="8" table:number-rows-spanned="1" table:style-name="ce106">
            <text:p>Employee Database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7">
            <text:p>ID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Salary</text:p>
          </table:table-cell>
          <table:table-cell office:value-type="string" table:style-name="ce7">
            <text:p>PY Salary</text:p>
          </table:table-cell>
          <table:table-cell office:value-type="string" table:style-name="ce7">
            <text:p>Date of Birth</text:p>
          </table:table-cell>
          <table:table-cell office:value-type="string" table:style-name="ce7">
            <text:p>Date of Hire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Service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1" table:style-name="ce9">
            <text:p>50001</text:p>
          </table:table-cell>
          <table:table-cell office:value-type="string" table:style-name="ce9">
            <text:p>Klendshoj,Roxanne</text:p>
          </table:table-cell>
          <table:table-cell office:value-type="float" office:value="110000" table:style-name="ce10">
            <text:p>110,000</text:p>
          </table:table-cell>
          <table:table-cell office:value-type="float" office:value="101000" table:style-name="ce10">
            <text:p>101,000</text:p>
          </table:table-cell>
          <table:table-cell office:value-type="date" office:date-value="1972-03-05T00:00:00" table:style-name="ce11">
            <text:p>3/5/72</text:p>
          </table:table-cell>
          <table:table-cell office:value-type="date" office:date-value="1992-03-02T00:00:00" table:style-name="ce11">
            <text:p>3/2/92</text:p>
          </table:table-cell>
          <table:table-cell office:value-type="float" office:value="45.82546201232033" table:formula="of:=([.$B$2]-[.F10])/365.25-1" table:style-name="ce12">
            <text:p>46</text:p>
          </table:table-cell>
          <table:table-cell office:value-type="float" office:value="26.833675564681723" table:formula="of:=([.$B$2]-[.G10])/365.25" table:style-name="ce12">
            <text:p>27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2" table:style-name="ce9">
            <text:p>50002</text:p>
          </table:table-cell>
          <table:table-cell office:value-type="string" table:style-name="ce9">
            <text:p>Woolley,Jeanne M</text:p>
          </table:table-cell>
          <table:table-cell office:value-type="float" office:value="99000" table:style-name="ce10">
            <text:p>99,000</text:p>
          </table:table-cell>
          <table:table-cell office:value-type="float" office:value="91000" table:style-name="ce10">
            <text:p>91,000</text:p>
          </table:table-cell>
          <table:table-cell office:value-type="date" office:date-value="1954-03-02T00:00:00" table:style-name="ce11">
            <text:p>3/2/54</text:p>
          </table:table-cell>
          <table:table-cell office:value-type="date" office:date-value="2016-09-03T00:00:00" table:style-name="ce11">
            <text:p>9/3/16</text:p>
          </table:table-cell>
          <table:table-cell office:value-type="float" office:value="63.83504449007529" table:formula="of:=([.$B$2]-[.F11])/365.25-1" table:style-name="ce12">
            <text:p>64</text:p>
          </table:table-cell>
          <table:table-cell office:value-type="float" office:value="2.3271731690622861" table:formula="of:=([.$B$2]-[.G11])/365.25" table:style-name="ce12">
            <text:p>2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3" table:style-name="ce9">
            <text:p>50003</text:p>
          </table:table-cell>
          <table:table-cell office:value-type="string" table:style-name="ce9">
            <text:p>Bartho,Jerome Fion</text:p>
          </table:table-cell>
          <table:table-cell office:value-type="float" office:value="98000" table:style-name="ce10">
            <text:p>98,000</text:p>
          </table:table-cell>
          <table:table-cell office:value-type="float" office:value="90000" table:style-name="ce10">
            <text:p>90,000</text:p>
          </table:table-cell>
          <table:table-cell office:value-type="date" office:date-value="1956-05-09T00:00:00" table:style-name="ce11">
            <text:p>5/9/56</text:p>
          </table:table-cell>
          <table:table-cell office:value-type="date" office:date-value="2004-01-03T00:00:00" table:style-name="ce11">
            <text:p>1/3/04</text:p>
          </table:table-cell>
          <table:table-cell office:value-type="float" office:value="61.647501711156742" table:formula="of:=([.$B$2]-[.F12])/365.25-1" table:style-name="ce12">
            <text:p>62</text:p>
          </table:table-cell>
          <table:table-cell office:value-type="float" office:value="14.99520876112252" table:formula="of:=([.$B$2]-[.G12])/365.25" table:style-name="ce12">
            <text:p>15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4" table:style-name="ce9">
            <text:p>50004</text:p>
          </table:table-cell>
          <table:table-cell office:value-type="string" table:style-name="ce9">
            <text:p>Benson,Scott G</text:p>
          </table:table-cell>
          <table:table-cell office:value-type="float" office:value="97000" table:style-name="ce10">
            <text:p>97,000</text:p>
          </table:table-cell>
          <table:table-cell office:value-type="float" office:value="89000" table:style-name="ce10">
            <text:p>89,000</text:p>
          </table:table-cell>
          <table:table-cell office:value-type="date" office:date-value="1955-09-09T00:00:00" table:style-name="ce11">
            <text:p>9/9/55</text:p>
          </table:table-cell>
          <table:table-cell office:value-type="date" office:date-value="2011-10-09T00:00:00" table:style-name="ce11">
            <text:p>10/9/11</text:p>
          </table:table-cell>
          <table:table-cell office:value-type="float" office:value="62.312799452429843" table:formula="of:=([.$B$2]-[.F13])/365.25-1" table:style-name="ce12">
            <text:p>62</text:p>
          </table:table-cell>
          <table:table-cell office:value-type="float" office:value="7.2306639288158792" table:formula="of:=([.$B$2]-[.G13])/365.25" table:style-name="ce12">
            <text:p>7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5" table:style-name="ce9">
            <text:p>50005</text:p>
          </table:table-cell>
          <table:table-cell office:value-type="string" table:style-name="ce9">
            <text:p>Aho,Diane</text:p>
          </table:table-cell>
          <table:table-cell office:value-type="float" office:value="96000" table:style-name="ce10">
            <text:p>96,000</text:p>
          </table:table-cell>
          <table:table-cell office:value-type="float" office:value="88000" table:style-name="ce10">
            <text:p>88,000</text:p>
          </table:table-cell>
          <table:table-cell office:value-type="date" office:date-value="1972-06-08T00:00:00" table:style-name="ce11">
            <text:p>6/8/72</text:p>
          </table:table-cell>
          <table:table-cell office:value-type="date" office:date-value="2012-03-05T00:00:00" table:style-name="ce11">
            <text:p>3/5/12</text:p>
          </table:table-cell>
          <table:table-cell office:value-type="float" office:value="45.565366187542779" table:formula="of:=([.$B$2]-[.F14])/365.25-1" table:style-name="ce12">
            <text:p>46</text:p>
          </table:table-cell>
          <table:table-cell office:value-type="float" office:value="6.8254620123203287" table:formula="of:=([.$B$2]-[.G14])/365.25" table:style-name="ce12">
            <text:p>7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6" table:style-name="ce9">
            <text:p>50006</text:p>
          </table:table-cell>
          <table:table-cell office:value-type="string" table:style-name="ce9">
            <text:p>Larson,DeeAnn Smith</text:p>
          </table:table-cell>
          <table:table-cell office:value-type="float" office:value="95000" table:style-name="ce10">
            <text:p>95,000</text:p>
          </table:table-cell>
          <table:table-cell office:value-type="float" office:value="87000" table:style-name="ce10">
            <text:p>87,000</text:p>
          </table:table-cell>
          <table:table-cell office:value-type="date" office:date-value="1963-03-02T00:00:00" table:style-name="ce11">
            <text:p>3/2/63</text:p>
          </table:table-cell>
          <table:table-cell office:value-type="date" office:date-value="1999-01-03T00:00:00" table:style-name="ce11">
            <text:p>1/3/99</text:p>
          </table:table-cell>
          <table:table-cell office:value-type="float" office:value="54.835728952772072" table:formula="of:=([.$B$2]-[.F15])/365.25-1" table:style-name="ce12">
            <text:p>55</text:p>
          </table:table-cell>
          <table:table-cell office:value-type="float" office:value="19.994524298425734" table:formula="of:=([.$B$2]-[.G15])/365.25" table:style-name="ce12">
            <text:p>20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7" table:style-name="ce9">
            <text:p>50007</text:p>
          </table:table-cell>
          <table:table-cell office:value-type="string" table:style-name="ce9">
            <text:p>Nelson,Susann</text:p>
          </table:table-cell>
          <table:table-cell office:value-type="float" office:value="100000" table:style-name="ce10">
            <text:p>100,000</text:p>
          </table:table-cell>
          <table:table-cell office:value-type="float" office:value="92000" table:style-name="ce10">
            <text:p>92,000</text:p>
          </table:table-cell>
          <table:table-cell office:value-type="date" office:date-value="1954-12-12T00:00:00" table:style-name="ce11">
            <text:p>12/12/54</text:p>
          </table:table-cell>
          <table:table-cell office:value-type="date" office:date-value="1989-08-23T00:00:00" table:style-name="ce11">
            <text:p>8/23/89</text:p>
          </table:table-cell>
          <table:table-cell office:value-type="float" office:value="63.054757015742638" table:formula="of:=([.$B$2]-[.F16])/365.25-1" table:style-name="ce12">
            <text:p>63</text:p>
          </table:table-cell>
          <table:table-cell office:value-type="float" office:value="29.357973990417523" table:formula="of:=([.$B$2]-[.G16])/365.25" table:style-name="ce12">
            <text:p>29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8" table:style-name="ce9">
            <text:p>50008</text:p>
          </table:table-cell>
          <table:table-cell office:value-type="string" table:style-name="ce9">
            <text:p>Asche,Tracy A</text:p>
          </table:table-cell>
          <table:table-cell office:value-type="float" office:value="93000" table:style-name="ce10">
            <text:p>93,000</text:p>
          </table:table-cell>
          <table:table-cell office:value-type="float" office:value="85000" table:style-name="ce10">
            <text:p>85,000</text:p>
          </table:table-cell>
          <table:table-cell office:value-type="date" office:date-value="1958-11-02T00:00:00" table:style-name="ce11">
            <text:p>11/2/58</text:p>
          </table:table-cell>
          <table:table-cell office:value-type="date" office:date-value="2017-12-09T00:00:00" table:style-name="ce11">
            <text:p>12/9/17</text:p>
          </table:table-cell>
          <table:table-cell office:value-type="float" office:value="59.164271047227928" table:formula="of:=([.$B$2]-[.F17])/365.25-1" table:style-name="ce12">
            <text:p>59</text:p>
          </table:table-cell>
          <table:table-cell office:value-type="float" office:value="1.0622861054072552" table:formula="of:=([.$B$2]-[.G17])/365.25" table:style-name="ce12">
            <text:p>1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9" table:style-name="ce9">
            <text:p>50009</text:p>
          </table:table-cell>
          <table:table-cell office:value-type="string" table:style-name="ce9">
            <text:p>Carlson,Robert Lee</text:p>
          </table:table-cell>
          <table:table-cell office:value-type="float" office:value="92000" table:style-name="ce10">
            <text:p>92,000</text:p>
          </table:table-cell>
          <table:table-cell office:value-type="float" office:value="84000" table:style-name="ce10">
            <text:p>84,000</text:p>
          </table:table-cell>
          <table:table-cell office:value-type="date" office:date-value="1956-08-27T00:00:00" table:style-name="ce11">
            <text:p>8/27/56</text:p>
          </table:table-cell>
          <table:table-cell office:value-type="date" office:date-value="2000-08-29T00:00:00" table:style-name="ce11">
            <text:p>8/29/00</text:p>
          </table:table-cell>
          <table:table-cell office:value-type="float" office:value="61.346338124572213" table:formula="of:=([.$B$2]-[.F18])/365.25-1" table:style-name="ce12">
            <text:p>61</text:p>
          </table:table-cell>
          <table:table-cell office:value-type="float" office:value="18.340862422997947" table:formula="of:=([.$B$2]-[.G18])/365.25" table:style-name="ce12">
            <text:p>18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10" table:style-name="ce9">
            <text:p>50010</text:p>
          </table:table-cell>
          <table:table-cell office:value-type="string" table:style-name="ce9">
            <text:p>Donovan,Richard</text:p>
          </table:table-cell>
          <table:table-cell office:value-type="float" office:value="91000" table:style-name="ce10">
            <text:p>91,000</text:p>
          </table:table-cell>
          <table:table-cell office:value-type="float" office:value="83000" table:style-name="ce10">
            <text:p>83,000</text:p>
          </table:table-cell>
          <table:table-cell office:value-type="date" office:date-value="1962-09-02T00:00:00" table:style-name="ce11">
            <text:p>9/2/62</text:p>
          </table:table-cell>
          <table:table-cell office:value-type="date" office:date-value="1989-02-07T00:00:00" table:style-name="ce11">
            <text:p>2/7/89</text:p>
          </table:table-cell>
          <table:table-cell office:value-type="float" office:value="55.331279945242983" table:formula="of:=([.$B$2]-[.F19])/365.25-1" table:style-name="ce12">
            <text:p>55</text:p>
          </table:table-cell>
          <table:table-cell office:value-type="float" office:value="29.897330595482547" table:formula="of:=([.$B$2]-[.G19])/365.25" table:style-name="ce12">
            <text:p>30</text:p>
          </table:table-cell>
          <table:table-cell table:number-columns-repeated="16375"/>
        </table:table-row>
        <table:table-row table:number-rows-repeated="1048557" table:style-name="ro3">
          <table:table-cell table:number-columns-repeated="16384"/>
        </table:table-row>
      </table:table>
      <table:table table:name="Filter_Advance" table:style-name="ta4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4">
          <table:table-cell/>
          <table:table-cell office:value-type="string" table:style-name="ce4">
            <text:p>Valuation Date</text:p>
          </table:table-cell>
          <table:table-cell table:number-columns-repeated="2" table:style-name="ce1"/>
          <table:table-cell office:value-type="string" table:style-name="ce3">
            <text:p>Age</text:p>
          </table:table-cell>
          <table:table-cell office:value-type="string" table:style-name="ce3">
            <text:p>Salary</text:p>
          </table:table-cell>
          <table:table-cell table:style-name="ce14"/>
          <table:table-cell table:number-columns-repeated="16377" table:style-name="ce1"/>
        </table:table-row>
        <table:table-row table:style-name="ro1">
          <table:table-cell/>
          <table:table-cell office:value-type="date" office:date-value="2019-01-01T00:00:00" table:style-name="ce5">
            <text:p>1/1/19</text:p>
          </table:table-cell>
          <table:table-cell table:number-columns-repeated="2" table:style-name="ce1"/>
          <table:table-cell office:value-type="string" table:style-name="ce1">
            <text:p>&gt;50</text:p>
          </table:table-cell>
          <table:table-cell office:value-type="string" table:style-name="ce1">
            <text:p>&gt;80000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3"/>
          <table:table-cell table:number-columns-repeated="2" table:style-name="ce1"/>
          <table:table-cell office:value-type="string" table:style-name="ce1">
            <text:p>&lt;40</text:p>
          </table:table-cell>
          <table:table-cell table:number-columns-repeated="16379" table:style-name="ce1"/>
        </table:table-row>
        <table:table-row table:style-name="ro4">
          <table:table-cell/>
          <table:table-cell table:style-name="ce13"/>
          <table:table-cell table:number-columns-repeated="16382" table:style-name="ce1"/>
        </table:table-row>
        <table:table-row table:style-name="ro2">
          <table:table-cell/>
          <table:table-cell office:value-type="string" table:number-columns-spanned="8" table:number-rows-spanned="1" table:style-name="ce106">
            <text:p>Employee Database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7">
            <text:p>ID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Salary</text:p>
          </table:table-cell>
          <table:table-cell office:value-type="string" table:style-name="ce7">
            <text:p>PY Salary</text:p>
          </table:table-cell>
          <table:table-cell office:value-type="string" table:style-name="ce7">
            <text:p>Date of Birth</text:p>
          </table:table-cell>
          <table:table-cell office:value-type="string" table:style-name="ce7">
            <text:p>Date of Hire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Service</text:p>
          </table:table-cell>
          <table:table-cell table:number-columns-repeated="16375"/>
        </table:table-row>
        <table:table-row table:style-name="ro3" table:visibility="collapse">
          <table:table-cell/>
          <table:table-cell office:value-type="float" office:value="50001" table:style-name="ce9">
            <text:p>50001</text:p>
          </table:table-cell>
          <table:table-cell office:value-type="string" table:style-name="ce9">
            <text:p>Klendshoj,Roxanne</text:p>
          </table:table-cell>
          <table:table-cell office:value-type="float" office:value="110000" table:style-name="ce10">
            <text:p>110,000</text:p>
          </table:table-cell>
          <table:table-cell office:value-type="float" office:value="101000" table:style-name="ce10">
            <text:p>101,000</text:p>
          </table:table-cell>
          <table:table-cell office:value-type="date" office:date-value="1972-03-05T00:00:00" table:style-name="ce11">
            <text:p>3/5/72</text:p>
          </table:table-cell>
          <table:table-cell office:value-type="date" office:date-value="1992-03-02T00:00:00" table:style-name="ce11">
            <text:p>3/2/92</text:p>
          </table:table-cell>
          <table:table-cell office:value-type="float" office:value="45.82546201232033" table:formula="of:=([.$B$2]-[.F7])/365.25-1" table:style-name="ce12">
            <text:p>46</text:p>
          </table:table-cell>
          <table:table-cell office:value-type="float" office:value="26.833675564681723" table:formula="of:=([.$B$2]-[.G7])/365.25" table:style-name="ce12">
            <text:p>27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2" table:style-name="ce9">
            <text:p>50002</text:p>
          </table:table-cell>
          <table:table-cell office:value-type="string" table:style-name="ce9">
            <text:p>Woolley,Jeanne M</text:p>
          </table:table-cell>
          <table:table-cell office:value-type="float" office:value="99000" table:style-name="ce10">
            <text:p>99,000</text:p>
          </table:table-cell>
          <table:table-cell office:value-type="float" office:value="91000" table:style-name="ce10">
            <text:p>91,000</text:p>
          </table:table-cell>
          <table:table-cell office:value-type="date" office:date-value="1954-03-02T00:00:00" table:style-name="ce11">
            <text:p>3/2/54</text:p>
          </table:table-cell>
          <table:table-cell office:value-type="date" office:date-value="2016-09-03T00:00:00" table:style-name="ce11">
            <text:p>9/3/16</text:p>
          </table:table-cell>
          <table:table-cell office:value-type="float" office:value="63.83504449007529" table:formula="of:=([.$B$2]-[.F8])/365.25-1" table:style-name="ce12">
            <text:p>64</text:p>
          </table:table-cell>
          <table:table-cell office:value-type="float" office:value="2.3271731690622861" table:formula="of:=([.$B$2]-[.G8])/365.25" table:style-name="ce12">
            <text:p>2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3" table:style-name="ce9">
            <text:p>50003</text:p>
          </table:table-cell>
          <table:table-cell office:value-type="string" table:style-name="ce9">
            <text:p>Bartho,Jerome Fion</text:p>
          </table:table-cell>
          <table:table-cell office:value-type="float" office:value="98000" table:style-name="ce10">
            <text:p>98,000</text:p>
          </table:table-cell>
          <table:table-cell office:value-type="float" office:value="90000" table:style-name="ce10">
            <text:p>90,000</text:p>
          </table:table-cell>
          <table:table-cell office:value-type="date" office:date-value="1956-05-09T00:00:00" table:style-name="ce11">
            <text:p>5/9/56</text:p>
          </table:table-cell>
          <table:table-cell office:value-type="date" office:date-value="2004-01-03T00:00:00" table:style-name="ce11">
            <text:p>1/3/04</text:p>
          </table:table-cell>
          <table:table-cell office:value-type="float" office:value="61.647501711156742" table:formula="of:=([.$B$2]-[.F9])/365.25-1" table:style-name="ce12">
            <text:p>62</text:p>
          </table:table-cell>
          <table:table-cell office:value-type="float" office:value="14.99520876112252" table:formula="of:=([.$B$2]-[.G9])/365.25" table:style-name="ce12">
            <text:p>15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4" table:style-name="ce9">
            <text:p>50004</text:p>
          </table:table-cell>
          <table:table-cell office:value-type="string" table:style-name="ce9">
            <text:p>Benson,Scott G</text:p>
          </table:table-cell>
          <table:table-cell office:value-type="float" office:value="97000" table:style-name="ce10">
            <text:p>97,000</text:p>
          </table:table-cell>
          <table:table-cell office:value-type="float" office:value="89000" table:style-name="ce10">
            <text:p>89,000</text:p>
          </table:table-cell>
          <table:table-cell office:value-type="date" office:date-value="1955-09-09T00:00:00" table:style-name="ce11">
            <text:p>9/9/55</text:p>
          </table:table-cell>
          <table:table-cell office:value-type="date" office:date-value="2011-10-09T00:00:00" table:style-name="ce11">
            <text:p>10/9/11</text:p>
          </table:table-cell>
          <table:table-cell office:value-type="float" office:value="62.312799452429843" table:formula="of:=([.$B$2]-[.F10])/365.25-1" table:style-name="ce12">
            <text:p>62</text:p>
          </table:table-cell>
          <table:table-cell office:value-type="float" office:value="7.2306639288158792" table:formula="of:=([.$B$2]-[.G10])/365.25" table:style-name="ce12">
            <text:p>7</text:p>
          </table:table-cell>
          <table:table-cell table:number-columns-repeated="16375"/>
        </table:table-row>
        <table:table-row table:style-name="ro3" table:visibility="collapse">
          <table:table-cell/>
          <table:table-cell office:value-type="float" office:value="50005" table:style-name="ce9">
            <text:p>50005</text:p>
          </table:table-cell>
          <table:table-cell office:value-type="string" table:style-name="ce9">
            <text:p>Aho,Diane</text:p>
          </table:table-cell>
          <table:table-cell office:value-type="float" office:value="96000" table:style-name="ce10">
            <text:p>96,000</text:p>
          </table:table-cell>
          <table:table-cell office:value-type="float" office:value="88000" table:style-name="ce10">
            <text:p>88,000</text:p>
          </table:table-cell>
          <table:table-cell office:value-type="date" office:date-value="1972-06-08T00:00:00" table:style-name="ce11">
            <text:p>6/8/72</text:p>
          </table:table-cell>
          <table:table-cell office:value-type="date" office:date-value="2012-03-05T00:00:00" table:style-name="ce11">
            <text:p>3/5/12</text:p>
          </table:table-cell>
          <table:table-cell office:value-type="float" office:value="45.565366187542779" table:formula="of:=([.$B$2]-[.F11])/365.25-1" table:style-name="ce12">
            <text:p>46</text:p>
          </table:table-cell>
          <table:table-cell office:value-type="float" office:value="6.8254620123203287" table:formula="of:=([.$B$2]-[.G11])/365.25" table:style-name="ce12">
            <text:p>7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6" table:style-name="ce9">
            <text:p>50006</text:p>
          </table:table-cell>
          <table:table-cell office:value-type="string" table:style-name="ce9">
            <text:p>Larson,DeeAnn Smith</text:p>
          </table:table-cell>
          <table:table-cell office:value-type="float" office:value="95000" table:style-name="ce10">
            <text:p>95,000</text:p>
          </table:table-cell>
          <table:table-cell office:value-type="float" office:value="87000" table:style-name="ce10">
            <text:p>87,000</text:p>
          </table:table-cell>
          <table:table-cell office:value-type="date" office:date-value="1963-03-02T00:00:00" table:style-name="ce11">
            <text:p>3/2/63</text:p>
          </table:table-cell>
          <table:table-cell office:value-type="date" office:date-value="1999-01-03T00:00:00" table:style-name="ce11">
            <text:p>1/3/99</text:p>
          </table:table-cell>
          <table:table-cell office:value-type="float" office:value="54.835728952772072" table:formula="of:=([.$B$2]-[.F12])/365.25-1" table:style-name="ce12">
            <text:p>55</text:p>
          </table:table-cell>
          <table:table-cell office:value-type="float" office:value="19.994524298425734" table:formula="of:=([.$B$2]-[.G12])/365.25" table:style-name="ce12">
            <text:p>20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7" table:style-name="ce9">
            <text:p>50007</text:p>
          </table:table-cell>
          <table:table-cell office:value-type="string" table:style-name="ce9">
            <text:p>Nelson,Susann</text:p>
          </table:table-cell>
          <table:table-cell office:value-type="float" office:value="100000" table:style-name="ce10">
            <text:p>100,000</text:p>
          </table:table-cell>
          <table:table-cell office:value-type="float" office:value="92000" table:style-name="ce10">
            <text:p>92,000</text:p>
          </table:table-cell>
          <table:table-cell office:value-type="date" office:date-value="1954-12-12T00:00:00" table:style-name="ce11">
            <text:p>12/12/54</text:p>
          </table:table-cell>
          <table:table-cell office:value-type="date" office:date-value="1989-08-23T00:00:00" table:style-name="ce11">
            <text:p>8/23/89</text:p>
          </table:table-cell>
          <table:table-cell office:value-type="float" office:value="63.054757015742638" table:formula="of:=([.$B$2]-[.F13])/365.25-1" table:style-name="ce12">
            <text:p>63</text:p>
          </table:table-cell>
          <table:table-cell office:value-type="float" office:value="29.357973990417523" table:formula="of:=([.$B$2]-[.G13])/365.25" table:style-name="ce12">
            <text:p>29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8" table:style-name="ce9">
            <text:p>50008</text:p>
          </table:table-cell>
          <table:table-cell office:value-type="string" table:style-name="ce9">
            <text:p>Asche,Tracy A</text:p>
          </table:table-cell>
          <table:table-cell office:value-type="float" office:value="93000" table:style-name="ce10">
            <text:p>93,000</text:p>
          </table:table-cell>
          <table:table-cell office:value-type="float" office:value="85000" table:style-name="ce10">
            <text:p>85,000</text:p>
          </table:table-cell>
          <table:table-cell office:value-type="date" office:date-value="1958-11-02T00:00:00" table:style-name="ce11">
            <text:p>11/2/58</text:p>
          </table:table-cell>
          <table:table-cell office:value-type="date" office:date-value="2017-12-09T00:00:00" table:style-name="ce11">
            <text:p>12/9/17</text:p>
          </table:table-cell>
          <table:table-cell office:value-type="float" office:value="59.164271047227928" table:formula="of:=([.$B$2]-[.F14])/365.25-1" table:style-name="ce12">
            <text:p>59</text:p>
          </table:table-cell>
          <table:table-cell office:value-type="float" office:value="1.0622861054072552" table:formula="of:=([.$B$2]-[.G14])/365.25" table:style-name="ce12">
            <text:p>1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09" table:style-name="ce9">
            <text:p>50009</text:p>
          </table:table-cell>
          <table:table-cell office:value-type="string" table:style-name="ce9">
            <text:p>Carlson,Robert Lee</text:p>
          </table:table-cell>
          <table:table-cell office:value-type="float" office:value="92000" table:style-name="ce10">
            <text:p>92,000</text:p>
          </table:table-cell>
          <table:table-cell office:value-type="float" office:value="84000" table:style-name="ce10">
            <text:p>84,000</text:p>
          </table:table-cell>
          <table:table-cell office:value-type="date" office:date-value="1956-08-27T00:00:00" table:style-name="ce11">
            <text:p>8/27/56</text:p>
          </table:table-cell>
          <table:table-cell office:value-type="date" office:date-value="2000-08-29T00:00:00" table:style-name="ce11">
            <text:p>8/29/00</text:p>
          </table:table-cell>
          <table:table-cell office:value-type="float" office:value="61.346338124572213" table:formula="of:=([.$B$2]-[.F15])/365.25-1" table:style-name="ce12">
            <text:p>61</text:p>
          </table:table-cell>
          <table:table-cell office:value-type="float" office:value="18.340862422997947" table:formula="of:=([.$B$2]-[.G15])/365.25" table:style-name="ce12">
            <text:p>18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0010" table:style-name="ce9">
            <text:p>50010</text:p>
          </table:table-cell>
          <table:table-cell office:value-type="string" table:style-name="ce9">
            <text:p>Donovan,Richard</text:p>
          </table:table-cell>
          <table:table-cell office:value-type="float" office:value="91000" table:style-name="ce10">
            <text:p>91,000</text:p>
          </table:table-cell>
          <table:table-cell office:value-type="float" office:value="83000" table:style-name="ce10">
            <text:p>83,000</text:p>
          </table:table-cell>
          <table:table-cell office:value-type="date" office:date-value="1962-09-02T00:00:00" table:style-name="ce11">
            <text:p>9/2/62</text:p>
          </table:table-cell>
          <table:table-cell office:value-type="date" office:date-value="1989-02-07T00:00:00" table:style-name="ce11">
            <text:p>2/7/89</text:p>
          </table:table-cell>
          <table:table-cell office:value-type="float" office:value="55.331279945242983" table:formula="of:=([.$B$2]-[.F16])/365.25-1" table:style-name="ce12">
            <text:p>55</text:p>
          </table:table-cell>
          <table:table-cell office:value-type="float" office:value="29.897330595482547" table:formula="of:=([.$B$2]-[.G16])/365.25" table:style-name="ce12">
            <text:p>30</text:p>
          </table:table-cell>
          <table:table-cell table:number-columns-repeated="16375"/>
        </table:table-row>
        <table:table-row table:number-rows-repeated="1048560" table:style-name="ro3">
          <table:table-cell table:number-columns-repeated="16384"/>
        </table:table-row>
        <table:named-expressions>
          <table:named-range table:name="Criteria" table:cell-range-address="Filter_Advance.$E$1:Filter_Advance.$F$3" table:base-cell-address="Filter_Advance.$A$1"/>
        </table:named-expressions>
      </table:table>
      <table:table table:name="Pivot_Table" table:style-name="ta5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61" table:default-cell-style-name="ce1"/>
        <table:table-row table:style-name="ro4">
          <table:table-cell office:value-type="string" table:number-columns-spanned="6" table:number-rows-spanned="1" table:style-name="ce107">
            <text:p>Age by Service Table with total Salaries plus total PY Salarie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0"/>
          <table:table-cell office:value-type="string" table:style-name="ce32">
            <text:p>Service</text:p>
          </table:table-cell>
          <table:table-cell table:number-columns-repeated="3" table:style-name="ce33"/>
          <table:table-cell table:style-name="ce34"/>
          <table:table-cell table:number-columns-repeated="16378"/>
        </table:table-row>
        <table:table-row table:style-name="ro1">
          <table:table-cell office:value-type="string" table:style-name="ce31">
            <text:p>Age</text:p>
          </table:table-cell>
          <table:table-cell office:value-type="string" table:style-name="ce35">
            <text:p>0-5</text:p>
          </table:table-cell>
          <table:table-cell office:value-type="string" table:style-name="ce36">
            <text:p>6-10</text:p>
          </table:table-cell>
          <table:table-cell office:value-type="string" table:style-name="ce36">
            <text:p>11-20</text:p>
          </table:table-cell>
          <table:table-cell office:value-type="string" table:style-name="ce36">
            <text:p>20+</text:p>
          </table:table-cell>
          <table:table-cell office:value-type="string" table:style-name="ce37">
            <text:p>Grand Total</text:p>
          </table:table-cell>
          <table:table-cell table:number-columns-repeated="16378"/>
        </table:table-row>
        <table:table-row table:style-name="ro3">
          <table:table-cell office:value-type="string" table:style-name="ce27">
            <text:p>45-49</text:p>
          </table:table-cell>
          <table:table-cell table:number-columns-repeated="4" table:style-name="ce15"/>
          <table:table-cell table:style-name="ce24"/>
          <table:table-cell table:number-columns-repeated="16378"/>
        </table:table-row>
        <table:table-row table:style-name="ro3">
          <table:table-cell office:value-type="string" table:style-name="ce28">
            <text:p>Sum of Salary24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84000" table:style-name="ce16">
            <text:p><text:s/>184,000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211000" table:style-name="ce16">
            <text:p><text:s/>211,000<text:s/></text:p>
          </table:table-cell>
          <table:table-cell office:value-type="float" office:value="395000" table:style-name="ce25">
            <text:p><text:s/>395,000<text:s/></text:p>
          </table:table-cell>
          <table:table-cell table:number-columns-repeated="16378"/>
        </table:table-row>
        <table:table-row table:style-name="ro1">
          <table:table-cell office:value-type="string" table:style-name="ce29">
            <text:p>Count of Service</text:p>
          </table:table-cell>
          <table:table-cell table:style-name="ce17"/>
          <table:table-cell office:value-type="float" office:value="1" table:style-name="ce17">
            <text:p><text:s/>1<text:s/></text:p>
          </table:table-cell>
          <table:table-cell table:style-name="ce17"/>
          <table:table-cell office:value-type="float" office:value="1" table:style-name="ce17">
            <text:p><text:s/>1<text:s/></text:p>
          </table:table-cell>
          <table:table-cell office:value-type="float" office:value="2" table:style-name="ce26">
            <text:p><text:s/>2<text:s/></text:p>
          </table:table-cell>
          <table:table-cell table:number-columns-repeated="16378"/>
        </table:table-row>
        <table:table-row table:style-name="ro3">
          <table:table-cell office:value-type="string" table:style-name="ce27">
            <text:p>55-59</text:p>
          </table:table-cell>
          <table:table-cell table:style-name="ce18"/>
          <table:table-cell table:number-columns-repeated="2" table:style-name="ce15"/>
          <table:table-cell table:style-name="ce19"/>
          <table:table-cell table:style-name="ce24"/>
          <table:table-cell table:number-columns-repeated="16378"/>
        </table:table-row>
        <table:table-row table:style-name="ro3">
          <table:table-cell office:value-type="string" table:style-name="ce28">
            <text:p>Sum of Salary24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82000" table:style-name="ce16">
            <text:p><text:s/>182,000<text:s/></text:p>
          </table:table-cell>
          <table:table-cell office:value-type="float" office:value="174000" table:style-name="ce21">
            <text:p><text:s/>174,000<text:s/></text:p>
          </table:table-cell>
          <table:table-cell office:value-type="float" office:value="356000" table:style-name="ce25">
            <text:p><text:s/>356,000<text:s/></text:p>
          </table:table-cell>
          <table:table-cell table:number-columns-repeated="16378"/>
        </table:table-row>
        <table:table-row table:style-name="ro1">
          <table:table-cell office:value-type="string" table:style-name="ce29">
            <text:p>Count of Service</text:p>
          </table:table-cell>
          <table:table-cell table:style-name="ce22"/>
          <table:table-cell table:style-name="ce17"/>
          <table:table-cell office:value-type="float" office:value="1" table:style-name="ce17">
            <text:p><text:s/>1<text:s/></text:p>
          </table:table-cell>
          <table:table-cell office:value-type="float" office:value="1" table:style-name="ce23">
            <text:p><text:s/>1<text:s/></text:p>
          </table:table-cell>
          <table:table-cell office:value-type="float" office:value="2" table:style-name="ce26">
            <text:p><text:s/>2<text:s/></text:p>
          </table:table-cell>
          <table:table-cell table:number-columns-repeated="16378"/>
        </table:table-row>
        <table:table-row table:style-name="ro3">
          <table:table-cell office:value-type="string" table:style-name="ce27">
            <text:p>60-64</text:p>
          </table:table-cell>
          <table:table-cell table:style-name="ce18"/>
          <table:table-cell table:number-columns-repeated="2" table:style-name="ce15"/>
          <table:table-cell table:style-name="ce19"/>
          <table:table-cell table:style-name="ce24"/>
          <table:table-cell table:number-columns-repeated="16378"/>
        </table:table-row>
        <table:table-row table:style-name="ro3">
          <table:table-cell office:value-type="string" table:style-name="ce28">
            <text:p>Sum of Salary24</text:p>
          </table:table-cell>
          <table:table-cell office:value-type="float" office:value="368000" table:style-name="ce20">
            <text:p><text:s/>368,000<text:s/></text:p>
          </table:table-cell>
          <table:table-cell office:value-type="float" office:value="186000" table:style-name="ce16">
            <text:p><text:s/>186,000<text:s/></text:p>
          </table:table-cell>
          <table:table-cell office:value-type="float" office:value="364000" table:style-name="ce16">
            <text:p><text:s/>364,000<text:s/></text:p>
          </table:table-cell>
          <table:table-cell office:value-type="float" office:value="192000" table:style-name="ce21">
            <text:p><text:s/>192,000<text:s/></text:p>
          </table:table-cell>
          <table:table-cell office:value-type="float" office:value="1110000" table:style-name="ce25">
            <text:p><text:s/>1,110,000<text:s/></text:p>
          </table:table-cell>
          <table:table-cell table:number-columns-repeated="16378"/>
        </table:table-row>
        <table:table-row table:style-name="ro1">
          <table:table-cell office:value-type="string" table:style-name="ce29">
            <text:p>Count of Service</text:p>
          </table:table-cell>
          <table:table-cell office:value-type="float" office:value="2" table:style-name="ce22">
            <text:p><text:s/>2<text:s/></text:p>
          </table:table-cell>
          <table:table-cell office:value-type="float" office:value="1" table:style-name="ce17">
            <text:p><text:s/>1<text:s/></text:p>
          </table:table-cell>
          <table:table-cell office:value-type="float" office:value="2" table:style-name="ce17">
            <text:p><text:s/>2<text:s/></text:p>
          </table:table-cell>
          <table:table-cell office:value-type="float" office:value="1" table:style-name="ce23">
            <text:p><text:s/>1<text:s/></text:p>
          </table:table-cell>
          <table:table-cell office:value-type="float" office:value="6" table:style-name="ce26">
            <text:p><text:s/>6<text:s/></text:p>
          </table:table-cell>
          <table:table-cell table:number-columns-repeated="16378"/>
        </table:table-row>
        <table:table-row table:number-rows-repeated="1048563" table:style-name="ro3">
          <table:table-cell table:number-columns-repeated="16384"/>
        </table:table-row>
      </table:table>
      <table:table table:name="Qx" table:style-name="ta6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number-columns-spanned="2" table:number-rows-spanned="1" table:style-name="ce108">
            <text:p>Mortality Table</text:p>
          </table:table-cell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38">
            <text:p>Age</text:p>
          </table:table-cell>
          <table:table-cell office:value-type="string" table:style-name="ce38">
            <text:p>qx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" table:style-name="ce39">
            <text:p>5</text:p>
          </table:table-cell>
          <table:table-cell office:value-type="float" office:value="2.3699999999999999E-4" table:style-name="ce39">
            <text:p>0.00023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" table:style-name="ce40">
            <text:p>6</text:p>
          </table:table-cell>
          <table:table-cell office:value-type="float" office:value="2.2699999999999999E-4" table:style-name="ce39">
            <text:p>0.00022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" table:style-name="ce40">
            <text:p>7</text:p>
          </table:table-cell>
          <table:table-cell office:value-type="float" office:value="2.1699999999999999E-4" table:style-name="ce39">
            <text:p>0.00021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" table:style-name="ce40">
            <text:p>8</text:p>
          </table:table-cell>
          <table:table-cell office:value-type="float" office:value="2.0100000000000001E-4" table:style-name="ce39">
            <text:p>0.00020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" table:style-name="ce40">
            <text:p>9</text:p>
          </table:table-cell>
          <table:table-cell office:value-type="float" office:value="1.94E-4" table:style-name="ce39">
            <text:p>0.00019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" table:style-name="ce40">
            <text:p>10</text:p>
          </table:table-cell>
          <table:table-cell office:value-type="float" office:value="1.9699999999999999E-4" table:style-name="ce39">
            <text:p>0.00019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1" table:style-name="ce40">
            <text:p>11</text:p>
          </table:table-cell>
          <table:table-cell office:value-type="float" office:value="2.0799999999999999E-4" table:style-name="ce39">
            <text:p>0.00020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2" table:style-name="ce40">
            <text:p>12</text:p>
          </table:table-cell>
          <table:table-cell office:value-type="float" office:value="2.2599999999999999E-4" table:style-name="ce39">
            <text:p>0.00022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3" table:style-name="ce40">
            <text:p>13</text:p>
          </table:table-cell>
          <table:table-cell office:value-type="float" office:value="2.5500000000000002E-4" table:style-name="ce39">
            <text:p>0.00025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4" table:style-name="ce40">
            <text:p>14</text:p>
          </table:table-cell>
          <table:table-cell office:value-type="float" office:value="2.9700000000000001E-4" table:style-name="ce39">
            <text:p>0.00029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5" table:style-name="ce40">
            <text:p>15</text:p>
          </table:table-cell>
          <table:table-cell office:value-type="float" office:value="3.4499999999999998E-4" table:style-name="ce39">
            <text:p>0.00034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6" table:style-name="ce40">
            <text:p>16</text:p>
          </table:table-cell>
          <table:table-cell office:value-type="float" office:value="3.9100000000000002E-4" table:style-name="ce39">
            <text:p>0.00039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7" table:style-name="ce40">
            <text:p>17</text:p>
          </table:table-cell>
          <table:table-cell office:value-type="float" office:value="4.2999999999999999E-4" table:style-name="ce39">
            <text:p>0.0004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8" table:style-name="ce40">
            <text:p>18</text:p>
          </table:table-cell>
          <table:table-cell office:value-type="float" office:value="4.6000000000000001E-4" table:style-name="ce39">
            <text:p>0.0004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9" table:style-name="ce40">
            <text:p>19</text:p>
          </table:table-cell>
          <table:table-cell office:value-type="float" office:value="4.84E-4" table:style-name="ce39">
            <text:p>0.00048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0" table:style-name="ce40">
            <text:p>20</text:p>
          </table:table-cell>
          <table:table-cell office:value-type="float" office:value="5.0699999999999996E-4" table:style-name="ce39">
            <text:p>0.00050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1" table:style-name="ce40">
            <text:p>21</text:p>
          </table:table-cell>
          <table:table-cell office:value-type="float" office:value="5.2999999999999998E-4" table:style-name="ce39">
            <text:p>0.0005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2" table:style-name="ce40">
            <text:p>22</text:p>
          </table:table-cell>
          <table:table-cell office:value-type="float" office:value="5.5599999999999996E-4" table:style-name="ce39">
            <text:p>0.00055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3" table:style-name="ce40">
            <text:p>23</text:p>
          </table:table-cell>
          <table:table-cell office:value-type="float" office:value="5.8900000000000001E-4" table:style-name="ce39">
            <text:p>0.00058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4" table:style-name="ce40">
            <text:p>24</text:p>
          </table:table-cell>
          <table:table-cell office:value-type="float" office:value="6.2399999999999999E-4" table:style-name="ce39">
            <text:p>0.0006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5" table:style-name="ce40">
            <text:p>25</text:p>
          </table:table-cell>
          <table:table-cell office:value-type="float" office:value="6.6100000000000002E-4" table:style-name="ce39">
            <text:p>0.00066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6" table:style-name="ce40">
            <text:p>26</text:p>
          </table:table-cell>
          <table:table-cell office:value-type="float" office:value="6.96E-4" table:style-name="ce39">
            <text:p>0.00069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7" table:style-name="ce40">
            <text:p>27</text:p>
          </table:table-cell>
          <table:table-cell office:value-type="float" office:value="7.27E-4" table:style-name="ce39">
            <text:p>0.00072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8" table:style-name="ce40">
            <text:p>28</text:p>
          </table:table-cell>
          <table:table-cell office:value-type="float" office:value="7.54E-4" table:style-name="ce39">
            <text:p>0.00075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9" table:style-name="ce40">
            <text:p>29</text:p>
          </table:table-cell>
          <table:table-cell office:value-type="float" office:value="7.7899999999999996E-4" table:style-name="ce39">
            <text:p>0.00077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0" table:style-name="ce40">
            <text:p>30</text:p>
          </table:table-cell>
          <table:table-cell office:value-type="float" office:value="8.0099999999999995E-4" table:style-name="ce39">
            <text:p>0.00080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1" table:style-name="ce40">
            <text:p>31</text:p>
          </table:table-cell>
          <table:table-cell office:value-type="float" office:value="8.2100000000000001E-4" table:style-name="ce39">
            <text:p>0.00082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2" table:style-name="ce40">
            <text:p>32</text:p>
          </table:table-cell>
          <table:table-cell office:value-type="float" office:value="8.3900000000000001E-4" table:style-name="ce39">
            <text:p>0.00083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3" table:style-name="ce40">
            <text:p>33</text:p>
          </table:table-cell>
          <table:table-cell office:value-type="float" office:value="8.4800000000000001E-4" table:style-name="ce39">
            <text:p>0.00084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4" table:style-name="ce40">
            <text:p>34</text:p>
          </table:table-cell>
          <table:table-cell office:value-type="float" office:value="8.4900000000000004E-4" table:style-name="ce39">
            <text:p>0.00084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5" table:style-name="ce40">
            <text:p>35</text:p>
          </table:table-cell>
          <table:table-cell office:value-type="float" office:value="8.5099999999999998E-4" table:style-name="ce39">
            <text:p>0.00085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6" table:style-name="ce40">
            <text:p>36</text:p>
          </table:table-cell>
          <table:table-cell office:value-type="float" office:value="8.6200000000000003E-4" table:style-name="ce39">
            <text:p>0.00086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7" table:style-name="ce40">
            <text:p>37</text:p>
          </table:table-cell>
          <table:table-cell office:value-type="float" office:value="8.9099999999999997E-4" table:style-name="ce39">
            <text:p>0.00089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8" table:style-name="ce40">
            <text:p>38</text:p>
          </table:table-cell>
          <table:table-cell office:value-type="float" office:value="9.3899999999999995E-4" table:style-name="ce39">
            <text:p>0.00093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9" table:style-name="ce40">
            <text:p>39</text:p>
          </table:table-cell>
          <table:table-cell office:value-type="float" office:value="9.990000000000001E-4" table:style-name="ce39">
            <text:p>0.00099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0" table:style-name="ce40">
            <text:p>40</text:p>
          </table:table-cell>
          <table:table-cell office:value-type="float" office:value="1.072E-3" table:style-name="ce39">
            <text:p>0.00107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1" table:style-name="ce40">
            <text:p>41</text:p>
          </table:table-cell>
          <table:table-cell office:value-type="float" office:value="1.1559999999999999E-3" table:style-name="ce39">
            <text:p>0.00115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2" table:style-name="ce40">
            <text:p>42</text:p>
          </table:table-cell>
          <table:table-cell office:value-type="float" office:value="1.2520000000000001E-3" table:style-name="ce39">
            <text:p>0.00125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3" table:style-name="ce40">
            <text:p>43</text:p>
          </table:table-cell>
          <table:table-cell office:value-type="float" office:value="1.3519999999999999E-3" table:style-name="ce39">
            <text:p>0.00135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4" table:style-name="ce40">
            <text:p>44</text:p>
          </table:table-cell>
          <table:table-cell office:value-type="float" office:value="1.4580000000000001E-3" table:style-name="ce39">
            <text:p>0.00145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5" table:style-name="ce40">
            <text:p>45</text:p>
          </table:table-cell>
          <table:table-cell office:value-type="float" office:value="1.578E-3" table:style-name="ce39">
            <text:p>0.00157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6" table:style-name="ce40">
            <text:p>46</text:p>
          </table:table-cell>
          <table:table-cell office:value-type="float" office:value="1.722E-3" table:style-name="ce39">
            <text:p>0.00172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7" table:style-name="ce40">
            <text:p>47</text:p>
          </table:table-cell>
          <table:table-cell office:value-type="float" office:value="1.8990000000000001E-3" table:style-name="ce39">
            <text:p>0.00189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8" table:style-name="ce40">
            <text:p>48</text:p>
          </table:table-cell>
          <table:table-cell office:value-type="float" office:value="2.1020000000000001E-3" table:style-name="ce39">
            <text:p>0.00210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9" table:style-name="ce40">
            <text:p>49</text:p>
          </table:table-cell>
          <table:table-cell office:value-type="float" office:value="2.3259999999999999E-3" table:style-name="ce39">
            <text:p>0.00232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0" table:style-name="ce40">
            <text:p>50</text:p>
          </table:table-cell>
          <table:table-cell office:value-type="float" office:value="2.5790000000000001E-3" table:style-name="ce39">
            <text:p>0.00257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1" table:style-name="ce40">
            <text:p>51</text:p>
          </table:table-cell>
          <table:table-cell office:value-type="float" office:value="2.872E-3" table:style-name="ce39">
            <text:p>0.00287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2" table:style-name="ce40">
            <text:p>52</text:p>
          </table:table-cell>
          <table:table-cell office:value-type="float" office:value="3.2130000000000001E-3" table:style-name="ce39">
            <text:p>0.00321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3" table:style-name="ce40">
            <text:p>53</text:p>
          </table:table-cell>
          <table:table-cell office:value-type="float" office:value="3.5839999999999999E-3" table:style-name="ce39">
            <text:p>0.00358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4" table:style-name="ce40">
            <text:p>54</text:p>
          </table:table-cell>
          <table:table-cell office:value-type="float" office:value="3.9789999999999999E-3" table:style-name="ce39">
            <text:p>0.00397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5" table:style-name="ce40">
            <text:p>55</text:p>
          </table:table-cell>
          <table:table-cell office:value-type="float" office:value="4.4250000000000001E-3" table:style-name="ce39">
            <text:p>0.00442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6" table:style-name="ce40">
            <text:p>56</text:p>
          </table:table-cell>
          <table:table-cell office:value-type="float" office:value="4.9490000000000003E-3" table:style-name="ce39">
            <text:p>0.00494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7" table:style-name="ce40">
            <text:p>57</text:p>
          </table:table-cell>
          <table:table-cell office:value-type="float" office:value="5.581E-3" table:style-name="ce39">
            <text:p>0.00558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8" table:style-name="ce40">
            <text:p>58</text:p>
          </table:table-cell>
          <table:table-cell office:value-type="float" office:value="6.3E-3" table:style-name="ce39">
            <text:p>0.006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9" table:style-name="ce40">
            <text:p>59</text:p>
          </table:table-cell>
          <table:table-cell office:value-type="float" office:value="7.0899999999999999E-3" table:style-name="ce39">
            <text:p>0.0070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0" table:style-name="ce40">
            <text:p>60</text:p>
          </table:table-cell>
          <table:table-cell office:value-type="float" office:value="7.9760000000000005E-3" table:style-name="ce39">
            <text:p>0.00797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1" table:style-name="ce40">
            <text:p>61</text:p>
          </table:table-cell>
          <table:table-cell office:value-type="float" office:value="8.9859999999999992E-3" table:style-name="ce39">
            <text:p>0.00898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2" table:style-name="ce40">
            <text:p>62</text:p>
          </table:table-cell>
          <table:table-cell office:value-type="float" office:value="1.0147E-2" table:style-name="ce39">
            <text:p>0.01014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3" table:style-name="ce40">
            <text:p>63</text:p>
          </table:table-cell>
          <table:table-cell office:value-type="float" office:value="1.1471E-2" table:style-name="ce39">
            <text:p>0.01147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4" table:style-name="ce40">
            <text:p>64</text:p>
          </table:table-cell>
          <table:table-cell office:value-type="float" office:value="1.294E-2" table:style-name="ce39">
            <text:p>0.0129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5" table:style-name="ce40">
            <text:p>65</text:p>
          </table:table-cell>
          <table:table-cell office:value-type="float" office:value="1.4534999999999999E-2" table:style-name="ce39">
            <text:p>0.01453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6" table:style-name="ce40">
            <text:p>66</text:p>
          </table:table-cell>
          <table:table-cell office:value-type="float" office:value="1.6239E-2" table:style-name="ce39">
            <text:p>0.01623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7" table:style-name="ce40">
            <text:p>67</text:p>
          </table:table-cell>
          <table:table-cell office:value-type="float" office:value="1.8034000000000001E-2" table:style-name="ce39">
            <text:p>0.01803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8" table:style-name="ce40">
            <text:p>68</text:p>
          </table:table-cell>
          <table:table-cell office:value-type="float" office:value="1.9859000000000002E-2" table:style-name="ce39">
            <text:p>0.01985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9" table:style-name="ce40">
            <text:p>69</text:p>
          </table:table-cell>
          <table:table-cell office:value-type="float" office:value="2.1728999999999998E-2" table:style-name="ce39">
            <text:p>0.02172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0" table:style-name="ce40">
            <text:p>70</text:p>
          </table:table-cell>
          <table:table-cell office:value-type="float" office:value="2.3730000000000001E-2" table:style-name="ce39">
            <text:p>0.0237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1" table:style-name="ce40">
            <text:p>71</text:p>
          </table:table-cell>
          <table:table-cell office:value-type="float" office:value="2.5950999999999998E-2" table:style-name="ce39">
            <text:p>0.02595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2" table:style-name="ce40">
            <text:p>72</text:p>
          </table:table-cell>
          <table:table-cell office:value-type="float" office:value="2.8480999999999999E-2" table:style-name="ce39">
            <text:p>0.02848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3" table:style-name="ce40">
            <text:p>73</text:p>
          </table:table-cell>
          <table:table-cell office:value-type="float" office:value="3.1201E-2" table:style-name="ce39">
            <text:p>0.03120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4" table:style-name="ce40">
            <text:p>74</text:p>
          </table:table-cell>
          <table:table-cell office:value-type="float" office:value="3.4050999999999998E-2" table:style-name="ce39">
            <text:p>0.03405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5" table:style-name="ce40">
            <text:p>75</text:p>
          </table:table-cell>
          <table:table-cell office:value-type="float" office:value="3.7211000000000001E-2" table:style-name="ce39">
            <text:p>0.03721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6" table:style-name="ce40">
            <text:p>76</text:p>
          </table:table-cell>
          <table:table-cell office:value-type="float" office:value="4.0857999999999998E-2" table:style-name="ce39">
            <text:p>0.04085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7" table:style-name="ce40">
            <text:p>77</text:p>
          </table:table-cell>
          <table:table-cell office:value-type="float" office:value="4.5171000000000003E-2" table:style-name="ce39">
            <text:p>0.04517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8" table:style-name="ce40">
            <text:p>78</text:p>
          </table:table-cell>
          <table:table-cell office:value-type="float" office:value="5.0210999999999999E-2" table:style-name="ce39">
            <text:p>0.05021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9" table:style-name="ce40">
            <text:p>79</text:p>
          </table:table-cell>
          <table:table-cell office:value-type="float" office:value="5.5861000000000001E-2" table:style-name="ce39">
            <text:p>0.05586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0" table:style-name="ce40">
            <text:p>80</text:p>
          </table:table-cell>
          <table:table-cell office:value-type="float" office:value="6.2026999999999999E-2" table:style-name="ce39">
            <text:p>0.06202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1" table:style-name="ce40">
            <text:p>81</text:p>
          </table:table-cell>
          <table:table-cell office:value-type="float" office:value="6.8614999999999995E-2" table:style-name="ce39">
            <text:p>0.06861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2" table:style-name="ce40">
            <text:p>82</text:p>
          </table:table-cell>
          <table:table-cell office:value-type="float" office:value="7.5532000000000002E-2" table:style-name="ce39">
            <text:p>0.07553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3" table:style-name="ce40">
            <text:p>83</text:p>
          </table:table-cell>
          <table:table-cell office:value-type="float" office:value="8.251E-2" table:style-name="ce39">
            <text:p>0.0825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4" table:style-name="ce40">
            <text:p>84</text:p>
          </table:table-cell>
          <table:table-cell office:value-type="float" office:value="8.9612999999999998E-2" table:style-name="ce39">
            <text:p>0.08961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5" table:style-name="ce40">
            <text:p>85</text:p>
          </table:table-cell>
          <table:table-cell office:value-type="float" office:value="9.7239999999999993E-2" table:style-name="ce39">
            <text:p>0.097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6" table:style-name="ce40">
            <text:p>86</text:p>
          </table:table-cell>
          <table:table-cell office:value-type="float" office:value="0.105792" table:style-name="ce39">
            <text:p>0.10579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7" table:style-name="ce40">
            <text:p>87</text:p>
          </table:table-cell>
          <table:table-cell office:value-type="float" office:value="0.115671" table:style-name="ce39">
            <text:p>0.11567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8" table:style-name="ce40">
            <text:p>88</text:p>
          </table:table-cell>
          <table:table-cell office:value-type="float" office:value="0.12698000000000001" table:style-name="ce39">
            <text:p>0.1269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9" table:style-name="ce40">
            <text:p>89</text:p>
          </table:table-cell>
          <table:table-cell office:value-type="float" office:value="0.13945199999999999" table:style-name="ce39">
            <text:p>0.13945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0" table:style-name="ce40">
            <text:p>90</text:p>
          </table:table-cell>
          <table:table-cell office:value-type="float" office:value="0.15293100000000001" table:style-name="ce39">
            <text:p>0.15293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1" table:style-name="ce40">
            <text:p>91</text:p>
          </table:table-cell>
          <table:table-cell office:value-type="float" office:value="0.16725999999999999" table:style-name="ce39">
            <text:p>0.1672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2" table:style-name="ce40">
            <text:p>92</text:p>
          </table:table-cell>
          <table:table-cell office:value-type="float" office:value="0.182281" table:style-name="ce39">
            <text:p>0.18228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3" table:style-name="ce40">
            <text:p>93</text:p>
          </table:table-cell>
          <table:table-cell office:value-type="float" office:value="0.19839200000000001" table:style-name="ce39">
            <text:p>0.19839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4" table:style-name="ce40">
            <text:p>94</text:p>
          </table:table-cell>
          <table:table-cell office:value-type="float" office:value="0.2157" table:style-name="ce39">
            <text:p>0.215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5" table:style-name="ce40">
            <text:p>95</text:p>
          </table:table-cell>
          <table:table-cell office:value-type="float" office:value="0.23360600000000001" table:style-name="ce39">
            <text:p>0.23360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6" table:style-name="ce40">
            <text:p>96</text:p>
          </table:table-cell>
          <table:table-cell office:value-type="float" office:value="0.25151000000000001" table:style-name="ce39">
            <text:p>0.2515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7" table:style-name="ce40">
            <text:p>97</text:p>
          </table:table-cell>
          <table:table-cell office:value-type="float" office:value="0.26881500000000003" table:style-name="ce39">
            <text:p>0.26881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8" table:style-name="ce40">
            <text:p>98</text:p>
          </table:table-cell>
          <table:table-cell office:value-type="float" office:value="0.285277" table:style-name="ce39">
            <text:p>0.28527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9" table:style-name="ce40">
            <text:p>99</text:p>
          </table:table-cell>
          <table:table-cell office:value-type="float" office:value="0.30129800000000001" table:style-name="ce39">
            <text:p>0.30129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0" table:style-name="ce40">
            <text:p>100</text:p>
          </table:table-cell>
          <table:table-cell office:value-type="float" office:value="0.31723800000000002" table:style-name="ce39">
            <text:p>0.31723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1" table:style-name="ce40">
            <text:p>101</text:p>
          </table:table-cell>
          <table:table-cell office:value-type="float" office:value="0.33346100000000001" table:style-name="ce39">
            <text:p>0.33346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2" table:style-name="ce40">
            <text:p>102</text:p>
          </table:table-cell>
          <table:table-cell office:value-type="float" office:value="0.35032999999999997" table:style-name="ce39">
            <text:p>0.3503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3" table:style-name="ce40">
            <text:p>103</text:p>
          </table:table-cell>
          <table:table-cell office:value-type="float" office:value="0.36854199999999998" table:style-name="ce39">
            <text:p>0.36854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4" table:style-name="ce40">
            <text:p>104</text:p>
          </table:table-cell>
          <table:table-cell office:value-type="float" office:value="0.38785500000000001" table:style-name="ce39">
            <text:p>0.38785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5" table:style-name="ce40">
            <text:p>105</text:p>
          </table:table-cell>
          <table:table-cell office:value-type="float" office:value="0.40722399999999997" table:style-name="ce39">
            <text:p>0.4072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6" table:style-name="ce40">
            <text:p>106</text:p>
          </table:table-cell>
          <table:table-cell office:value-type="float" office:value="0.42559900000000001" table:style-name="ce39">
            <text:p>0.42559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7" table:style-name="ce40">
            <text:p>107</text:p>
          </table:table-cell>
          <table:table-cell office:value-type="float" office:value="0.44193500000000002" table:style-name="ce39">
            <text:p>0.44193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8" table:style-name="ce40">
            <text:p>108</text:p>
          </table:table-cell>
          <table:table-cell office:value-type="float" office:value="0.45755299999999999" table:style-name="ce39">
            <text:p>0.45755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9" table:style-name="ce40">
            <text:p>109</text:p>
          </table:table-cell>
          <table:table-cell office:value-type="float" office:value="0.47315000000000002" table:style-name="ce39">
            <text:p>0.4731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10" table:style-name="ce40">
            <text:p>110</text:p>
          </table:table-cell>
          <table:table-cell office:value-type="float" office:value="0.48674499999999998" table:style-name="ce39">
            <text:p>0.48674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11" table:style-name="ce40">
            <text:p>111</text:p>
          </table:table-cell>
          <table:table-cell office:value-type="float" office:value="0.49635600000000002" table:style-name="ce39">
            <text:p>0.49635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12" table:style-name="ce40">
            <text:p>112</text:p>
          </table:table-cell>
          <table:table-cell office:value-type="float" office:value="0.5" table:style-name="ce39">
            <text:p>0.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13" table:style-name="ce40">
            <text:p>113</text:p>
          </table:table-cell>
          <table:table-cell office:value-type="float" office:value="0.5" table:style-name="ce39">
            <text:p>0.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14" table:style-name="ce40">
            <text:p>114</text:p>
          </table:table-cell>
          <table:table-cell office:value-type="float" office:value="0.5" table:style-name="ce39">
            <text:p>0.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15" table:style-name="ce40">
            <text:p>115</text:p>
          </table:table-cell>
          <table:table-cell office:value-type="float" office:value="0.5" table:style-name="ce39">
            <text:p>0.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16" table:style-name="ce40">
            <text:p>116</text:p>
          </table:table-cell>
          <table:table-cell office:value-type="float" office:value="0.5" table:style-name="ce39">
            <text:p>0.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17" table:style-name="ce40">
            <text:p>117</text:p>
          </table:table-cell>
          <table:table-cell office:value-type="float" office:value="0.5" table:style-name="ce39">
            <text:p>0.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18" table:style-name="ce40">
            <text:p>118</text:p>
          </table:table-cell>
          <table:table-cell office:value-type="float" office:value="0.5" table:style-name="ce39">
            <text:p>0.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19" table:style-name="ce40">
            <text:p>119</text:p>
          </table:table-cell>
          <table:table-cell office:value-type="float" office:value="0.5" table:style-name="ce39">
            <text:p>0.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20" table:style-name="ce40">
            <text:p>120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048457" table:style-name="ro3">
          <table:table-cell table:number-columns-repeated="16384"/>
        </table:table-row>
      </table:table>
      <table:table table:name="Annuity" table:style-name="ta7">
        <table:table-column table:style-name="co1" table:number-columns-repeated="4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16377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number-columns-spanned="6" table:number-rows-spanned="1" table:style-name="ce109">
            <text:p>Life Annuity</text:p>
          </table:table-cell>
          <table:covered-table-cell table:number-columns-repeated="5"/>
          <table:table-cell table:number-columns-repeated="16377"/>
        </table:table-row>
        <table:table-row table:style-name="ro3">
          <table:table-cell/>
          <table:table-cell office:value-type="string" table:style-name="ce2">
            <text:p>Current Age</text:p>
          </table:table-cell>
          <table:table-cell table:number-columns-repeated="4" table:style-name="ce1"/>
          <table:table-cell office:value-type="float" office:value="46" table:formula="of:=[Adam_Sneed_Final.E13]" table:style-name="ce45">
            <text:p>46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2">
            <text:p>Annual Benefit</text:p>
          </table:table-cell>
          <table:table-cell table:number-columns-repeated="4" table:style-name="ce1"/>
          <table:table-cell office:value-type="float" office:value="4540.8" table:formula="of:=[Adam_Sneed_Final.E17]" table:style-name="ce46">
            <text:p>4,541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2">
            <text:p>Interest Rate</text:p>
          </table:table-cell>
          <table:table-cell table:number-columns-repeated="4" table:style-name="ce1"/>
          <table:table-cell office:value-type="percentage" office:value="0.04" table:formula="of:=VLOOKUP([.G7];[Rate.B4:.C24];2)" table:style-name="ce47">
            <text:p>4.00%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2">
            <text:p>Contract Year</text:p>
          </table:table-cell>
          <table:table-cell table:number-columns-repeated="4" table:style-name="ce2"/>
          <table:table-cell office:value-type="float" office:value="2019" table:formula="of:=[Rate.B28]" table:style-name="ce2">
            <text:p>2019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2">
            <text:p>Annuity Facter</text:p>
          </table:table-cell>
          <table:table-cell table:number-columns-repeated="4" table:style-name="ce2"/>
          <table:table-cell office:value-type="float" office:value="18.683688719905774" table:formula="of:=SUM([.G14:.G209])" table:style-name="ce48">
            <text:p>18.6837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2">
            <text:p>Annuity Value</text:p>
          </table:table-cell>
          <table:table-cell table:number-columns-repeated="4" table:style-name="ce2"/>
          <table:table-cell office:value-type="float" office:value="84838.893739348146" table:formula="of:=[.G8]*[.G4]" table:style-name="ce49">
            <text:p><text:s/>84,839<text:s/>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number-columns-spanned="6" table:number-rows-spanned="1" table:style-name="ce108">
            <text:p>Excel Calculation</text:p>
          </table:table-cell>
          <table:covered-table-cell table:number-columns-repeated="5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41">
            <text:p>Age</text:p>
          </table:table-cell>
          <table:table-cell office:value-type="string" table:style-name="ce41">
            <text:p>Qx</text:p>
          </table:table-cell>
          <table:table-cell office:value-type="string" table:style-name="ce41">
            <text:p>px</text:p>
          </table:table-cell>
          <table:table-cell office:value-type="string" table:style-name="ce41">
            <text:p>tpx</text:p>
          </table:table-cell>
          <table:table-cell table:style-name="ce41"/>
          <table:table-cell office:value-type="string" table:style-name="ce41">
            <text:p>Discount value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46" table:formula="of:=IF([.G3]=&quot;&quot;;65;[.G3])" table:style-name="ce42">
            <text:p>46</text:p>
          </table:table-cell>
          <table:table-cell office:value-type="float" office:value="1.722E-3" table:formula="of:=IF([.B14]=&quot;&quot;;&quot;&quot;;VLOOKUP([.B14];[Qx.$B$4:.$C$119];2))" table:style-name="ce43">
            <text:p>0.001722</text:p>
          </table:table-cell>
          <table:table-cell office:value-type="float" office:value="0.998278" table:formula="of:=IF([.B14]=&quot;&quot;;&quot;&quot;;1-[.C14])" table:style-name="ce43">
            <text:p>0.998278</text:p>
          </table:table-cell>
          <table:table-cell office:value-type="float" office:value="1" table:style-name="ce43">
            <text:p>1.000000</text:p>
          </table:table-cell>
          <table:table-cell table:style-name="ce42"/>
          <table:table-cell office:value-type="float" office:value="1" table:formula="of:=IF([.B14]=&quot;&quot;;&quot;&quot;;[.E14]/(1+[.$G$5])^([.B14]-[.$B$14]))" table:style-name="ce44">
            <text:p>1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47" table:formula="of:=IF([.B14]&gt;=120;&quot;&quot;;[.B14]+1)" table:style-name="ce42">
            <text:p>47</text:p>
          </table:table-cell>
          <table:table-cell office:value-type="float" office:value="1.8990000000000001E-3" table:formula="of:=IF([.B15]=&quot;&quot;;&quot;&quot;;VLOOKUP([.B15];[Qx.$B$4:.$C$119];2))" table:style-name="ce43">
            <text:p>0.001899</text:p>
          </table:table-cell>
          <table:table-cell office:value-type="float" office:value="0.99810100000000002" table:formula="of:=IF([.B15]=&quot;&quot;;&quot;&quot;;1-[.C15])" table:style-name="ce43">
            <text:p>0.998101</text:p>
          </table:table-cell>
          <table:table-cell office:value-type="float" office:value="0.998278" table:formula="of:=IF([.B15]=&quot;&quot;;&quot;&quot;;[.E14]*[.D14])" table:style-name="ce43">
            <text:p>0.998278</text:p>
          </table:table-cell>
          <table:table-cell table:style-name="ce42"/>
          <table:table-cell office:value-type="float" office:value="0.9598826923076923" table:formula="of:=IF([.B15]=&quot;&quot;;&quot;&quot;;[.E15]/(1+[.$G$5])^([.B15]-[.$B$14]))" table:style-name="ce44">
            <text:p>0.9599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48" table:formula="of:=IF([.B15]&gt;=120;&quot;&quot;;[.B15]+1)" table:style-name="ce42">
            <text:p>48</text:p>
          </table:table-cell>
          <table:table-cell office:value-type="float" office:value="2.1020000000000001E-3" table:formula="of:=IF([.B16]=&quot;&quot;;&quot;&quot;;VLOOKUP([.B16];[Qx.$B$4:.$C$119];2))" table:style-name="ce43">
            <text:p>0.002102</text:p>
          </table:table-cell>
          <table:table-cell office:value-type="float" office:value="0.99789799999999995" table:formula="of:=IF([.B16]=&quot;&quot;;&quot;&quot;;1-[.C16])" table:style-name="ce43">
            <text:p>0.997898</text:p>
          </table:table-cell>
          <table:table-cell office:value-type="float" office:value="0.99638227007800007" table:formula="of:=IF([.B16]=&quot;&quot;;&quot;&quot;;[.E15]*[.D15])" table:style-name="ce43">
            <text:p>0.996382</text:p>
          </table:table-cell>
          <table:table-cell table:style-name="ce42"/>
          <table:table-cell office:value-type="float" office:value="0.92121141834134612" table:formula="of:=IF([.B16]=&quot;&quot;;&quot;&quot;;[.E16]/(1+[.$G$5])^([.B16]-[.$B$14]))" table:style-name="ce44">
            <text:p>0.9212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49" table:formula="of:=IF([.B16]&gt;=120;&quot;&quot;;[.B16]+1)" table:style-name="ce42">
            <text:p>49</text:p>
          </table:table-cell>
          <table:table-cell office:value-type="float" office:value="2.3259999999999999E-3" table:formula="of:=IF([.B17]=&quot;&quot;;&quot;&quot;;VLOOKUP([.B17];[Qx.$B$4:.$C$119];2))" table:style-name="ce43">
            <text:p>0.002326</text:p>
          </table:table-cell>
          <table:table-cell office:value-type="float" office:value="0.99767399999999995" table:formula="of:=IF([.B17]=&quot;&quot;;&quot;&quot;;1-[.C17])" table:style-name="ce43">
            <text:p>0.997674</text:p>
          </table:table-cell>
          <table:table-cell office:value-type="float" office:value="0.99428787454629608" table:formula="of:=IF([.B17]=&quot;&quot;;&quot;&quot;;[.E16]*[.D16])" table:style-name="ce43">
            <text:p>0.994288</text:p>
          </table:table-cell>
          <table:table-cell table:style-name="ce42"/>
          <table:table-cell office:value-type="float" office:value="0.88391829994230053" table:formula="of:=IF([.B17]=&quot;&quot;;&quot;&quot;;[.E17]/(1+[.$G$5])^([.B17]-[.$B$14]))" table:style-name="ce44">
            <text:p>0.8839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0" table:formula="of:=IF([.B17]&gt;=120;&quot;&quot;;[.B17]+1)" table:style-name="ce42">
            <text:p>50</text:p>
          </table:table-cell>
          <table:table-cell office:value-type="float" office:value="2.5790000000000001E-3" table:formula="of:=IF([.B18]=&quot;&quot;;&quot;&quot;;VLOOKUP([.B18];[Qx.$B$4:.$C$119];2))" table:style-name="ce43">
            <text:p>0.002579</text:p>
          </table:table-cell>
          <table:table-cell office:value-type="float" office:value="0.997421" table:formula="of:=IF([.B18]=&quot;&quot;;&quot;&quot;;1-[.C18])" table:style-name="ce43">
            <text:p>0.997421</text:p>
          </table:table-cell>
          <table:table-cell office:value-type="float" office:value="0.9919751609501013" table:formula="of:=IF([.B18]=&quot;&quot;;&quot;&quot;;[.E17]*[.D17])" table:style-name="ce43">
            <text:p>0.991975</text:p>
          </table:table-cell>
          <table:table-cell table:style-name="ce42"/>
          <table:table-cell office:value-type="float" office:value="0.84794452497753325" table:formula="of:=IF([.B18]=&quot;&quot;;&quot;&quot;;[.E18]/(1+[.$G$5])^([.B18]-[.$B$14]))" table:style-name="ce44">
            <text:p>0.8479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1" table:formula="of:=IF([.B18]&gt;=120;&quot;&quot;;[.B18]+1)" table:style-name="ce42">
            <text:p>51</text:p>
          </table:table-cell>
          <table:table-cell office:value-type="float" office:value="2.872E-3" table:formula="of:=IF([.B19]=&quot;&quot;;&quot;&quot;;VLOOKUP([.B19];[Qx.$B$4:.$C$119];2))" table:style-name="ce43">
            <text:p>0.002872</text:p>
          </table:table-cell>
          <table:table-cell office:value-type="float" office:value="0.99712800000000001" table:formula="of:=IF([.B19]=&quot;&quot;;&quot;&quot;;1-[.C19])" table:style-name="ce43">
            <text:p>0.997128</text:p>
          </table:table-cell>
          <table:table-cell office:value-type="float" office:value="0.98941685701001103" table:formula="of:=IF([.B19]=&quot;&quot;;&quot;&quot;;[.E18]*[.D18])" table:style-name="ce43">
            <text:p>0.989417</text:p>
          </table:table-cell>
          <table:table-cell table:style-name="ce42"/>
          <table:table-cell office:value-type="float" office:value="0.8132285346611694" table:formula="of:=IF([.B19]=&quot;&quot;;&quot;&quot;;[.E19]/(1+[.$G$5])^([.B19]-[.$B$14]))" table:style-name="ce44">
            <text:p>0.8132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2" table:formula="of:=IF([.B19]&gt;=120;&quot;&quot;;[.B19]+1)" table:style-name="ce42">
            <text:p>52</text:p>
          </table:table-cell>
          <table:table-cell office:value-type="float" office:value="3.2130000000000001E-3" table:formula="of:=IF([.B20]=&quot;&quot;;&quot;&quot;;VLOOKUP([.B20];[Qx.$B$4:.$C$119];2))" table:style-name="ce43">
            <text:p>0.003213</text:p>
          </table:table-cell>
          <table:table-cell office:value-type="float" office:value="0.99678699999999998" table:formula="of:=IF([.B20]=&quot;&quot;;&quot;&quot;;1-[.C20])" table:style-name="ce43">
            <text:p>0.996787</text:p>
          </table:table-cell>
          <table:table-cell office:value-type="float" office:value="0.98657525179667827" table:formula="of:=IF([.B20]=&quot;&quot;;&quot;&quot;;[.E19]*[.D19])" table:style-name="ce43">
            <text:p>0.986575</text:p>
          </table:table-cell>
          <table:table-cell table:style-name="ce42"/>
          <table:table-cell office:value-type="float" office:value="0.77970475222079083" table:formula="of:=IF([.B20]=&quot;&quot;;&quot;&quot;;[.E20]/(1+[.$G$5])^([.B20]-[.$B$14]))" table:style-name="ce44">
            <text:p>0.7797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3" table:formula="of:=IF([.B20]&gt;=120;&quot;&quot;;[.B20]+1)" table:style-name="ce42">
            <text:p>53</text:p>
          </table:table-cell>
          <table:table-cell office:value-type="float" office:value="3.5839999999999999E-3" table:formula="of:=IF([.B21]=&quot;&quot;;&quot;&quot;;VLOOKUP([.B21];[Qx.$B$4:.$C$119];2))" table:style-name="ce43">
            <text:p>0.003584</text:p>
          </table:table-cell>
          <table:table-cell office:value-type="float" office:value="0.99641599999999997" table:formula="of:=IF([.B21]=&quot;&quot;;&quot;&quot;;1-[.C21])" table:style-name="ce43">
            <text:p>0.996416</text:p>
          </table:table-cell>
          <table:table-cell office:value-type="float" office:value="0.98340538551265555" table:formula="of:=IF([.B21]=&quot;&quot;;&quot;&quot;;[.E20]*[.D20])" table:style-name="ce43">
            <text:p>0.983405</text:p>
          </table:table-cell>
          <table:table-cell table:style-name="ce42"/>
          <table:table-cell office:value-type="float" office:value="0.74730727004990916" table:formula="of:=IF([.B21]=&quot;&quot;;&quot;&quot;;[.E21]/(1+[.$G$5])^([.B21]-[.$B$14]))" table:style-name="ce44">
            <text:p>0.7473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4" table:formula="of:=IF([.B21]&gt;=120;&quot;&quot;;[.B21]+1)" table:style-name="ce42">
            <text:p>54</text:p>
          </table:table-cell>
          <table:table-cell office:value-type="float" office:value="3.9789999999999999E-3" table:formula="of:=IF([.B22]=&quot;&quot;;&quot;&quot;;VLOOKUP([.B22];[Qx.$B$4:.$C$119];2))" table:style-name="ce43">
            <text:p>0.003979</text:p>
          </table:table-cell>
          <table:table-cell office:value-type="float" office:value="0.99602100000000005" table:formula="of:=IF([.B22]=&quot;&quot;;&quot;&quot;;1-[.C22])" table:style-name="ce43">
            <text:p>0.996021</text:p>
          </table:table-cell>
          <table:table-cell office:value-type="float" office:value="0.97988086061097812" table:formula="of:=IF([.B22]=&quot;&quot;;&quot;&quot;;[.E21]*[.D21])" table:style-name="ce43">
            <text:p>0.979881</text:p>
          </table:table-cell>
          <table:table-cell table:style-name="ce42"/>
          <table:table-cell office:value-type="float" office:value="0.71598934691735594" table:formula="of:=IF([.B22]=&quot;&quot;;&quot;&quot;;[.E22]/(1+[.$G$5])^([.B22]-[.$B$14]))" table:style-name="ce44">
            <text:p>0.716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5" table:formula="of:=IF([.B22]&gt;=120;&quot;&quot;;[.B22]+1)" table:style-name="ce42">
            <text:p>55</text:p>
          </table:table-cell>
          <table:table-cell office:value-type="float" office:value="4.4250000000000001E-3" table:formula="of:=IF([.B23]=&quot;&quot;;&quot;&quot;;VLOOKUP([.B23];[Qx.$B$4:.$C$119];2))" table:style-name="ce43">
            <text:p>0.004425</text:p>
          </table:table-cell>
          <table:table-cell office:value-type="float" office:value="0.99557499999999999" table:formula="of:=IF([.B23]=&quot;&quot;;&quot;&quot;;1-[.C23])" table:style-name="ce43">
            <text:p>0.995575</text:p>
          </table:table-cell>
          <table:table-cell office:value-type="float" office:value="0.97598191466660711" table:formula="of:=IF([.B23]=&quot;&quot;;&quot;&quot;;[.E22]*[.D22])" table:style-name="ce43">
            <text:p>0.975982</text:p>
          </table:table-cell>
          <table:table-cell table:style-name="ce42"/>
          <table:table-cell office:value-type="float" office:value="0.68571194740958819" table:formula="of:=IF([.B23]=&quot;&quot;;&quot;&quot;;[.E23]/(1+[.$G$5])^([.B23]-[.$B$14]))" table:style-name="ce44">
            <text:p>0.6857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6" table:formula="of:=IF([.B23]&gt;=120;&quot;&quot;;[.B23]+1)" table:style-name="ce42">
            <text:p>56</text:p>
          </table:table-cell>
          <table:table-cell office:value-type="float" office:value="4.9490000000000003E-3" table:formula="of:=IF([.B24]=&quot;&quot;;&quot;&quot;;VLOOKUP([.B24];[Qx.$B$4:.$C$119];2))" table:style-name="ce43">
            <text:p>0.004949</text:p>
          </table:table-cell>
          <table:table-cell office:value-type="float" office:value="0.99505100000000002" table:formula="of:=IF([.B24]=&quot;&quot;;&quot;&quot;;1-[.C24])" table:style-name="ce43">
            <text:p>0.995051</text:p>
          </table:table-cell>
          <table:table-cell office:value-type="float" office:value="0.97166319469420737" table:formula="of:=IF([.B24]=&quot;&quot;;&quot;&quot;;[.E23]*[.D23])" table:style-name="ce43">
            <text:p>0.971663</text:p>
          </table:table-cell>
          <table:table-cell table:style-name="ce42"/>
          <table:table-cell office:value-type="float" office:value="0.65642083850221222" table:formula="of:=IF([.B24]=&quot;&quot;;&quot;&quot;;[.E24]/(1+[.$G$5])^([.B24]-[.$B$14]))" table:style-name="ce44">
            <text:p>0.6564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7" table:formula="of:=IF([.B24]&gt;=120;&quot;&quot;;[.B24]+1)" table:style-name="ce42">
            <text:p>57</text:p>
          </table:table-cell>
          <table:table-cell office:value-type="float" office:value="5.581E-3" table:formula="of:=IF([.B25]=&quot;&quot;;&quot;&quot;;VLOOKUP([.B25];[Qx.$B$4:.$C$119];2))" table:style-name="ce43">
            <text:p>0.005581</text:p>
          </table:table-cell>
          <table:table-cell office:value-type="float" office:value="0.99441900000000005" table:formula="of:=IF([.B25]=&quot;&quot;;&quot;&quot;;1-[.C25])" table:style-name="ce43">
            <text:p>0.994419</text:p>
          </table:table-cell>
          <table:table-cell office:value-type="float" office:value="0.96685443354366574" table:formula="of:=IF([.B25]=&quot;&quot;;&quot;&quot;;[.E24]*[.D24])" table:style-name="ce43">
            <text:p>0.966854</text:p>
          </table:table-cell>
          <table:table-cell table:style-name="ce42"/>
          <table:table-cell office:value-type="float" office:value="0.62805020362737007" table:formula="of:=IF([.B25]=&quot;&quot;;&quot;&quot;;[.E25]/(1+[.$G$5])^([.B25]-[.$B$14]))" table:style-name="ce44">
            <text:p>0.6281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8" table:formula="of:=IF([.B25]&gt;=120;&quot;&quot;;[.B25]+1)" table:style-name="ce42">
            <text:p>58</text:p>
          </table:table-cell>
          <table:table-cell office:value-type="float" office:value="6.3E-3" table:formula="of:=IF([.B26]=&quot;&quot;;&quot;&quot;;VLOOKUP([.B26];[Qx.$B$4:.$C$119];2))" table:style-name="ce43">
            <text:p>0.006300</text:p>
          </table:table-cell>
          <table:table-cell office:value-type="float" office:value="0.99370000000000003" table:formula="of:=IF([.B26]=&quot;&quot;;&quot;&quot;;1-[.C26])" table:style-name="ce43">
            <text:p>0.993700</text:p>
          </table:table-cell>
          <table:table-cell office:value-type="float" office:value="0.96145841895005857" table:formula="of:=IF([.B26]=&quot;&quot;;&quot;&quot;;[.E25]*[.D25])" table:style-name="ce43">
            <text:p>0.961458</text:p>
          </table:table-cell>
          <table:table-cell table:style-name="ce42"/>
          <table:table-cell office:value-type="float" office:value="0.60052409177012078" table:formula="of:=IF([.B26]=&quot;&quot;;&quot;&quot;;[.E26]/(1+[.$G$5])^([.B26]-[.$B$14]))" table:style-name="ce44">
            <text:p>0.6005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9" table:formula="of:=IF([.B26]&gt;=120;&quot;&quot;;[.B26]+1)" table:style-name="ce42">
            <text:p>59</text:p>
          </table:table-cell>
          <table:table-cell office:value-type="float" office:value="7.0899999999999999E-3" table:formula="of:=IF([.B27]=&quot;&quot;;&quot;&quot;;VLOOKUP([.B27];[Qx.$B$4:.$C$119];2))" table:style-name="ce43">
            <text:p>0.007090</text:p>
          </table:table-cell>
          <table:table-cell office:value-type="float" office:value="0.99290999999999996" table:formula="of:=IF([.B27]=&quot;&quot;;&quot;&quot;;1-[.C27])" table:style-name="ce43">
            <text:p>0.992910</text:p>
          </table:table-cell>
          <table:table-cell office:value-type="float" office:value="0.95540123091067319" table:formula="of:=IF([.B27]=&quot;&quot;;&quot;&quot;;[.E26]*[.D26])" table:style-name="ce43">
            <text:p>0.955401</text:p>
          </table:table-cell>
          <table:table-cell table:style-name="ce42"/>
          <table:table-cell office:value-type="float" office:value="0.57378922114612407" table:formula="of:=IF([.B27]=&quot;&quot;;&quot;&quot;;[.E27]/(1+[.$G$5])^([.B27]-[.$B$14]))" table:style-name="ce44">
            <text:p>0.5738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60" table:formula="of:=IF([.B27]&gt;=120;&quot;&quot;;[.B27]+1)" table:style-name="ce42">
            <text:p>60</text:p>
          </table:table-cell>
          <table:table-cell office:value-type="float" office:value="7.9760000000000005E-3" table:formula="of:=IF([.B28]=&quot;&quot;;&quot;&quot;;VLOOKUP([.B28];[Qx.$B$4:.$C$119];2))" table:style-name="ce43">
            <text:p>0.007976</text:p>
          </table:table-cell>
          <table:table-cell office:value-type="float" office:value="0.99202400000000002" table:formula="of:=IF([.B28]=&quot;&quot;;&quot;&quot;;1-[.C28])" table:style-name="ce43">
            <text:p>0.992024</text:p>
          </table:table-cell>
          <table:table-cell office:value-type="float" office:value="0.94862743618351653" table:formula="of:=IF([.B28]=&quot;&quot;;&quot;&quot;;[.E27]*[.D27])" table:style-name="ce43">
            <text:p>0.948627</text:p>
          </table:table-cell>
          <table:table-cell table:style-name="ce42"/>
          <table:table-cell office:value-type="float" office:value="0.5478087072771135" table:formula="of:=IF([.B28]=&quot;&quot;;&quot;&quot;;[.E28]/(1+[.$G$5])^([.B28]-[.$B$14]))" table:style-name="ce44">
            <text:p>0.5478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61" table:formula="of:=IF([.B28]&gt;=120;&quot;&quot;;[.B28]+1)" table:style-name="ce42">
            <text:p>61</text:p>
          </table:table-cell>
          <table:table-cell office:value-type="float" office:value="8.9859999999999992E-3" table:formula="of:=IF([.B29]=&quot;&quot;;&quot;&quot;;VLOOKUP([.B29];[Qx.$B$4:.$C$119];2))" table:style-name="ce43">
            <text:p>0.008986</text:p>
          </table:table-cell>
          <table:table-cell office:value-type="float" office:value="0.99101399999999995" table:formula="of:=IF([.B29]=&quot;&quot;;&quot;&quot;;1-[.C29])" table:style-name="ce43">
            <text:p>0.991014</text:p>
          </table:table-cell>
          <table:table-cell office:value-type="float" office:value="0.94106118375251679" table:formula="of:=IF([.B29]=&quot;&quot;;&quot;&quot;;[.E28]*[.D28])" table:style-name="ce43">
            <text:p>0.941061</text:p>
          </table:table-cell>
          <table:table-cell table:style-name="ce42"/>
          <table:table-cell office:value-type="float" office:value="0.52253787021910691" table:formula="of:=IF([.B29]=&quot;&quot;;&quot;&quot;;[.E29]/(1+[.$G$5])^([.B29]-[.$B$14]))" table:style-name="ce44">
            <text:p>0.5225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62" table:formula="of:=IF([.B29]&gt;=120;&quot;&quot;;[.B29]+1)" table:style-name="ce42">
            <text:p>62</text:p>
          </table:table-cell>
          <table:table-cell office:value-type="float" office:value="1.0147E-2" table:formula="of:=IF([.B30]=&quot;&quot;;&quot;&quot;;VLOOKUP([.B30];[Qx.$B$4:.$C$119];2))" table:style-name="ce43">
            <text:p>0.010147</text:p>
          </table:table-cell>
          <table:table-cell office:value-type="float" office:value="0.98985299999999998" table:formula="of:=IF([.B30]=&quot;&quot;;&quot;&quot;;1-[.C30])" table:style-name="ce43">
            <text:p>0.989853</text:p>
          </table:table-cell>
          <table:table-cell office:value-type="float" office:value="0.93260480795531664" table:formula="of:=IF([.B30]=&quot;&quot;;&quot;&quot;;[.E29]*[.D29])" table:style-name="ce43">
            <text:p>0.932605</text:p>
          </table:table-cell>
          <table:table-cell table:style-name="ce42"/>
          <table:table-cell office:value-type="float" office:value="0.49792533165126729" table:formula="of:=IF([.B30]=&quot;&quot;;&quot;&quot;;[.E30]/(1+[.$G$5])^([.B30]-[.$B$14]))" table:style-name="ce44">
            <text:p>0.4979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63" table:formula="of:=IF([.B30]&gt;=120;&quot;&quot;;[.B30]+1)" table:style-name="ce42">
            <text:p>63</text:p>
          </table:table-cell>
          <table:table-cell office:value-type="float" office:value="1.1471E-2" table:formula="of:=IF([.B31]=&quot;&quot;;&quot;&quot;;VLOOKUP([.B31];[Qx.$B$4:.$C$119];2))" table:style-name="ce43">
            <text:p>0.011471</text:p>
          </table:table-cell>
          <table:table-cell office:value-type="float" office:value="0.98852899999999999" table:formula="of:=IF([.B31]=&quot;&quot;;&quot;&quot;;1-[.C31])" table:style-name="ce43">
            <text:p>0.988529</text:p>
          </table:table-cell>
          <table:table-cell office:value-type="float" office:value="0.92314166696899402" table:formula="of:=IF([.B31]=&quot;&quot;;&quot;&quot;;[.E30]*[.D30])" table:style-name="ce43">
            <text:p>0.923142</text:p>
          </table:table-cell>
          <table:table-cell table:style-name="ce42"/>
          <table:table-cell office:value-type="float" office:value="0.4739162339528864" table:formula="of:=IF([.B31]=&quot;&quot;;&quot;&quot;;[.E31]/(1+[.$G$5])^([.B31]-[.$B$14]))" table:style-name="ce44">
            <text:p>0.4739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64" table:formula="of:=IF([.B31]&gt;=120;&quot;&quot;;[.B31]+1)" table:style-name="ce42">
            <text:p>64</text:p>
          </table:table-cell>
          <table:table-cell office:value-type="float" office:value="1.294E-2" table:formula="of:=IF([.B32]=&quot;&quot;;&quot;&quot;;VLOOKUP([.B32];[Qx.$B$4:.$C$119];2))" table:style-name="ce43">
            <text:p>0.012940</text:p>
          </table:table-cell>
          <table:table-cell office:value-type="float" office:value="0.98706000000000005" table:formula="of:=IF([.B32]=&quot;&quot;;&quot;&quot;;1-[.C32])" table:style-name="ce43">
            <text:p>0.987060</text:p>
          </table:table-cell>
          <table:table-cell office:value-type="float" office:value="0.91255230890719263" table:formula="of:=IF([.B32]=&quot;&quot;;&quot;&quot;;[.E31]*[.D31])" table:style-name="ce43">
            <text:p>0.912552</text:p>
          </table:table-cell>
          <table:table-cell table:style-name="ce42"/>
          <table:table-cell office:value-type="float" office:value="0.45046148157039684" table:formula="of:=IF([.B32]=&quot;&quot;;&quot;&quot;;[.E32]/(1+[.$G$5])^([.B32]-[.$B$14]))" table:style-name="ce44">
            <text:p>0.4505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65" table:formula="of:=IF([.B32]&gt;=120;&quot;&quot;;[.B32]+1)" table:style-name="ce42">
            <text:p>65</text:p>
          </table:table-cell>
          <table:table-cell office:value-type="float" office:value="1.4534999999999999E-2" table:formula="of:=IF([.B33]=&quot;&quot;;&quot;&quot;;VLOOKUP([.B33];[Qx.$B$4:.$C$119];2))" table:style-name="ce43">
            <text:p>0.014535</text:p>
          </table:table-cell>
          <table:table-cell office:value-type="float" office:value="0.98546500000000004" table:formula="of:=IF([.B33]=&quot;&quot;;&quot;&quot;;1-[.C33])" table:style-name="ce43">
            <text:p>0.985465</text:p>
          </table:table-cell>
          <table:table-cell office:value-type="float" office:value="0.90074388202993361" table:formula="of:=IF([.B33]=&quot;&quot;;&quot;&quot;;[.E32]*[.D32])" table:style-name="ce43">
            <text:p>0.900744</text:p>
          </table:table-cell>
          <table:table-cell table:style-name="ce42"/>
          <table:table-cell office:value-type="float" office:value="0.42753125961430383" table:formula="of:=IF([.B33]=&quot;&quot;;&quot;&quot;;[.E33]/(1+[.$G$5])^([.B33]-[.$B$14]))" table:style-name="ce44">
            <text:p>0.4275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66" table:formula="of:=IF([.B33]&gt;=120;&quot;&quot;;[.B33]+1)" table:style-name="ce42">
            <text:p>66</text:p>
          </table:table-cell>
          <table:table-cell office:value-type="float" office:value="1.6239E-2" table:formula="of:=IF([.B34]=&quot;&quot;;&quot;&quot;;VLOOKUP([.B34];[Qx.$B$4:.$C$119];2))" table:style-name="ce43">
            <text:p>0.016239</text:p>
          </table:table-cell>
          <table:table-cell office:value-type="float" office:value="0.983761" table:formula="of:=IF([.B34]=&quot;&quot;;&quot;&quot;;1-[.C34])" table:style-name="ce43">
            <text:p>0.983761</text:p>
          </table:table-cell>
          <table:table-cell office:value-type="float" office:value="0.88765156970462855" table:formula="of:=IF([.B34]=&quot;&quot;;&quot;&quot;;[.E33]*[.D33])" table:style-name="ce43">
            <text:p>0.887652</text:p>
          </table:table-cell>
          <table:table-cell table:style-name="ce42"/>
          <table:table-cell office:value-type="float" office:value="0.40511258918827875" table:formula="of:=IF([.B34]=&quot;&quot;;&quot;&quot;;[.E34]/(1+[.$G$5])^([.B34]-[.$B$14]))" table:style-name="ce44">
            <text:p>0.4051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67" table:formula="of:=IF([.B34]&gt;=120;&quot;&quot;;[.B34]+1)" table:style-name="ce42">
            <text:p>67</text:p>
          </table:table-cell>
          <table:table-cell office:value-type="float" office:value="1.8034000000000001E-2" table:formula="of:=IF([.B35]=&quot;&quot;;&quot;&quot;;VLOOKUP([.B35];[Qx.$B$4:.$C$119];2))" table:style-name="ce43">
            <text:p>0.018034</text:p>
          </table:table-cell>
          <table:table-cell office:value-type="float" office:value="0.98196600000000001" table:formula="of:=IF([.B35]=&quot;&quot;;&quot;&quot;;1-[.C35])" table:style-name="ce43">
            <text:p>0.981966</text:p>
          </table:table-cell>
          <table:table-cell office:value-type="float" office:value="0.87323699586419512" table:formula="of:=IF([.B35]=&quot;&quot;;&quot;&quot;;[.E34]*[.D34])" table:style-name="ce43">
            <text:p>0.873237</text:p>
          </table:table-cell>
          <table:table-cell table:style-name="ce42"/>
          <table:table-cell office:value-type="float" office:value="0.38320573639658673" table:formula="of:=IF([.B35]=&quot;&quot;;&quot;&quot;;[.E35]/(1+[.$G$5])^([.B35]-[.$B$14]))" table:style-name="ce44">
            <text:p>0.3832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68" table:formula="of:=IF([.B35]&gt;=120;&quot;&quot;;[.B35]+1)" table:style-name="ce42">
            <text:p>68</text:p>
          </table:table-cell>
          <table:table-cell office:value-type="float" office:value="1.9859000000000002E-2" table:formula="of:=IF([.B36]=&quot;&quot;;&quot;&quot;;VLOOKUP([.B36];[Qx.$B$4:.$C$119];2))" table:style-name="ce43">
            <text:p>0.019859</text:p>
          </table:table-cell>
          <table:table-cell office:value-type="float" office:value="0.98014100000000004" table:formula="of:=IF([.B36]=&quot;&quot;;&quot;&quot;;1-[.C36])" table:style-name="ce43">
            <text:p>0.980141</text:p>
          </table:table-cell>
          <table:table-cell office:value-type="float" office:value="0.85748903988078018" table:formula="of:=IF([.B36]=&quot;&quot;;&quot;&quot;;[.E35]*[.D35])" table:style-name="ce43">
            <text:p>0.857489</text:p>
          </table:table-cell>
          <table:table-cell table:style-name="ce42"/>
          <table:table-cell office:value-type="float" office:value="0.36182211937154873" table:formula="of:=IF([.B36]=&quot;&quot;;&quot;&quot;;[.E36]/(1+[.$G$5])^([.B36]-[.$B$14]))" table:style-name="ce44">
            <text:p>0.3618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69" table:formula="of:=IF([.B36]&gt;=120;&quot;&quot;;[.B36]+1)" table:style-name="ce42">
            <text:p>69</text:p>
          </table:table-cell>
          <table:table-cell office:value-type="float" office:value="2.1728999999999998E-2" table:formula="of:=IF([.B37]=&quot;&quot;;&quot;&quot;;VLOOKUP([.B37];[Qx.$B$4:.$C$119];2))" table:style-name="ce43">
            <text:p>0.021729</text:p>
          </table:table-cell>
          <table:table-cell office:value-type="float" office:value="0.978271" table:formula="of:=IF([.B37]=&quot;&quot;;&quot;&quot;;1-[.C37])" table:style-name="ce43">
            <text:p>0.978271</text:p>
          </table:table-cell>
          <table:table-cell office:value-type="float" office:value="0.84046016503778775" table:formula="of:=IF([.B37]=&quot;&quot;;&quot;&quot;;[.E36]*[.D36])" table:style-name="ce43">
            <text:p>0.840460</text:p>
          </table:table-cell>
          <table:table-cell table:style-name="ce42"/>
          <table:table-cell office:value-type="float" office:value="0.34099682106052809" table:formula="of:=IF([.B37]=&quot;&quot;;&quot;&quot;;[.E37]/(1+[.$G$5])^([.B37]-[.$B$14]))" table:style-name="ce44">
            <text:p>0.341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70" table:formula="of:=IF([.B37]&gt;=120;&quot;&quot;;[.B37]+1)" table:style-name="ce42">
            <text:p>70</text:p>
          </table:table-cell>
          <table:table-cell office:value-type="float" office:value="2.3730000000000001E-2" table:formula="of:=IF([.B38]=&quot;&quot;;&quot;&quot;;VLOOKUP([.B38];[Qx.$B$4:.$C$119];2))" table:style-name="ce43">
            <text:p>0.023730</text:p>
          </table:table-cell>
          <table:table-cell office:value-type="float" office:value="0.97626999999999997" table:formula="of:=IF([.B38]=&quot;&quot;;&quot;&quot;;1-[.C38])" table:style-name="ce43">
            <text:p>0.976270</text:p>
          </table:table-cell>
          <table:table-cell office:value-type="float" office:value="0.82219780611168169" table:formula="of:=IF([.B38]=&quot;&quot;;&quot;&quot;;[.E37]*[.D37])" table:style-name="ce43">
            <text:p>0.822198</text:p>
          </table:table-cell>
          <table:table-cell table:style-name="ce42"/>
          <table:table-cell office:value-type="float" office:value="0.32075702032279213" table:formula="of:=IF([.B38]=&quot;&quot;;&quot;&quot;;[.E38]/(1+[.$G$5])^([.B38]-[.$B$14]))" table:style-name="ce44">
            <text:p>0.3208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71" table:formula="of:=IF([.B38]&gt;=120;&quot;&quot;;[.B38]+1)" table:style-name="ce42">
            <text:p>71</text:p>
          </table:table-cell>
          <table:table-cell office:value-type="float" office:value="2.5950999999999998E-2" table:formula="of:=IF([.B39]=&quot;&quot;;&quot;&quot;;VLOOKUP([.B39];[Qx.$B$4:.$C$119];2))" table:style-name="ce43">
            <text:p>0.025951</text:p>
          </table:table-cell>
          <table:table-cell office:value-type="float" office:value="0.97404900000000005" table:formula="of:=IF([.B39]=&quot;&quot;;&quot;&quot;;1-[.C39])" table:style-name="ce43">
            <text:p>0.974049</text:p>
          </table:table-cell>
          <table:table-cell office:value-type="float" office:value="0.80268705217265146" table:formula="of:=IF([.B39]=&quot;&quot;;&quot;&quot;;[.E38]*[.D38])" table:style-name="ce43">
            <text:p>0.802687</text:p>
          </table:table-cell>
          <table:table-cell table:style-name="ce42"/>
          <table:table-cell office:value-type="float" office:value="0.30110140022166559" table:formula="of:=IF([.B39]=&quot;&quot;;&quot;&quot;;[.E39]/(1+[.$G$5])^([.B39]-[.$B$14]))" table:style-name="ce44">
            <text:p>0.3011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72" table:formula="of:=IF([.B39]&gt;=120;&quot;&quot;;[.B39]+1)" table:style-name="ce42">
            <text:p>72</text:p>
          </table:table-cell>
          <table:table-cell office:value-type="float" office:value="2.8480999999999999E-2" table:formula="of:=IF([.B40]=&quot;&quot;;&quot;&quot;;VLOOKUP([.B40];[Qx.$B$4:.$C$119];2))" table:style-name="ce43">
            <text:p>0.028481</text:p>
          </table:table-cell>
          <table:table-cell office:value-type="float" office:value="0.97151900000000002" table:formula="of:=IF([.B40]=&quot;&quot;;&quot;&quot;;1-[.C40])" table:style-name="ce43">
            <text:p>0.971519</text:p>
          </table:table-cell>
          <table:table-cell office:value-type="float" office:value="0.78185652048171905" table:formula="of:=IF([.B40]=&quot;&quot;;&quot;&quot;;[.E39]*[.D39])" table:style-name="ce43">
            <text:p>0.781857</text:p>
          </table:table-cell>
          <table:table-cell table:style-name="ce42"/>
          <table:table-cell office:value-type="float" office:value="0.282007228638955" table:formula="of:=IF([.B40]=&quot;&quot;;&quot;&quot;;[.E40]/(1+[.$G$5])^([.B40]-[.$B$14]))" table:style-name="ce44">
            <text:p>0.282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73" table:formula="of:=IF([.B40]&gt;=120;&quot;&quot;;[.B40]+1)" table:style-name="ce42">
            <text:p>73</text:p>
          </table:table-cell>
          <table:table-cell office:value-type="float" office:value="3.1201E-2" table:formula="of:=IF([.B41]=&quot;&quot;;&quot;&quot;;VLOOKUP([.B41];[Qx.$B$4:.$C$119];2))" table:style-name="ce43">
            <text:p>0.031201</text:p>
          </table:table-cell>
          <table:table-cell office:value-type="float" office:value="0.96879899999999997" table:formula="of:=IF([.B41]=&quot;&quot;;&quot;&quot;;1-[.C41])" table:style-name="ce43">
            <text:p>0.968799</text:p>
          </table:table-cell>
          <table:table-cell office:value-type="float" office:value="0.75958846492187926" table:formula="of:=IF([.B41]=&quot;&quot;;&quot;&quot;;[.E40]*[.D40])" table:style-name="ce43">
            <text:p>0.759588</text:p>
          </table:table-cell>
          <table:table-cell table:style-name="ce42"/>
          <table:table-cell office:value-type="float" office:value="0.26343786611547015" table:formula="of:=IF([.B41]=&quot;&quot;;&quot;&quot;;[.E41]/(1+[.$G$5])^([.B41]-[.$B$14]))" table:style-name="ce44">
            <text:p>0.2634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74" table:formula="of:=IF([.B41]&gt;=120;&quot;&quot;;[.B41]+1)" table:style-name="ce42">
            <text:p>74</text:p>
          </table:table-cell>
          <table:table-cell office:value-type="float" office:value="3.4050999999999998E-2" table:formula="of:=IF([.B42]=&quot;&quot;;&quot;&quot;;VLOOKUP([.B42];[Qx.$B$4:.$C$119];2))" table:style-name="ce43">
            <text:p>0.034051</text:p>
          </table:table-cell>
          <table:table-cell office:value-type="float" office:value="0.96594899999999995" table:formula="of:=IF([.B42]=&quot;&quot;;&quot;&quot;;1-[.C42])" table:style-name="ce43">
            <text:p>0.965949</text:p>
          </table:table-cell>
          <table:table-cell office:value-type="float" office:value="0.73588854522785163" table:formula="of:=IF([.B42]=&quot;&quot;;&quot;&quot;;[.E41]*[.D41])" table:style-name="ce43">
            <text:p>0.735889</text:p>
          </table:table-cell>
          <table:table-cell table:style-name="ce42"/>
          <table:table-cell office:value-type="float" office:value="0.24540225120653969" table:formula="of:=IF([.B42]=&quot;&quot;;&quot;&quot;;[.E42]/(1+[.$G$5])^([.B42]-[.$B$14]))" table:style-name="ce44">
            <text:p>0.2454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75" table:formula="of:=IF([.B42]&gt;=120;&quot;&quot;;[.B42]+1)" table:style-name="ce42">
            <text:p>75</text:p>
          </table:table-cell>
          <table:table-cell office:value-type="float" office:value="3.7211000000000001E-2" table:formula="of:=IF([.B43]=&quot;&quot;;&quot;&quot;;VLOOKUP([.B43];[Qx.$B$4:.$C$119];2))" table:style-name="ce43">
            <text:p>0.037211</text:p>
          </table:table-cell>
          <table:table-cell office:value-type="float" office:value="0.96278900000000001" table:formula="of:=IF([.B43]=&quot;&quot;;&quot;&quot;;1-[.C43])" table:style-name="ce43">
            <text:p>0.962789</text:p>
          </table:table-cell>
          <table:table-cell office:value-type="float" office:value="0.71083080437429802" table:formula="of:=IF([.B43]=&quot;&quot;;&quot;&quot;;[.E42]*[.D42])" table:style-name="ce43">
            <text:p>0.710831</text:p>
          </table:table-cell>
          <table:table-cell table:style-name="ce42"/>
          <table:table-cell office:value-type="float" office:value="0.22792890302952479" table:formula="of:=IF([.B43]=&quot;&quot;;&quot;&quot;;[.E43]/(1+[.$G$5])^([.B43]-[.$B$14]))" table:style-name="ce44">
            <text:p>0.2279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76" table:formula="of:=IF([.B43]&gt;=120;&quot;&quot;;[.B43]+1)" table:style-name="ce42">
            <text:p>76</text:p>
          </table:table-cell>
          <table:table-cell office:value-type="float" office:value="4.0857999999999998E-2" table:formula="of:=IF([.B44]=&quot;&quot;;&quot;&quot;;VLOOKUP([.B44];[Qx.$B$4:.$C$119];2))" table:style-name="ce43">
            <text:p>0.040858</text:p>
          </table:table-cell>
          <table:table-cell office:value-type="float" office:value="0.95914200000000005" table:formula="of:=IF([.B44]=&quot;&quot;;&quot;&quot;;1-[.C44])" table:style-name="ce43">
            <text:p>0.959142</text:p>
          </table:table-cell>
          <table:table-cell office:value-type="float" office:value="0.68438007931272604" table:formula="of:=IF([.B44]=&quot;&quot;;&quot;&quot;;[.E43]*[.D43])" table:style-name="ce43">
            <text:p>0.684380</text:p>
          </table:table-cell>
          <table:table-cell table:style-name="ce42"/>
          <table:table-cell office:value-type="float" office:value="0.21100715444124343" table:formula="of:=IF([.B44]=&quot;&quot;;&quot;&quot;;[.E44]/(1+[.$G$5])^([.B44]-[.$B$14]))" table:style-name="ce44">
            <text:p>0.211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77" table:formula="of:=IF([.B44]&gt;=120;&quot;&quot;;[.B44]+1)" table:style-name="ce42">
            <text:p>77</text:p>
          </table:table-cell>
          <table:table-cell office:value-type="float" office:value="4.5171000000000003E-2" table:formula="of:=IF([.B45]=&quot;&quot;;&quot;&quot;;VLOOKUP([.B45];[Qx.$B$4:.$C$119];2))" table:style-name="ce43">
            <text:p>0.045171</text:p>
          </table:table-cell>
          <table:table-cell office:value-type="float" office:value="0.95482900000000004" table:formula="of:=IF([.B45]=&quot;&quot;;&quot;&quot;;1-[.C45])" table:style-name="ce43">
            <text:p>0.954829</text:p>
          </table:table-cell>
          <table:table-cell office:value-type="float" office:value="0.65641767803216666" table:formula="of:=IF([.B45]=&quot;&quot;;&quot;&quot;;[.E44]*[.D44])" table:style-name="ce43">
            <text:p>0.656418</text:p>
          </table:table-cell>
          <table:table-cell table:style-name="ce42"/>
          <table:table-cell office:value-type="float" office:value="0.19460175396642607" table:formula="of:=IF([.B45]=&quot;&quot;;&quot;&quot;;[.E45]/(1+[.$G$5])^([.B45]-[.$B$14]))" table:style-name="ce44">
            <text:p>0.1946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78" table:formula="of:=IF([.B45]&gt;=120;&quot;&quot;;[.B45]+1)" table:style-name="ce42">
            <text:p>78</text:p>
          </table:table-cell>
          <table:table-cell office:value-type="float" office:value="5.0210999999999999E-2" table:formula="of:=IF([.B46]=&quot;&quot;;&quot;&quot;;VLOOKUP([.B46];[Qx.$B$4:.$C$119];2))" table:style-name="ce43">
            <text:p>0.050211</text:p>
          </table:table-cell>
          <table:table-cell office:value-type="float" office:value="0.94978899999999999" table:formula="of:=IF([.B46]=&quot;&quot;;&quot;&quot;;1-[.C46])" table:style-name="ce43">
            <text:p>0.949789</text:p>
          </table:table-cell>
          <table:table-cell office:value-type="float" office:value="0.62676663509777564" table:formula="of:=IF([.B46]=&quot;&quot;;&quot;&quot;;[.E45]*[.D45])" table:style-name="ce43">
            <text:p>0.626767</text:p>
          </table:table-cell>
          <table:table-cell table:style-name="ce42"/>
          <table:table-cell office:value-type="float" office:value="0.17866480590193135" table:formula="of:=IF([.B46]=&quot;&quot;;&quot;&quot;;[.E46]/(1+[.$G$5])^([.B46]-[.$B$14]))" table:style-name="ce44">
            <text:p>0.1787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79" table:formula="of:=IF([.B46]&gt;=120;&quot;&quot;;[.B46]+1)" table:style-name="ce42">
            <text:p>79</text:p>
          </table:table-cell>
          <table:table-cell office:value-type="float" office:value="5.5861000000000001E-2" table:formula="of:=IF([.B47]=&quot;&quot;;&quot;&quot;;VLOOKUP([.B47];[Qx.$B$4:.$C$119];2))" table:style-name="ce43">
            <text:p>0.055861</text:p>
          </table:table-cell>
          <table:table-cell office:value-type="float" office:value="0.94413899999999995" table:formula="of:=IF([.B47]=&quot;&quot;;&quot;&quot;;1-[.C47])" table:style-name="ce43">
            <text:p>0.944139</text:p>
          </table:table-cell>
          <table:table-cell office:value-type="float" office:value="0.59529605558288123" table:formula="of:=IF([.B47]=&quot;&quot;;&quot;&quot;;[.E46]*[.D46])" table:style-name="ce43">
            <text:p>0.595296</text:p>
          </table:table-cell>
          <table:table-cell table:style-name="ce42"/>
          <table:table-cell office:value-type="float" office:value="0.16316718012768219" table:formula="of:=IF([.B47]=&quot;&quot;;&quot;&quot;;[.E47]/(1+[.$G$5])^([.B47]-[.$B$14]))" table:style-name="ce44">
            <text:p>0.1632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80" table:formula="of:=IF([.B47]&gt;=120;&quot;&quot;;[.B47]+1)" table:style-name="ce42">
            <text:p>80</text:p>
          </table:table-cell>
          <table:table-cell office:value-type="float" office:value="6.2026999999999999E-2" table:formula="of:=IF([.B48]=&quot;&quot;;&quot;&quot;;VLOOKUP([.B48];[Qx.$B$4:.$C$119];2))" table:style-name="ce43">
            <text:p>0.062027</text:p>
          </table:table-cell>
          <table:table-cell office:value-type="float" office:value="0.93797299999999995" table:formula="of:=IF([.B48]=&quot;&quot;;&quot;&quot;;1-[.C48])" table:style-name="ce43">
            <text:p>0.937973</text:p>
          </table:table-cell>
          <table:table-cell office:value-type="float" office:value="0.5620422226219659" table:formula="of:=IF([.B48]=&quot;&quot;;&quot;&quot;;[.E47]*[.D47])" table:style-name="ce43">
            <text:p>0.562042</text:p>
          </table:table-cell>
          <table:table-cell table:style-name="ce42"/>
          <table:table-cell office:value-type="float" office:value="0.14812740219093243" table:formula="of:=IF([.B48]=&quot;&quot;;&quot;&quot;;[.E48]/(1+[.$G$5])^([.B48]-[.$B$14]))" table:style-name="ce44">
            <text:p>0.1481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81" table:formula="of:=IF([.B48]&gt;=120;&quot;&quot;;[.B48]+1)" table:style-name="ce42">
            <text:p>81</text:p>
          </table:table-cell>
          <table:table-cell office:value-type="float" office:value="6.8614999999999995E-2" table:formula="of:=IF([.B49]=&quot;&quot;;&quot;&quot;;VLOOKUP([.B49];[Qx.$B$4:.$C$119];2))" table:style-name="ce43">
            <text:p>0.068615</text:p>
          </table:table-cell>
          <table:table-cell office:value-type="float" office:value="0.93138500000000002" table:formula="of:=IF([.B49]=&quot;&quot;;&quot;&quot;;1-[.C49])" table:style-name="ce43">
            <text:p>0.931385</text:p>
          </table:table-cell>
          <table:table-cell office:value-type="float" office:value="0.52718042967939316" table:formula="of:=IF([.B49]=&quot;&quot;;&quot;&quot;;[.E48]*[.D48])" table:style-name="ce43">
            <text:p>0.527180</text:p>
          </table:table-cell>
          <table:table-cell table:style-name="ce42"/>
          <table:table-cell office:value-type="float" office:value="0.1335956767454187" table:formula="of:=IF([.B49]=&quot;&quot;;&quot;&quot;;[.E49]/(1+[.$G$5])^([.B49]-[.$B$14]))" table:style-name="ce44">
            <text:p>0.1336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82" table:formula="of:=IF([.B49]&gt;=120;&quot;&quot;;[.B49]+1)" table:style-name="ce42">
            <text:p>82</text:p>
          </table:table-cell>
          <table:table-cell office:value-type="float" office:value="7.5532000000000002E-2" table:formula="of:=IF([.B50]=&quot;&quot;;&quot;&quot;;VLOOKUP([.B50];[Qx.$B$4:.$C$119];2))" table:style-name="ce43">
            <text:p>0.075532</text:p>
          </table:table-cell>
          <table:table-cell office:value-type="float" office:value="0.92446799999999996" table:formula="of:=IF([.B50]=&quot;&quot;;&quot;&quot;;1-[.C50])" table:style-name="ce43">
            <text:p>0.924468</text:p>
          </table:table-cell>
          <table:table-cell office:value-type="float" office:value="0.49100794449694163" table:formula="of:=IF([.B50]=&quot;&quot;;&quot;&quot;;[.E49]*[.D49])" table:style-name="ce43">
            <text:p>0.491008</text:p>
          </table:table-cell>
          <table:table-cell table:style-name="ce42"/>
          <table:table-cell office:value-type="float" office:value="0.11964327825531904" table:formula="of:=IF([.B50]=&quot;&quot;;&quot;&quot;;[.E50]/(1+[.$G$5])^([.B50]-[.$B$14]))" table:style-name="ce44">
            <text:p>0.1196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83" table:formula="of:=IF([.B50]&gt;=120;&quot;&quot;;[.B50]+1)" table:style-name="ce42">
            <text:p>83</text:p>
          </table:table-cell>
          <table:table-cell office:value-type="float" office:value="8.251E-2" table:formula="of:=IF([.B51]=&quot;&quot;;&quot;&quot;;VLOOKUP([.B51];[Qx.$B$4:.$C$119];2))" table:style-name="ce43">
            <text:p>0.082510</text:p>
          </table:table-cell>
          <table:table-cell office:value-type="float" office:value="0.91749000000000003" table:formula="of:=IF([.B51]=&quot;&quot;;&quot;&quot;;1-[.C51])" table:style-name="ce43">
            <text:p>0.917490</text:p>
          </table:table-cell>
          <table:table-cell office:value-type="float" office:value="0.45392113243319859" table:formula="of:=IF([.B51]=&quot;&quot;;&quot;&quot;;[.E50]*[.D50])" table:style-name="ce43">
            <text:p>0.453921</text:p>
          </table:table-cell>
          <table:table-cell table:style-name="ce42"/>
          <table:table-cell office:value-type="float" office:value="0.10635229054051754" table:formula="of:=IF([.B51]=&quot;&quot;;&quot;&quot;;[.E51]/(1+[.$G$5])^([.B51]-[.$B$14]))" table:style-name="ce44">
            <text:p>0.1064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84" table:formula="of:=IF([.B51]&gt;=120;&quot;&quot;;[.B51]+1)" table:style-name="ce42">
            <text:p>84</text:p>
          </table:table-cell>
          <table:table-cell office:value-type="float" office:value="8.9612999999999998E-2" table:formula="of:=IF([.B52]=&quot;&quot;;&quot;&quot;;VLOOKUP([.B52];[Qx.$B$4:.$C$119];2))" table:style-name="ce43">
            <text:p>0.089613</text:p>
          </table:table-cell>
          <table:table-cell office:value-type="float" office:value="0.91038700000000006" table:formula="of:=IF([.B52]=&quot;&quot;;&quot;&quot;;1-[.C52])" table:style-name="ce43">
            <text:p>0.910387</text:p>
          </table:table-cell>
          <table:table-cell office:value-type="float" office:value="0.41646809979613542" table:formula="of:=IF([.B52]=&quot;&quot;;&quot;&quot;;[.E51]*[.D51])" table:style-name="ce43">
            <text:p>0.416468</text:p>
          </table:table-cell>
          <table:table-cell table:style-name="ce42"/>
          <table:table-cell office:value-type="float" office:value="9.3824195238480249E-2" table:formula="of:=IF([.B52]=&quot;&quot;;&quot;&quot;;[.E52]/(1+[.$G$5])^([.B52]-[.$B$14]))" table:style-name="ce44">
            <text:p>0.0938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85" table:formula="of:=IF([.B52]&gt;=120;&quot;&quot;;[.B52]+1)" table:style-name="ce42">
            <text:p>85</text:p>
          </table:table-cell>
          <table:table-cell office:value-type="float" office:value="9.7239999999999993E-2" table:formula="of:=IF([.B53]=&quot;&quot;;&quot;&quot;;VLOOKUP([.B53];[Qx.$B$4:.$C$119];2))" table:style-name="ce43">
            <text:p>0.097240</text:p>
          </table:table-cell>
          <table:table-cell office:value-type="float" office:value="0.90276000000000001" table:formula="of:=IF([.B53]=&quot;&quot;;&quot;&quot;;1-[.C53])" table:style-name="ce43">
            <text:p>0.902760</text:p>
          </table:table-cell>
          <table:table-cell office:value-type="float" office:value="0.37914714396910437" table:formula="of:=IF([.B53]=&quot;&quot;;&quot;&quot;;[.E52]*[.D52])" table:style-name="ce43">
            <text:p>0.379147</text:p>
          </table:table-cell>
          <table:table-cell table:style-name="ce42"/>
          <table:table-cell office:value-type="float" office:value="8.2131084260167631E-2" table:formula="of:=IF([.B53]=&quot;&quot;;&quot;&quot;;[.E53]/(1+[.$G$5])^([.B53]-[.$B$14]))" table:style-name="ce44">
            <text:p>0.0821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86" table:formula="of:=IF([.B53]&gt;=120;&quot;&quot;;[.B53]+1)" table:style-name="ce42">
            <text:p>86</text:p>
          </table:table-cell>
          <table:table-cell office:value-type="float" office:value="0.105792" table:formula="of:=IF([.B54]=&quot;&quot;;&quot;&quot;;VLOOKUP([.B54];[Qx.$B$4:.$C$119];2))" table:style-name="ce43">
            <text:p>0.105792</text:p>
          </table:table-cell>
          <table:table-cell office:value-type="float" office:value="0.894208" table:formula="of:=IF([.B54]=&quot;&quot;;&quot;&quot;;1-[.C54])" table:style-name="ce43">
            <text:p>0.894208</text:p>
          </table:table-cell>
          <table:table-cell office:value-type="float" office:value="0.34227887568954868" table:formula="of:=IF([.B54]=&quot;&quot;;&quot;&quot;;[.E53]*[.D53])" table:style-name="ce43">
            <text:p>0.342279</text:p>
          </table:table-cell>
          <table:table-cell table:style-name="ce42"/>
          <table:table-cell office:value-type="float" office:value="7.1292940025681636E-2" table:formula="of:=IF([.B54]=&quot;&quot;;&quot;&quot;;[.E54]/(1+[.$G$5])^([.B54]-[.$B$14]))" table:style-name="ce44">
            <text:p>0.0713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87" table:formula="of:=IF([.B54]&gt;=120;&quot;&quot;;[.B54]+1)" table:style-name="ce42">
            <text:p>87</text:p>
          </table:table-cell>
          <table:table-cell office:value-type="float" office:value="0.115671" table:formula="of:=IF([.B55]=&quot;&quot;;&quot;&quot;;VLOOKUP([.B55];[Qx.$B$4:.$C$119];2))" table:style-name="ce43">
            <text:p>0.115671</text:p>
          </table:table-cell>
          <table:table-cell office:value-type="float" office:value="0.88432900000000003" table:formula="of:=IF([.B55]=&quot;&quot;;&quot;&quot;;1-[.C55])" table:style-name="ce43">
            <text:p>0.884329</text:p>
          </table:table-cell>
          <table:table-cell office:value-type="float" office:value="0.30606850887259995" table:formula="of:=IF([.B55]=&quot;&quot;;&quot;&quot;;[.E54]*[.D54])" table:style-name="ce43">
            <text:p>0.306069</text:p>
          </table:table-cell>
          <table:table-cell table:style-name="ce42"/>
          <table:table-cell office:value-type="float" office:value="6.1298766648543015E-2" table:formula="of:=IF([.B55]=&quot;&quot;;&quot;&quot;;[.E55]/(1+[.$G$5])^([.B55]-[.$B$14]))" table:style-name="ce44">
            <text:p>0.0613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88" table:formula="of:=IF([.B55]&gt;=120;&quot;&quot;;[.B55]+1)" table:style-name="ce42">
            <text:p>88</text:p>
          </table:table-cell>
          <table:table-cell office:value-type="float" office:value="0.12698000000000001" table:formula="of:=IF([.B56]=&quot;&quot;;&quot;&quot;;VLOOKUP([.B56];[Qx.$B$4:.$C$119];2))" table:style-name="ce43">
            <text:p>0.126980</text:p>
          </table:table-cell>
          <table:table-cell office:value-type="float" office:value="0.87302000000000002" table:formula="of:=IF([.B56]=&quot;&quot;;&quot;&quot;;1-[.C56])" table:style-name="ce43">
            <text:p>0.873020</text:p>
          </table:table-cell>
          <table:table-cell office:value-type="float" office:value="0.27066525838279748" table:formula="of:=IF([.B56]=&quot;&quot;;&quot;&quot;;[.E55]*[.D55])" table:style-name="ce43">
            <text:p>0.270665</text:p>
          </table:table-cell>
          <table:table-cell table:style-name="ce42"/>
          <table:table-cell office:value-type="float" office:value="5.2123343280326348E-2" table:formula="of:=IF([.B56]=&quot;&quot;;&quot;&quot;;[.E56]/(1+[.$G$5])^([.B56]-[.$B$14]))" table:style-name="ce44">
            <text:p>0.0521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89" table:formula="of:=IF([.B56]&gt;=120;&quot;&quot;;[.B56]+1)" table:style-name="ce42">
            <text:p>89</text:p>
          </table:table-cell>
          <table:table-cell office:value-type="float" office:value="0.13945199999999999" table:formula="of:=IF([.B57]=&quot;&quot;;&quot;&quot;;VLOOKUP([.B57];[Qx.$B$4:.$C$119];2))" table:style-name="ce43">
            <text:p>0.139452</text:p>
          </table:table-cell>
          <table:table-cell office:value-type="float" office:value="0.86054799999999998" table:formula="of:=IF([.B57]=&quot;&quot;;&quot;&quot;;1-[.C57])" table:style-name="ce43">
            <text:p>0.860548</text:p>
          </table:table-cell>
          <table:table-cell office:value-type="float" office:value="0.23629618387334986" table:formula="of:=IF([.B57]=&quot;&quot;;&quot;&quot;;[.E56]*[.D56])" table:style-name="ce43">
            <text:p>0.236296</text:p>
          </table:table-cell>
          <table:table-cell table:style-name="ce42"/>
          <table:table-cell office:value-type="float" office:value="4.3754539567875485E-2" table:formula="of:=IF([.B57]=&quot;&quot;;&quot;&quot;;[.E57]/(1+[.$G$5])^([.B57]-[.$B$14]))" table:style-name="ce44">
            <text:p>0.0438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0" table:formula="of:=IF([.B57]&gt;=120;&quot;&quot;;[.B57]+1)" table:style-name="ce42">
            <text:p>90</text:p>
          </table:table-cell>
          <table:table-cell office:value-type="float" office:value="0.15293100000000001" table:formula="of:=IF([.B58]=&quot;&quot;;&quot;&quot;;VLOOKUP([.B58];[Qx.$B$4:.$C$119];2))" table:style-name="ce43">
            <text:p>0.152931</text:p>
          </table:table-cell>
          <table:table-cell office:value-type="float" office:value="0.84706899999999996" table:formula="of:=IF([.B58]=&quot;&quot;;&quot;&quot;;1-[.C58])" table:style-name="ce43">
            <text:p>0.847069</text:p>
          </table:table-cell>
          <table:table-cell office:value-type="float" office:value="0.20334420843984347" table:formula="of:=IF([.B58]=&quot;&quot;;&quot;&quot;;[.E57]*[.D57])" table:style-name="ce43">
            <text:p>0.203344</text:p>
          </table:table-cell>
          <table:table-cell table:style-name="ce42"/>
          <table:table-cell office:value-type="float" office:value="3.6204693765438563E-2" table:formula="of:=IF([.B58]=&quot;&quot;;&quot;&quot;;[.E58]/(1+[.$G$5])^([.B58]-[.$B$14]))" table:style-name="ce44">
            <text:p>0.0362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1" table:formula="of:=IF([.B58]&gt;=120;&quot;&quot;;[.B58]+1)" table:style-name="ce42">
            <text:p>91</text:p>
          </table:table-cell>
          <table:table-cell office:value-type="float" office:value="0.16725999999999999" table:formula="of:=IF([.B59]=&quot;&quot;;&quot;&quot;;VLOOKUP([.B59];[Qx.$B$4:.$C$119];2))" table:style-name="ce43">
            <text:p>0.167260</text:p>
          </table:table-cell>
          <table:table-cell office:value-type="float" office:value="0.83274000000000004" table:formula="of:=IF([.B59]=&quot;&quot;;&quot;&quot;;1-[.C59])" table:style-name="ce43">
            <text:p>0.832740</text:p>
          </table:table-cell>
          <table:table-cell office:value-type="float" office:value="0.17224657529892975" table:formula="of:=IF([.B59]=&quot;&quot;;&quot;&quot;;[.E58]*[.D58])" table:style-name="ce43">
            <text:p>0.172247</text:p>
          </table:table-cell>
          <table:table-cell table:style-name="ce42"/>
          <table:table-cell office:value-type="float" office:value="2.948834013768873E-2" table:formula="of:=IF([.B59]=&quot;&quot;;&quot;&quot;;[.E59]/(1+[.$G$5])^([.B59]-[.$B$14]))" table:style-name="ce44">
            <text:p>0.0295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2" table:formula="of:=IF([.B59]&gt;=120;&quot;&quot;;[.B59]+1)" table:style-name="ce42">
            <text:p>92</text:p>
          </table:table-cell>
          <table:table-cell office:value-type="float" office:value="0.182281" table:formula="of:=IF([.B60]=&quot;&quot;;&quot;&quot;;VLOOKUP([.B60];[Qx.$B$4:.$C$119];2))" table:style-name="ce43">
            <text:p>0.182281</text:p>
          </table:table-cell>
          <table:table-cell office:value-type="float" office:value="0.81771899999999997" table:formula="of:=IF([.B60]=&quot;&quot;;&quot;&quot;;1-[.C60])" table:style-name="ce43">
            <text:p>0.817719</text:p>
          </table:table-cell>
          <table:table-cell office:value-type="float" office:value="0.14343661311443076" table:formula="of:=IF([.B60]=&quot;&quot;;&quot;&quot;;[.E59]*[.D59])" table:style-name="ce43">
            <text:p>0.143437</text:p>
          </table:table-cell>
          <table:table-cell table:style-name="ce42"/>
          <table:table-cell office:value-type="float" office:value="2.3611654198325876E-2" table:formula="of:=IF([.B60]=&quot;&quot;;&quot;&quot;;[.E60]/(1+[.$G$5])^([.B60]-[.$B$14]))" table:style-name="ce44">
            <text:p>0.0236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3" table:formula="of:=IF([.B60]&gt;=120;&quot;&quot;;[.B60]+1)" table:style-name="ce42">
            <text:p>93</text:p>
          </table:table-cell>
          <table:table-cell office:value-type="float" office:value="0.19839200000000001" table:formula="of:=IF([.B61]=&quot;&quot;;&quot;&quot;;VLOOKUP([.B61];[Qx.$B$4:.$C$119];2))" table:style-name="ce43">
            <text:p>0.198392</text:p>
          </table:table-cell>
          <table:table-cell office:value-type="float" office:value="0.80160799999999999" table:formula="of:=IF([.B61]=&quot;&quot;;&quot;&quot;;1-[.C61])" table:style-name="ce43">
            <text:p>0.801608</text:p>
          </table:table-cell>
          <table:table-cell office:value-type="float" office:value="0.1172908438393192" table:formula="of:=IF([.B61]=&quot;&quot;;&quot;&quot;;[.E60]*[.D60])" table:style-name="ce43">
            <text:p>0.117291</text:p>
          </table:table-cell>
          <table:table-cell table:style-name="ce42"/>
          <table:table-cell office:value-type="float" office:value="1.8565094480193112E-2" table:formula="of:=IF([.B61]=&quot;&quot;;&quot;&quot;;[.E61]/(1+[.$G$5])^([.B61]-[.$B$14]))" table:style-name="ce44">
            <text:p>0.0186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4" table:formula="of:=IF([.B61]&gt;=120;&quot;&quot;;[.B61]+1)" table:style-name="ce42">
            <text:p>94</text:p>
          </table:table-cell>
          <table:table-cell office:value-type="float" office:value="0.2157" table:formula="of:=IF([.B62]=&quot;&quot;;&quot;&quot;;VLOOKUP([.B62];[Qx.$B$4:.$C$119];2))" table:style-name="ce43">
            <text:p>0.215700</text:p>
          </table:table-cell>
          <table:table-cell office:value-type="float" office:value="0.7843" table:formula="of:=IF([.B62]=&quot;&quot;;&quot;&quot;;1-[.C62])" table:style-name="ce43">
            <text:p>0.784300</text:p>
          </table:table-cell>
          <table:table-cell office:value-type="float" office:value="9.402127874834898E-2" table:formula="of:=IF([.B62]=&quot;&quot;;&quot;&quot;;[.E61]*[.D61])" table:style-name="ce43">
            <text:p>0.094021</text:p>
          </table:table-cell>
          <table:table-cell table:style-name="ce42"/>
          <table:table-cell office:value-type="float" office:value="1.4309546400075613E-2" table:formula="of:=IF([.B62]=&quot;&quot;;&quot;&quot;;[.E62]/(1+[.$G$5])^([.B62]-[.$B$14]))" table:style-name="ce44">
            <text:p>0.0143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5" table:formula="of:=IF([.B62]&gt;=120;&quot;&quot;;[.B62]+1)" table:style-name="ce42">
            <text:p>95</text:p>
          </table:table-cell>
          <table:table-cell office:value-type="float" office:value="0.23360600000000001" table:formula="of:=IF([.B63]=&quot;&quot;;&quot;&quot;;VLOOKUP([.B63];[Qx.$B$4:.$C$119];2))" table:style-name="ce43">
            <text:p>0.233606</text:p>
          </table:table-cell>
          <table:table-cell office:value-type="float" office:value="0.76639400000000002" table:formula="of:=IF([.B63]=&quot;&quot;;&quot;&quot;;1-[.C63])" table:style-name="ce43">
            <text:p>0.766394</text:p>
          </table:table-cell>
          <table:table-cell office:value-type="float" office:value="7.3740888922330106E-2" table:formula="of:=IF([.B63]=&quot;&quot;;&quot;&quot;;[.E62]*[.D62])" table:style-name="ce43">
            <text:p>0.073741</text:p>
          </table:table-cell>
          <table:table-cell table:style-name="ce42"/>
          <table:table-cell office:value-type="float" office:value="1.0791324270749329E-2" table:formula="of:=IF([.B63]=&quot;&quot;;&quot;&quot;;[.E63]/(1+[.$G$5])^([.B63]-[.$B$14]))" table:style-name="ce44">
            <text:p>0.0108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6" table:formula="of:=IF([.B63]&gt;=120;&quot;&quot;;[.B63]+1)" table:style-name="ce42">
            <text:p>96</text:p>
          </table:table-cell>
          <table:table-cell office:value-type="float" office:value="0.25151000000000001" table:formula="of:=IF([.B64]=&quot;&quot;;&quot;&quot;;VLOOKUP([.B64];[Qx.$B$4:.$C$119];2))" table:style-name="ce43">
            <text:p>0.251510</text:p>
          </table:table-cell>
          <table:table-cell office:value-type="float" office:value="0.74848999999999999" table:formula="of:=IF([.B64]=&quot;&quot;;&quot;&quot;;1-[.C64])" table:style-name="ce43">
            <text:p>0.748490</text:p>
          </table:table-cell>
          <table:table-cell office:value-type="float" office:value="5.651457482474026E-2" table:formula="of:=IF([.B64]=&quot;&quot;;&quot;&quot;;[.E63]*[.D63])" table:style-name="ce43">
            <text:p>0.056515</text:p>
          </table:table-cell>
          <table:table-cell table:style-name="ce42"/>
          <table:table-cell office:value-type="float" office:value="7.9523136280352513E-3" table:formula="of:=IF([.B64]=&quot;&quot;;&quot;&quot;;[.E64]/(1+[.$G$5])^([.B64]-[.$B$14]))" table:style-name="ce44">
            <text:p>0.008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7" table:formula="of:=IF([.B64]&gt;=120;&quot;&quot;;[.B64]+1)" table:style-name="ce42">
            <text:p>97</text:p>
          </table:table-cell>
          <table:table-cell office:value-type="float" office:value="0.26881500000000003" table:formula="of:=IF([.B65]=&quot;&quot;;&quot;&quot;;VLOOKUP([.B65];[Qx.$B$4:.$C$119];2))" table:style-name="ce43">
            <text:p>0.268815</text:p>
          </table:table-cell>
          <table:table-cell office:value-type="float" office:value="0.73118499999999997" table:formula="of:=IF([.B65]=&quot;&quot;;&quot;&quot;;1-[.C65])" table:style-name="ce43">
            <text:p>0.731185</text:p>
          </table:table-cell>
          <table:table-cell office:value-type="float" office:value="4.2300594110569835E-2" table:formula="of:=IF([.B65]=&quot;&quot;;&quot;&quot;;[.E64]*[.D64])" table:style-name="ce43">
            <text:p>0.042301</text:p>
          </table:table-cell>
          <table:table-cell table:style-name="ce42"/>
          <table:table-cell office:value-type="float" office:value="5.7232954110077927E-3" table:formula="of:=IF([.B65]=&quot;&quot;;&quot;&quot;;[.E65]/(1+[.$G$5])^([.B65]-[.$B$14]))" table:style-name="ce44">
            <text:p>0.0057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8" table:formula="of:=IF([.B65]&gt;=120;&quot;&quot;;[.B65]+1)" table:style-name="ce42">
            <text:p>98</text:p>
          </table:table-cell>
          <table:table-cell office:value-type="float" office:value="0.285277" table:formula="of:=IF([.B66]=&quot;&quot;;&quot;&quot;;VLOOKUP([.B66];[Qx.$B$4:.$C$119];2))" table:style-name="ce43">
            <text:p>0.285277</text:p>
          </table:table-cell>
          <table:table-cell office:value-type="float" office:value="0.714723" table:formula="of:=IF([.B66]=&quot;&quot;;&quot;&quot;;1-[.C66])" table:style-name="ce43">
            <text:p>0.714723</text:p>
          </table:table-cell>
          <table:table-cell office:value-type="float" office:value="3.0929559904737003E-2" table:formula="of:=IF([.B66]=&quot;&quot;;&quot;&quot;;[.E65]*[.D65])" table:style-name="ce43">
            <text:p>0.030930</text:p>
          </table:table-cell>
          <table:table-cell table:style-name="ce42"/>
          <table:table-cell office:value-type="float" office:value="4.0238343799016661E-3" table:formula="of:=IF([.B66]=&quot;&quot;;&quot;&quot;;[.E66]/(1+[.$G$5])^([.B66]-[.$B$14]))" table:style-name="ce44">
            <text:p>0.004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9" table:formula="of:=IF([.B66]&gt;=120;&quot;&quot;;[.B66]+1)" table:style-name="ce42">
            <text:p>99</text:p>
          </table:table-cell>
          <table:table-cell office:value-type="float" office:value="0.30129800000000001" table:formula="of:=IF([.B67]=&quot;&quot;;&quot;&quot;;VLOOKUP([.B67];[Qx.$B$4:.$C$119];2))" table:style-name="ce43">
            <text:p>0.301298</text:p>
          </table:table-cell>
          <table:table-cell office:value-type="float" office:value="0.69870199999999993" table:formula="of:=IF([.B67]=&quot;&quot;;&quot;&quot;;1-[.C67])" table:style-name="ce43">
            <text:p>0.698702</text:p>
          </table:table-cell>
          <table:table-cell office:value-type="float" office:value="2.2106067843793344E-2" table:formula="of:=IF([.B67]=&quot;&quot;;&quot;&quot;;[.E66]*[.D66])" table:style-name="ce43">
            <text:p>0.022106</text:p>
          </table:table-cell>
          <table:table-cell table:style-name="ce42"/>
          <table:table-cell office:value-type="float" office:value="2.765314403371594E-3" table:formula="of:=IF([.B67]=&quot;&quot;;&quot;&quot;;[.E67]/(1+[.$G$5])^([.B67]-[.$B$14]))" table:style-name="ce44">
            <text:p>0.0028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00" table:formula="of:=IF([.B67]&gt;=120;&quot;&quot;;[.B67]+1)" table:style-name="ce42">
            <text:p>100</text:p>
          </table:table-cell>
          <table:table-cell office:value-type="float" office:value="0.31723800000000002" table:formula="of:=IF([.B68]=&quot;&quot;;&quot;&quot;;VLOOKUP([.B68];[Qx.$B$4:.$C$119];2))" table:style-name="ce43">
            <text:p>0.317238</text:p>
          </table:table-cell>
          <table:table-cell office:value-type="float" office:value="0.68276199999999998" table:formula="of:=IF([.B68]=&quot;&quot;;&quot;&quot;;1-[.C68])" table:style-name="ce43">
            <text:p>0.682762</text:p>
          </table:table-cell>
          <table:table-cell office:value-type="float" office:value="1.5445553814594096E-2" table:formula="of:=IF([.B68]=&quot;&quot;;&quot;&quot;;[.E67]*[.D67])" table:style-name="ce43">
            <text:p>0.015446</text:p>
          </table:table-cell>
          <table:table-cell table:style-name="ce42"/>
          <table:table-cell office:value-type="float" office:value="1.8578179848697494E-3" table:formula="of:=IF([.B68]=&quot;&quot;;&quot;&quot;;[.E68]/(1+[.$G$5])^([.B68]-[.$B$14]))" table:style-name="ce44">
            <text:p>0.0019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01" table:formula="of:=IF([.B68]&gt;=120;&quot;&quot;;[.B68]+1)" table:style-name="ce42">
            <text:p>101</text:p>
          </table:table-cell>
          <table:table-cell office:value-type="float" office:value="0.33346100000000001" table:formula="of:=IF([.B69]=&quot;&quot;;&quot;&quot;;VLOOKUP([.B69];[Qx.$B$4:.$C$119];2))" table:style-name="ce43">
            <text:p>0.333461</text:p>
          </table:table-cell>
          <table:table-cell office:value-type="float" office:value="0.66653899999999999" table:formula="of:=IF([.B69]=&quot;&quot;;&quot;&quot;;1-[.C69])" table:style-name="ce43">
            <text:p>0.666539</text:p>
          </table:table-cell>
          <table:table-cell office:value-type="float" office:value="1.0545637213559894E-2" table:formula="of:=IF([.B69]=&quot;&quot;;&quot;&quot;;[.E68]*[.D68])" table:style-name="ce43">
            <text:p>0.010546</text:p>
          </table:table-cell>
          <table:table-cell table:style-name="ce42"/>
          <table:table-cell office:value-type="float" office:value="1.2196610797938845E-3" table:formula="of:=IF([.B69]=&quot;&quot;;&quot;&quot;;[.E69]/(1+[.$G$5])^([.B69]-[.$B$14]))" table:style-name="ce44">
            <text:p>0.0012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02" table:formula="of:=IF([.B69]&gt;=120;&quot;&quot;;[.B69]+1)" table:style-name="ce42">
            <text:p>102</text:p>
          </table:table-cell>
          <table:table-cell office:value-type="float" office:value="0.35032999999999997" table:formula="of:=IF([.B70]=&quot;&quot;;&quot;&quot;;VLOOKUP([.B70];[Qx.$B$4:.$C$119];2))" table:style-name="ce43">
            <text:p>0.350330</text:p>
          </table:table-cell>
          <table:table-cell office:value-type="float" office:value="0.64966999999999997" table:formula="of:=IF([.B70]=&quot;&quot;;&quot;&quot;;1-[.C70])" table:style-name="ce43">
            <text:p>0.649670</text:p>
          </table:table-cell>
          <table:table-cell office:value-type="float" office:value="7.0290784826889984E-3" table:formula="of:=IF([.B70]=&quot;&quot;;&quot;&quot;;[.E69]*[.D69])" table:style-name="ce43">
            <text:p>0.007029</text:p>
          </table:table-cell>
          <table:table-cell table:style-name="ce42"/>
          <table:table-cell office:value-type="float" office:value="7.8168430429301542E-4" table:formula="of:=IF([.B70]=&quot;&quot;;&quot;&quot;;[.E70]/(1+[.$G$5])^([.B70]-[.$B$14]))" table:style-name="ce44">
            <text:p>0.0008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03" table:formula="of:=IF([.B70]&gt;=120;&quot;&quot;;[.B70]+1)" table:style-name="ce42">
            <text:p>103</text:p>
          </table:table-cell>
          <table:table-cell office:value-type="float" office:value="0.36854199999999998" table:formula="of:=IF([.B71]=&quot;&quot;;&quot;&quot;;VLOOKUP([.B71];[Qx.$B$4:.$C$119];2))" table:style-name="ce43">
            <text:p>0.368542</text:p>
          </table:table-cell>
          <table:table-cell office:value-type="float" office:value="0.63145800000000007" table:formula="of:=IF([.B71]=&quot;&quot;;&quot;&quot;;1-[.C71])" table:style-name="ce43">
            <text:p>0.631458</text:p>
          </table:table-cell>
          <table:table-cell office:value-type="float" office:value="4.5665814178485614E-3" table:formula="of:=IF([.B71]=&quot;&quot;;&quot;&quot;;[.E70]*[.D70])" table:style-name="ce43">
            <text:p>0.004567</text:p>
          </table:table-cell>
          <table:table-cell table:style-name="ce42"/>
          <table:table-cell office:value-type="float" office:value="4.883046557404261E-4" table:formula="of:=IF([.B71]=&quot;&quot;;&quot;&quot;;[.E71]/(1+[.$G$5])^([.B71]-[.$B$14]))" table:style-name="ce44">
            <text:p>0.0005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04" table:formula="of:=IF([.B71]&gt;=120;&quot;&quot;;[.B71]+1)" table:style-name="ce42">
            <text:p>104</text:p>
          </table:table-cell>
          <table:table-cell office:value-type="float" office:value="0.38785500000000001" table:formula="of:=IF([.B72]=&quot;&quot;;&quot;&quot;;VLOOKUP([.B72];[Qx.$B$4:.$C$119];2))" table:style-name="ce43">
            <text:p>0.387855</text:p>
          </table:table-cell>
          <table:table-cell office:value-type="float" office:value="0.61214499999999994" table:formula="of:=IF([.B72]=&quot;&quot;;&quot;&quot;;1-[.C72])" table:style-name="ce43">
            <text:p>0.612145</text:p>
          </table:table-cell>
          <table:table-cell office:value-type="float" office:value="2.8836043689518171E-3" table:formula="of:=IF([.B72]=&quot;&quot;;&quot;&quot;;[.E71]*[.D71])" table:style-name="ce43">
            <text:p>0.002884</text:p>
          </table:table-cell>
          <table:table-cell table:style-name="ce42"/>
          <table:table-cell office:value-type="float" office:value="2.9648450125436355E-4" table:formula="of:=IF([.B72]=&quot;&quot;;&quot;&quot;;[.E72]/(1+[.$G$5])^([.B72]-[.$B$14]))" table:style-name="ce44">
            <text:p>0.0003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05" table:formula="of:=IF([.B72]&gt;=120;&quot;&quot;;[.B72]+1)" table:style-name="ce42">
            <text:p>105</text:p>
          </table:table-cell>
          <table:table-cell office:value-type="float" office:value="0.40722399999999997" table:formula="of:=IF([.B73]=&quot;&quot;;&quot;&quot;;VLOOKUP([.B73];[Qx.$B$4:.$C$119];2))" table:style-name="ce43">
            <text:p>0.407224</text:p>
          </table:table-cell>
          <table:table-cell office:value-type="float" office:value="0.59277599999999997" table:formula="of:=IF([.B73]=&quot;&quot;;&quot;&quot;;1-[.C73])" table:style-name="ce43">
            <text:p>0.592776</text:p>
          </table:table-cell>
          <table:table-cell office:value-type="float" office:value="1.7651839964320098E-3" table:formula="of:=IF([.B73]=&quot;&quot;;&quot;&quot;;[.E72]*[.D72])" table:style-name="ce43">
            <text:p>0.001765</text:p>
          </table:table-cell>
          <table:table-cell table:style-name="ce42"/>
          <table:table-cell office:value-type="float" office:value="1.7451106251956957E-4" table:formula="of:=IF([.B73]=&quot;&quot;;&quot;&quot;;[.E73]/(1+[.$G$5])^([.B73]-[.$B$14]))" table:style-name="ce44">
            <text:p>0.0002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06" table:formula="of:=IF([.B73]&gt;=120;&quot;&quot;;[.B73]+1)" table:style-name="ce42">
            <text:p>106</text:p>
          </table:table-cell>
          <table:table-cell office:value-type="float" office:value="0.42559900000000001" table:formula="of:=IF([.B74]=&quot;&quot;;&quot;&quot;;VLOOKUP([.B74];[Qx.$B$4:.$C$119];2))" table:style-name="ce43">
            <text:p>0.425599</text:p>
          </table:table-cell>
          <table:table-cell office:value-type="float" office:value="0.57440099999999994" table:formula="of:=IF([.B74]=&quot;&quot;;&quot;&quot;;1-[.C74])" table:style-name="ce43">
            <text:p>0.574401</text:p>
          </table:table-cell>
          <table:table-cell office:value-type="float" office:value="1.046358708668981E-3" table:formula="of:=IF([.B74]=&quot;&quot;;&quot;&quot;;[.E73]*[.D73])" table:style-name="ce43">
            <text:p>0.001046</text:p>
          </table:table-cell>
          <table:table-cell table:style-name="ce42"/>
          <table:table-cell office:value-type="float" office:value="9.946727845778877E-5" table:formula="of:=IF([.B74]=&quot;&quot;;&quot;&quot;;[.E74]/(1+[.$G$5])^([.B74]-[.$B$14]))" table:style-name="ce44">
            <text:p>0.0001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07" table:formula="of:=IF([.B74]&gt;=120;&quot;&quot;;[.B74]+1)" table:style-name="ce42">
            <text:p>107</text:p>
          </table:table-cell>
          <table:table-cell office:value-type="float" office:value="0.44193500000000002" table:formula="of:=IF([.B75]=&quot;&quot;;&quot;&quot;;VLOOKUP([.B75];[Qx.$B$4:.$C$119];2))" table:style-name="ce43">
            <text:p>0.441935</text:p>
          </table:table-cell>
          <table:table-cell office:value-type="float" office:value="0.55806500000000003" table:formula="of:=IF([.B75]=&quot;&quot;;&quot;&quot;;1-[.C75])" table:style-name="ce43">
            <text:p>0.558065</text:p>
          </table:table-cell>
          <table:table-cell office:value-type="float" office:value="6.0102948861817131E-4" table:formula="of:=IF([.B75]=&quot;&quot;;&quot;&quot;;[.E74]*[.D74])" table:style-name="ce43">
            <text:p>0.000601</text:p>
          </table:table-cell>
          <table:table-cell table:style-name="ce42"/>
          <table:table-cell office:value-type="float" office:value="5.4936638666761848E-5" table:formula="of:=IF([.B75]=&quot;&quot;;&quot;&quot;;[.E75]/(1+[.$G$5])^([.B75]-[.$B$14]))" table:style-name="ce44">
            <text:p>0.0001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08" table:formula="of:=IF([.B75]&gt;=120;&quot;&quot;;[.B75]+1)" table:style-name="ce42">
            <text:p>108</text:p>
          </table:table-cell>
          <table:table-cell office:value-type="float" office:value="0.45755299999999999" table:formula="of:=IF([.B76]=&quot;&quot;;&quot;&quot;;VLOOKUP([.B76];[Qx.$B$4:.$C$119];2))" table:style-name="ce43">
            <text:p>0.457553</text:p>
          </table:table-cell>
          <table:table-cell office:value-type="float" office:value="0.54244700000000001" table:formula="of:=IF([.B76]=&quot;&quot;;&quot;&quot;;1-[.C76])" table:style-name="ce43">
            <text:p>0.542447</text:p>
          </table:table-cell>
          <table:table-cell office:value-type="float" office:value="3.3541352156569982E-4" table:formula="of:=IF([.B76]=&quot;&quot;;&quot;&quot;;[.E75]*[.D75])" table:style-name="ce43">
            <text:p>0.000335</text:p>
          </table:table-cell>
          <table:table-cell table:style-name="ce42"/>
          <table:table-cell office:value-type="float" office:value="2.9479053132275442E-5" table:formula="of:=IF([.B76]=&quot;&quot;;&quot;&quot;;[.E76]/(1+[.$G$5])^([.B76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09" table:formula="of:=IF([.B76]&gt;=120;&quot;&quot;;[.B76]+1)" table:style-name="ce42">
            <text:p>109</text:p>
          </table:table-cell>
          <table:table-cell office:value-type="float" office:value="0.47315000000000002" table:formula="of:=IF([.B77]=&quot;&quot;;&quot;&quot;;VLOOKUP([.B77];[Qx.$B$4:.$C$119];2))" table:style-name="ce43">
            <text:p>0.473150</text:p>
          </table:table-cell>
          <table:table-cell office:value-type="float" office:value="0.52685000000000004" table:formula="of:=IF([.B77]=&quot;&quot;;&quot;&quot;;1-[.C77])" table:style-name="ce43">
            <text:p>0.526850</text:p>
          </table:table-cell>
          <table:table-cell office:value-type="float" office:value="1.8194405853274917E-4" table:formula="of:=IF([.B77]=&quot;&quot;;&quot;&quot;;[.E76]*[.D76])" table:style-name="ce43">
            <text:p>0.000182</text:p>
          </table:table-cell>
          <table:table-cell table:style-name="ce42"/>
          <table:table-cell office:value-type="float" office:value="1.5375792244657133E-5" table:formula="of:=IF([.B77]=&quot;&quot;;&quot;&quot;;[.E77]/(1+[.$G$5])^([.B77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10" table:formula="of:=IF([.B77]&gt;=120;&quot;&quot;;[.B77]+1)" table:style-name="ce42">
            <text:p>110</text:p>
          </table:table-cell>
          <table:table-cell office:value-type="float" office:value="0.48674499999999998" table:formula="of:=IF([.B78]=&quot;&quot;;&quot;&quot;;VLOOKUP([.B78];[Qx.$B$4:.$C$119];2))" table:style-name="ce43">
            <text:p>0.486745</text:p>
          </table:table-cell>
          <table:table-cell office:value-type="float" office:value="0.51325500000000002" table:formula="of:=IF([.B78]=&quot;&quot;;&quot;&quot;;1-[.C78])" table:style-name="ce43">
            <text:p>0.513255</text:p>
          </table:table-cell>
          <table:table-cell office:value-type="float" office:value="9.5857227237978909E-5" table:formula="of:=IF([.B78]=&quot;&quot;;&quot;&quot;;[.E77]*[.D77])" table:style-name="ce43">
            <text:p>0.000096</text:p>
          </table:table-cell>
          <table:table-cell table:style-name="ce42"/>
          <table:table-cell office:value-type="float" office:value="7.7891693693246254E-6" table:formula="of:=IF([.B78]=&quot;&quot;;&quot;&quot;;[.E78]/(1+[.$G$5])^([.B78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11" table:formula="of:=IF([.B78]&gt;=120;&quot;&quot;;[.B78]+1)" table:style-name="ce42">
            <text:p>111</text:p>
          </table:table-cell>
          <table:table-cell office:value-type="float" office:value="0.49635600000000002" table:formula="of:=IF([.B79]=&quot;&quot;;&quot;&quot;;VLOOKUP([.B79];[Qx.$B$4:.$C$119];2))" table:style-name="ce43">
            <text:p>0.496356</text:p>
          </table:table-cell>
          <table:table-cell office:value-type="float" office:value="0.50364399999999998" table:formula="of:=IF([.B79]=&quot;&quot;;&quot;&quot;;1-[.C79])" table:style-name="ce43">
            <text:p>0.503644</text:p>
          </table:table-cell>
          <table:table-cell office:value-type="float" office:value="4.9199201166028864E-5" table:formula="of:=IF([.B79]=&quot;&quot;;&quot;&quot;;[.E78]*[.D78])" table:style-name="ce43">
            <text:p>0.000049</text:p>
          </table:table-cell>
          <table:table-cell table:style-name="ce42"/>
          <table:table-cell office:value-type="float" office:value="3.8440674275506822E-6" table:formula="of:=IF([.B79]=&quot;&quot;;&quot;&quot;;[.E79]/(1+[.$G$5])^([.B79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12" table:formula="of:=IF([.B79]&gt;=120;&quot;&quot;;[.B79]+1)" table:style-name="ce42">
            <text:p>112</text:p>
          </table:table-cell>
          <table:table-cell office:value-type="float" office:value="0.5" table:formula="of:=IF([.B80]=&quot;&quot;;&quot;&quot;;VLOOKUP([.B80];[Qx.$B$4:.$C$119];2))" table:style-name="ce43">
            <text:p>0.500000</text:p>
          </table:table-cell>
          <table:table-cell office:value-type="float" office:value="0.5" table:formula="of:=IF([.B80]=&quot;&quot;;&quot;&quot;;1-[.C80])" table:style-name="ce43">
            <text:p>0.500000</text:p>
          </table:table-cell>
          <table:table-cell office:value-type="float" office:value="2.477888247206344E-5" table:formula="of:=IF([.B80]=&quot;&quot;;&quot;&quot;;[.E79]*[.D79])" table:style-name="ce43">
            <text:p>0.000025</text:p>
          </table:table-cell>
          <table:table-cell table:style-name="ce42"/>
          <table:table-cell office:value-type="float" office:value="1.861578361039746E-6" table:formula="of:=IF([.B80]=&quot;&quot;;&quot;&quot;;[.E80]/(1+[.$G$5])^([.B80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13" table:formula="of:=IF([.B80]&gt;=120;&quot;&quot;;[.B80]+1)" table:style-name="ce42">
            <text:p>113</text:p>
          </table:table-cell>
          <table:table-cell office:value-type="float" office:value="0.5" table:formula="of:=IF([.B81]=&quot;&quot;;&quot;&quot;;VLOOKUP([.B81];[Qx.$B$4:.$C$119];2))" table:style-name="ce43">
            <text:p>0.500000</text:p>
          </table:table-cell>
          <table:table-cell office:value-type="float" office:value="0.5" table:formula="of:=IF([.B81]=&quot;&quot;;&quot;&quot;;1-[.C81])" table:style-name="ce43">
            <text:p>0.500000</text:p>
          </table:table-cell>
          <table:table-cell office:value-type="float" office:value="1.238944123603172E-5" table:formula="of:=IF([.B81]=&quot;&quot;;&quot;&quot;;[.E80]*[.D80])" table:style-name="ce43">
            <text:p>0.000012</text:p>
          </table:table-cell>
          <table:table-cell table:style-name="ce42"/>
          <table:table-cell office:value-type="float" office:value="8.9498959665372411E-7" table:formula="of:=IF([.B81]=&quot;&quot;;&quot;&quot;;[.E81]/(1+[.$G$5])^([.B81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14" table:formula="of:=IF([.B81]&gt;=120;&quot;&quot;;[.B81]+1)" table:style-name="ce42">
            <text:p>114</text:p>
          </table:table-cell>
          <table:table-cell office:value-type="float" office:value="0.5" table:formula="of:=IF([.B82]=&quot;&quot;;&quot;&quot;;VLOOKUP([.B82];[Qx.$B$4:.$C$119];2))" table:style-name="ce43">
            <text:p>0.500000</text:p>
          </table:table-cell>
          <table:table-cell office:value-type="float" office:value="0.5" table:formula="of:=IF([.B82]=&quot;&quot;;&quot;&quot;;1-[.C82])" table:style-name="ce43">
            <text:p>0.500000</text:p>
          </table:table-cell>
          <table:table-cell office:value-type="float" office:value="6.1947206180158601E-6" table:formula="of:=IF([.B82]=&quot;&quot;;&quot;&quot;;[.E81]*[.D81])" table:style-name="ce43">
            <text:p>0.000006</text:p>
          </table:table-cell>
          <table:table-cell table:style-name="ce42"/>
          <table:table-cell office:value-type="float" office:value="4.30283459929675E-7" table:formula="of:=IF([.B82]=&quot;&quot;;&quot;&quot;;[.E82]/(1+[.$G$5])^([.B82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15" table:formula="of:=IF([.B82]&gt;=120;&quot;&quot;;[.B82]+1)" table:style-name="ce42">
            <text:p>115</text:p>
          </table:table-cell>
          <table:table-cell office:value-type="float" office:value="0.5" table:formula="of:=IF([.B83]=&quot;&quot;;&quot;&quot;;VLOOKUP([.B83];[Qx.$B$4:.$C$119];2))" table:style-name="ce43">
            <text:p>0.500000</text:p>
          </table:table-cell>
          <table:table-cell office:value-type="float" office:value="0.5" table:formula="of:=IF([.B83]=&quot;&quot;;&quot;&quot;;1-[.C83])" table:style-name="ce43">
            <text:p>0.500000</text:p>
          </table:table-cell>
          <table:table-cell office:value-type="float" office:value="3.09736030900793E-6" table:formula="of:=IF([.B83]=&quot;&quot;;&quot;&quot;;[.E82]*[.D82])" table:style-name="ce43">
            <text:p>0.000003</text:p>
          </table:table-cell>
          <table:table-cell table:style-name="ce42"/>
          <table:table-cell office:value-type="float" office:value="2.0686704804311296E-7" table:formula="of:=IF([.B83]=&quot;&quot;;&quot;&quot;;[.E83]/(1+[.$G$5])^([.B83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16" table:formula="of:=IF([.B83]&gt;=120;&quot;&quot;;[.B83]+1)" table:style-name="ce42">
            <text:p>116</text:p>
          </table:table-cell>
          <table:table-cell office:value-type="float" office:value="0.5" table:formula="of:=IF([.B84]=&quot;&quot;;&quot;&quot;;VLOOKUP([.B84];[Qx.$B$4:.$C$119];2))" table:style-name="ce43">
            <text:p>0.500000</text:p>
          </table:table-cell>
          <table:table-cell office:value-type="float" office:value="0.5" table:formula="of:=IF([.B84]=&quot;&quot;;&quot;&quot;;1-[.C84])" table:style-name="ce43">
            <text:p>0.500000</text:p>
          </table:table-cell>
          <table:table-cell office:value-type="float" office:value="1.548680154503965E-6" table:formula="of:=IF([.B84]=&quot;&quot;;&quot;&quot;;[.E83]*[.D83])" table:style-name="ce43">
            <text:p>0.000002</text:p>
          </table:table-cell>
          <table:table-cell table:style-name="ce42"/>
          <table:table-cell office:value-type="float" office:value="9.945531155918892E-8" table:formula="of:=IF([.B84]=&quot;&quot;;&quot;&quot;;[.E84]/(1+[.$G$5])^([.B84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17" table:formula="of:=IF([.B84]&gt;=120;&quot;&quot;;[.B84]+1)" table:style-name="ce42">
            <text:p>117</text:p>
          </table:table-cell>
          <table:table-cell office:value-type="float" office:value="0.5" table:formula="of:=IF([.B85]=&quot;&quot;;&quot;&quot;;VLOOKUP([.B85];[Qx.$B$4:.$C$119];2))" table:style-name="ce43">
            <text:p>0.500000</text:p>
          </table:table-cell>
          <table:table-cell office:value-type="float" office:value="0.5" table:formula="of:=IF([.B85]=&quot;&quot;;&quot;&quot;;1-[.C85])" table:style-name="ce43">
            <text:p>0.500000</text:p>
          </table:table-cell>
          <table:table-cell office:value-type="float" office:value="7.7434007725198251E-7" table:formula="of:=IF([.B85]=&quot;&quot;;&quot;&quot;;[.E84]*[.D84])" table:style-name="ce43">
            <text:p>0.000001</text:p>
          </table:table-cell>
          <table:table-cell table:style-name="ce42"/>
          <table:table-cell office:value-type="float" office:value="4.781505363422545E-8" table:formula="of:=IF([.B85]=&quot;&quot;;&quot;&quot;;[.E85]/(1+[.$G$5])^([.B85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18" table:formula="of:=IF([.B85]&gt;=120;&quot;&quot;;[.B85]+1)" table:style-name="ce42">
            <text:p>118</text:p>
          </table:table-cell>
          <table:table-cell office:value-type="float" office:value="0.5" table:formula="of:=IF([.B86]=&quot;&quot;;&quot;&quot;;VLOOKUP([.B86];[Qx.$B$4:.$C$119];2))" table:style-name="ce43">
            <text:p>0.500000</text:p>
          </table:table-cell>
          <table:table-cell office:value-type="float" office:value="0.5" table:formula="of:=IF([.B86]=&quot;&quot;;&quot;&quot;;1-[.C86])" table:style-name="ce43">
            <text:p>0.500000</text:p>
          </table:table-cell>
          <table:table-cell office:value-type="float" office:value="3.8717003862599125E-7" table:formula="of:=IF([.B86]=&quot;&quot;;&quot;&quot;;[.E85]*[.D85])" table:style-name="ce43">
            <text:p>0.000000</text:p>
          </table:table-cell>
          <table:table-cell table:style-name="ce42"/>
          <table:table-cell office:value-type="float" office:value="2.2988006554916075E-8" table:formula="of:=IF([.B86]=&quot;&quot;;&quot;&quot;;[.E86]/(1+[.$G$5])^([.B86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19" table:formula="of:=IF([.B86]&gt;=120;&quot;&quot;;[.B86]+1)" table:style-name="ce42">
            <text:p>119</text:p>
          </table:table-cell>
          <table:table-cell office:value-type="float" office:value="0.5" table:formula="of:=IF([.B87]=&quot;&quot;;&quot;&quot;;VLOOKUP([.B87];[Qx.$B$4:.$C$119];2))" table:style-name="ce43">
            <text:p>0.500000</text:p>
          </table:table-cell>
          <table:table-cell office:value-type="float" office:value="0.5" table:formula="of:=IF([.B87]=&quot;&quot;;&quot;&quot;;1-[.C87])" table:style-name="ce43">
            <text:p>0.500000</text:p>
          </table:table-cell>
          <table:table-cell office:value-type="float" office:value="1.9358501931299563E-7" table:formula="of:=IF([.B87]=&quot;&quot;;&quot;&quot;;[.E86]*[.D86])" table:style-name="ce43">
            <text:p>0.000000</text:p>
          </table:table-cell>
          <table:table-cell table:style-name="ce42"/>
          <table:table-cell office:value-type="float" office:value="1.1051926228325036E-8" table:formula="of:=IF([.B87]=&quot;&quot;;&quot;&quot;;[.E87]/(1+[.$G$5])^([.B87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20" table:formula="of:=IF([.B87]&gt;=120;&quot;&quot;;[.B87]+1)" table:style-name="ce42">
            <text:p>120</text:p>
          </table:table-cell>
          <table:table-cell office:value-type="float" office:value="1" table:formula="of:=IF([.B88]=&quot;&quot;;&quot;&quot;;VLOOKUP([.B88];[Qx.$B$4:.$C$119];2))" table:style-name="ce43">
            <text:p>1.000000</text:p>
          </table:table-cell>
          <table:table-cell office:value-type="float" office:value="0" table:formula="of:=IF([.B88]=&quot;&quot;;&quot;&quot;;1-[.C88])" table:style-name="ce43">
            <text:p>0.000000</text:p>
          </table:table-cell>
          <table:table-cell office:value-type="float" office:value="9.6792509656497813E-8" table:formula="of:=IF([.B88]=&quot;&quot;;&quot;&quot;;[.E87]*[.D87])" table:style-name="ce43">
            <text:p>0.000000</text:p>
          </table:table-cell>
          <table:table-cell table:style-name="ce42"/>
          <table:table-cell office:value-type="float" office:value="5.3134260713101126E-9" table:formula="of:=IF([.B88]=&quot;&quot;;&quot;&quot;;[.E88]/(1+[.$G$5])^([.B88]-[.$B$14]))" table:style-name="ce44">
            <text:p>0.0000</text:p>
          </table:table-cell>
          <table:table-cell table:number-columns-repeated="16377"/>
        </table:table-row>
        <table:table-row table:style-name="ro3">
          <table:table-cell/>
          <table:table-cell office:value-type="string" office:string-value="" table:formula="of:=IF([.B88]&gt;=120;&quot;&quot;;[.B88]+1)" table:style-name="ce42"/>
          <table:table-cell office:value-type="string" office:string-value="" table:formula="of:=IF([.B89]=&quot;&quot;;&quot;&quot;;VLOOKUP([.B89];[Qx.$B$4:.$C$119];2))" table:style-name="ce43"/>
          <table:table-cell office:value-type="string" office:string-value="" table:formula="of:=IF([.B89]=&quot;&quot;;&quot;&quot;;1-[.C89])" table:style-name="ce43"/>
          <table:table-cell office:value-type="string" office:string-value="" table:formula="of:=IF([.B89]=&quot;&quot;;&quot;&quot;;[.E88]*[.D88])" table:style-name="ce43"/>
          <table:table-cell table:style-name="ce42"/>
          <table:table-cell office:value-type="string" office:string-value="" table:formula="of:=IF([.B89]=&quot;&quot;;&quot;&quot;;[.E89]/(1+[.$G$5])^([.B8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89]&gt;=120;&quot;&quot;;[.B89]+1)" table:style-name="ce42"/>
          <table:table-cell office:value-type="string" office:string-value="" table:formula="of:=IF([.B90]=&quot;&quot;;&quot;&quot;;VLOOKUP([.B90];[Qx.$B$4:.$C$119];2))" table:style-name="ce43"/>
          <table:table-cell office:value-type="string" office:string-value="" table:formula="of:=IF([.B90]=&quot;&quot;;&quot;&quot;;1-[.C90])" table:style-name="ce43"/>
          <table:table-cell office:value-type="string" office:string-value="" table:formula="of:=IF([.B90]=&quot;&quot;;&quot;&quot;;[.E89]*[.D89])" table:style-name="ce43"/>
          <table:table-cell table:style-name="ce42"/>
          <table:table-cell office:value-type="string" office:string-value="" table:formula="of:=IF([.B90]=&quot;&quot;;&quot;&quot;;[.E90]/(1+[.$G$5])^([.B9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90]&gt;=120;&quot;&quot;;[.B90]+1)" table:style-name="ce42"/>
          <table:table-cell office:value-type="string" office:string-value="" table:formula="of:=IF([.B91]=&quot;&quot;;&quot;&quot;;VLOOKUP([.B91];[Qx.$B$4:.$C$119];2))" table:style-name="ce43"/>
          <table:table-cell office:value-type="string" office:string-value="" table:formula="of:=IF([.B91]=&quot;&quot;;&quot;&quot;;1-[.C91])" table:style-name="ce43"/>
          <table:table-cell office:value-type="string" office:string-value="" table:formula="of:=IF([.B91]=&quot;&quot;;&quot;&quot;;[.E90]*[.D90])" table:style-name="ce43"/>
          <table:table-cell table:style-name="ce42"/>
          <table:table-cell office:value-type="string" office:string-value="" table:formula="of:=IF([.B91]=&quot;&quot;;&quot;&quot;;[.E91]/(1+[.$G$5])^([.B9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91]&gt;=120;&quot;&quot;;[.B91]+1)" table:style-name="ce42"/>
          <table:table-cell office:value-type="string" office:string-value="" table:formula="of:=IF([.B92]=&quot;&quot;;&quot;&quot;;VLOOKUP([.B92];[Qx.$B$4:.$C$119];2))" table:style-name="ce43"/>
          <table:table-cell office:value-type="string" office:string-value="" table:formula="of:=IF([.B92]=&quot;&quot;;&quot;&quot;;1-[.C92])" table:style-name="ce43"/>
          <table:table-cell office:value-type="string" office:string-value="" table:formula="of:=IF([.B92]=&quot;&quot;;&quot;&quot;;[.E91]*[.D91])" table:style-name="ce43"/>
          <table:table-cell table:style-name="ce42"/>
          <table:table-cell office:value-type="string" office:string-value="" table:formula="of:=IF([.B92]=&quot;&quot;;&quot;&quot;;[.E92]/(1+[.$G$5])^([.B9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92]&gt;=120;&quot;&quot;;[.B92]+1)" table:style-name="ce42"/>
          <table:table-cell office:value-type="string" office:string-value="" table:formula="of:=IF([.B93]=&quot;&quot;;&quot;&quot;;VLOOKUP([.B93];[Qx.$B$4:.$C$119];2))" table:style-name="ce43"/>
          <table:table-cell office:value-type="string" office:string-value="" table:formula="of:=IF([.B93]=&quot;&quot;;&quot;&quot;;1-[.C93])" table:style-name="ce43"/>
          <table:table-cell office:value-type="string" office:string-value="" table:formula="of:=IF([.B93]=&quot;&quot;;&quot;&quot;;[.E92]*[.D92])" table:style-name="ce43"/>
          <table:table-cell table:style-name="ce42"/>
          <table:table-cell office:value-type="string" office:string-value="" table:formula="of:=IF([.B93]=&quot;&quot;;&quot;&quot;;[.E93]/(1+[.$G$5])^([.B9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93]&gt;=120;&quot;&quot;;[.B93]+1)" table:style-name="ce42"/>
          <table:table-cell office:value-type="string" office:string-value="" table:formula="of:=IF([.B94]=&quot;&quot;;&quot;&quot;;VLOOKUP([.B94];[Qx.$B$4:.$C$119];2))" table:style-name="ce43"/>
          <table:table-cell office:value-type="string" office:string-value="" table:formula="of:=IF([.B94]=&quot;&quot;;&quot;&quot;;1-[.C94])" table:style-name="ce43"/>
          <table:table-cell office:value-type="string" office:string-value="" table:formula="of:=IF([.B94]=&quot;&quot;;&quot;&quot;;[.E93]*[.D93])" table:style-name="ce43"/>
          <table:table-cell table:style-name="ce42"/>
          <table:table-cell office:value-type="string" office:string-value="" table:formula="of:=IF([.B94]=&quot;&quot;;&quot;&quot;;[.E94]/(1+[.$G$5])^([.B9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94]&gt;=120;&quot;&quot;;[.B94]+1)" table:style-name="ce42"/>
          <table:table-cell office:value-type="string" office:string-value="" table:formula="of:=IF([.B95]=&quot;&quot;;&quot;&quot;;VLOOKUP([.B95];[Qx.$B$4:.$C$119];2))" table:style-name="ce43"/>
          <table:table-cell office:value-type="string" office:string-value="" table:formula="of:=IF([.B95]=&quot;&quot;;&quot;&quot;;1-[.C95])" table:style-name="ce43"/>
          <table:table-cell office:value-type="string" office:string-value="" table:formula="of:=IF([.B95]=&quot;&quot;;&quot;&quot;;[.E94]*[.D94])" table:style-name="ce43"/>
          <table:table-cell table:style-name="ce42"/>
          <table:table-cell office:value-type="string" office:string-value="" table:formula="of:=IF([.B95]=&quot;&quot;;&quot;&quot;;[.E95]/(1+[.$G$5])^([.B9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95]&gt;=120;&quot;&quot;;[.B95]+1)" table:style-name="ce42"/>
          <table:table-cell office:value-type="string" office:string-value="" table:formula="of:=IF([.B96]=&quot;&quot;;&quot;&quot;;VLOOKUP([.B96];[Qx.$B$4:.$C$119];2))" table:style-name="ce43"/>
          <table:table-cell office:value-type="string" office:string-value="" table:formula="of:=IF([.B96]=&quot;&quot;;&quot;&quot;;1-[.C96])" table:style-name="ce43"/>
          <table:table-cell office:value-type="string" office:string-value="" table:formula="of:=IF([.B96]=&quot;&quot;;&quot;&quot;;[.E95]*[.D95])" table:style-name="ce43"/>
          <table:table-cell table:style-name="ce42"/>
          <table:table-cell office:value-type="string" office:string-value="" table:formula="of:=IF([.B96]=&quot;&quot;;&quot;&quot;;[.E96]/(1+[.$G$5])^([.B9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96]&gt;=120;&quot;&quot;;[.B96]+1)" table:style-name="ce42"/>
          <table:table-cell office:value-type="string" office:string-value="" table:formula="of:=IF([.B97]=&quot;&quot;;&quot;&quot;;VLOOKUP([.B97];[Qx.$B$4:.$C$119];2))" table:style-name="ce43"/>
          <table:table-cell office:value-type="string" office:string-value="" table:formula="of:=IF([.B97]=&quot;&quot;;&quot;&quot;;1-[.C97])" table:style-name="ce43"/>
          <table:table-cell office:value-type="string" office:string-value="" table:formula="of:=IF([.B97]=&quot;&quot;;&quot;&quot;;[.E96]*[.D96])" table:style-name="ce43"/>
          <table:table-cell table:style-name="ce42"/>
          <table:table-cell office:value-type="string" office:string-value="" table:formula="of:=IF([.B97]=&quot;&quot;;&quot;&quot;;[.E97]/(1+[.$G$5])^([.B9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97]&gt;=120;&quot;&quot;;[.B97]+1)" table:style-name="ce42"/>
          <table:table-cell office:value-type="string" office:string-value="" table:formula="of:=IF([.B98]=&quot;&quot;;&quot;&quot;;VLOOKUP([.B98];[Qx.$B$4:.$C$119];2))" table:style-name="ce43"/>
          <table:table-cell office:value-type="string" office:string-value="" table:formula="of:=IF([.B98]=&quot;&quot;;&quot;&quot;;1-[.C98])" table:style-name="ce43"/>
          <table:table-cell office:value-type="string" office:string-value="" table:formula="of:=IF([.B98]=&quot;&quot;;&quot;&quot;;[.E97]*[.D97])" table:style-name="ce43"/>
          <table:table-cell table:style-name="ce42"/>
          <table:table-cell office:value-type="string" office:string-value="" table:formula="of:=IF([.B98]=&quot;&quot;;&quot;&quot;;[.E98]/(1+[.$G$5])^([.B9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98]&gt;=120;&quot;&quot;;[.B98]+1)" table:style-name="ce42"/>
          <table:table-cell office:value-type="string" office:string-value="" table:formula="of:=IF([.B99]=&quot;&quot;;&quot;&quot;;VLOOKUP([.B99];[Qx.$B$4:.$C$119];2))" table:style-name="ce43"/>
          <table:table-cell office:value-type="string" office:string-value="" table:formula="of:=IF([.B99]=&quot;&quot;;&quot;&quot;;1-[.C99])" table:style-name="ce43"/>
          <table:table-cell office:value-type="string" office:string-value="" table:formula="of:=IF([.B99]=&quot;&quot;;&quot;&quot;;[.E98]*[.D98])" table:style-name="ce43"/>
          <table:table-cell table:style-name="ce42"/>
          <table:table-cell office:value-type="string" office:string-value="" table:formula="of:=IF([.B99]=&quot;&quot;;&quot;&quot;;[.E99]/(1+[.$G$5])^([.B9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99]&gt;=120;&quot;&quot;;[.B99]+1)" table:style-name="ce42"/>
          <table:table-cell office:value-type="string" office:string-value="" table:formula="of:=IF([.B100]=&quot;&quot;;&quot;&quot;;VLOOKUP([.B100];[Qx.$B$4:.$C$119];2))" table:style-name="ce43"/>
          <table:table-cell office:value-type="string" office:string-value="" table:formula="of:=IF([.B100]=&quot;&quot;;&quot;&quot;;1-[.C100])" table:style-name="ce43"/>
          <table:table-cell office:value-type="string" office:string-value="" table:formula="of:=IF([.B100]=&quot;&quot;;&quot;&quot;;[.E99]*[.D99])" table:style-name="ce43"/>
          <table:table-cell table:style-name="ce42"/>
          <table:table-cell office:value-type="string" office:string-value="" table:formula="of:=IF([.B100]=&quot;&quot;;&quot;&quot;;[.E100]/(1+[.$G$5])^([.B10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00]&gt;=120;&quot;&quot;;[.B100]+1)" table:style-name="ce42"/>
          <table:table-cell office:value-type="string" office:string-value="" table:formula="of:=IF([.B101]=&quot;&quot;;&quot;&quot;;VLOOKUP([.B101];[Qx.$B$4:.$C$119];2))" table:style-name="ce43"/>
          <table:table-cell office:value-type="string" office:string-value="" table:formula="of:=IF([.B101]=&quot;&quot;;&quot;&quot;;1-[.C101])" table:style-name="ce43"/>
          <table:table-cell office:value-type="string" office:string-value="" table:formula="of:=IF([.B101]=&quot;&quot;;&quot;&quot;;[.E100]*[.D100])" table:style-name="ce43"/>
          <table:table-cell table:style-name="ce42"/>
          <table:table-cell office:value-type="string" office:string-value="" table:formula="of:=IF([.B101]=&quot;&quot;;&quot;&quot;;[.E101]/(1+[.$G$5])^([.B10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01]&gt;=120;&quot;&quot;;[.B101]+1)" table:style-name="ce42"/>
          <table:table-cell office:value-type="string" office:string-value="" table:formula="of:=IF([.B102]=&quot;&quot;;&quot;&quot;;VLOOKUP([.B102];[Qx.$B$4:.$C$119];2))" table:style-name="ce43"/>
          <table:table-cell office:value-type="string" office:string-value="" table:formula="of:=IF([.B102]=&quot;&quot;;&quot;&quot;;1-[.C102])" table:style-name="ce43"/>
          <table:table-cell office:value-type="string" office:string-value="" table:formula="of:=IF([.B102]=&quot;&quot;;&quot;&quot;;[.E101]*[.D101])" table:style-name="ce43"/>
          <table:table-cell table:style-name="ce42"/>
          <table:table-cell office:value-type="string" office:string-value="" table:formula="of:=IF([.B102]=&quot;&quot;;&quot;&quot;;[.E102]/(1+[.$G$5])^([.B10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02]&gt;=120;&quot;&quot;;[.B102]+1)" table:style-name="ce42"/>
          <table:table-cell office:value-type="string" office:string-value="" table:formula="of:=IF([.B103]=&quot;&quot;;&quot;&quot;;VLOOKUP([.B103];[Qx.$B$4:.$C$119];2))" table:style-name="ce43"/>
          <table:table-cell office:value-type="string" office:string-value="" table:formula="of:=IF([.B103]=&quot;&quot;;&quot;&quot;;1-[.C103])" table:style-name="ce43"/>
          <table:table-cell office:value-type="string" office:string-value="" table:formula="of:=IF([.B103]=&quot;&quot;;&quot;&quot;;[.E102]*[.D102])" table:style-name="ce43"/>
          <table:table-cell table:style-name="ce42"/>
          <table:table-cell office:value-type="string" office:string-value="" table:formula="of:=IF([.B103]=&quot;&quot;;&quot;&quot;;[.E103]/(1+[.$G$5])^([.B10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03]&gt;=120;&quot;&quot;;[.B103]+1)" table:style-name="ce42"/>
          <table:table-cell office:value-type="string" office:string-value="" table:formula="of:=IF([.B104]=&quot;&quot;;&quot;&quot;;VLOOKUP([.B104];[Qx.$B$4:.$C$119];2))" table:style-name="ce43"/>
          <table:table-cell office:value-type="string" office:string-value="" table:formula="of:=IF([.B104]=&quot;&quot;;&quot;&quot;;1-[.C104])" table:style-name="ce43"/>
          <table:table-cell office:value-type="string" office:string-value="" table:formula="of:=IF([.B104]=&quot;&quot;;&quot;&quot;;[.E103]*[.D103])" table:style-name="ce43"/>
          <table:table-cell table:style-name="ce42"/>
          <table:table-cell office:value-type="string" office:string-value="" table:formula="of:=IF([.B104]=&quot;&quot;;&quot;&quot;;[.E104]/(1+[.$G$5])^([.B10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04]&gt;=120;&quot;&quot;;[.B104]+1)" table:style-name="ce42"/>
          <table:table-cell office:value-type="string" office:string-value="" table:formula="of:=IF([.B105]=&quot;&quot;;&quot;&quot;;VLOOKUP([.B105];[Qx.$B$4:.$C$119];2))" table:style-name="ce43"/>
          <table:table-cell office:value-type="string" office:string-value="" table:formula="of:=IF([.B105]=&quot;&quot;;&quot;&quot;;1-[.C105])" table:style-name="ce43"/>
          <table:table-cell office:value-type="string" office:string-value="" table:formula="of:=IF([.B105]=&quot;&quot;;&quot;&quot;;[.E104]*[.D104])" table:style-name="ce43"/>
          <table:table-cell table:style-name="ce42"/>
          <table:table-cell office:value-type="string" office:string-value="" table:formula="of:=IF([.B105]=&quot;&quot;;&quot;&quot;;[.E105]/(1+[.$G$5])^([.B10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05]&gt;=120;&quot;&quot;;[.B105]+1)" table:style-name="ce42"/>
          <table:table-cell office:value-type="string" office:string-value="" table:formula="of:=IF([.B106]=&quot;&quot;;&quot;&quot;;VLOOKUP([.B106];[Qx.$B$4:.$C$119];2))" table:style-name="ce43"/>
          <table:table-cell office:value-type="string" office:string-value="" table:formula="of:=IF([.B106]=&quot;&quot;;&quot;&quot;;1-[.C106])" table:style-name="ce43"/>
          <table:table-cell office:value-type="string" office:string-value="" table:formula="of:=IF([.B106]=&quot;&quot;;&quot;&quot;;[.E105]*[.D105])" table:style-name="ce43"/>
          <table:table-cell table:style-name="ce42"/>
          <table:table-cell office:value-type="string" office:string-value="" table:formula="of:=IF([.B106]=&quot;&quot;;&quot;&quot;;[.E106]/(1+[.$G$5])^([.B10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06]&gt;=120;&quot;&quot;;[.B106]+1)" table:style-name="ce42"/>
          <table:table-cell office:value-type="string" office:string-value="" table:formula="of:=IF([.B107]=&quot;&quot;;&quot;&quot;;VLOOKUP([.B107];[Qx.$B$4:.$C$119];2))" table:style-name="ce43"/>
          <table:table-cell office:value-type="string" office:string-value="" table:formula="of:=IF([.B107]=&quot;&quot;;&quot;&quot;;1-[.C107])" table:style-name="ce43"/>
          <table:table-cell office:value-type="string" office:string-value="" table:formula="of:=IF([.B107]=&quot;&quot;;&quot;&quot;;[.E106]*[.D106])" table:style-name="ce43"/>
          <table:table-cell table:style-name="ce42"/>
          <table:table-cell office:value-type="string" office:string-value="" table:formula="of:=IF([.B107]=&quot;&quot;;&quot;&quot;;[.E107]/(1+[.$G$5])^([.B10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07]&gt;=120;&quot;&quot;;[.B107]+1)" table:style-name="ce42"/>
          <table:table-cell office:value-type="string" office:string-value="" table:formula="of:=IF([.B108]=&quot;&quot;;&quot;&quot;;VLOOKUP([.B108];[Qx.$B$4:.$C$119];2))" table:style-name="ce43"/>
          <table:table-cell office:value-type="string" office:string-value="" table:formula="of:=IF([.B108]=&quot;&quot;;&quot;&quot;;1-[.C108])" table:style-name="ce43"/>
          <table:table-cell office:value-type="string" office:string-value="" table:formula="of:=IF([.B108]=&quot;&quot;;&quot;&quot;;[.E107]*[.D107])" table:style-name="ce43"/>
          <table:table-cell table:style-name="ce42"/>
          <table:table-cell office:value-type="string" office:string-value="" table:formula="of:=IF([.B108]=&quot;&quot;;&quot;&quot;;[.E108]/(1+[.$G$5])^([.B10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08]&gt;=120;&quot;&quot;;[.B108]+1)" table:style-name="ce42"/>
          <table:table-cell office:value-type="string" office:string-value="" table:formula="of:=IF([.B109]=&quot;&quot;;&quot;&quot;;VLOOKUP([.B109];[Qx.$B$4:.$C$119];2))" table:style-name="ce43"/>
          <table:table-cell office:value-type="string" office:string-value="" table:formula="of:=IF([.B109]=&quot;&quot;;&quot;&quot;;1-[.C109])" table:style-name="ce43"/>
          <table:table-cell office:value-type="string" office:string-value="" table:formula="of:=IF([.B109]=&quot;&quot;;&quot;&quot;;[.E108]*[.D108])" table:style-name="ce43"/>
          <table:table-cell table:style-name="ce42"/>
          <table:table-cell office:value-type="string" office:string-value="" table:formula="of:=IF([.B109]=&quot;&quot;;&quot;&quot;;[.E109]/(1+[.$G$5])^([.B10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09]&gt;=120;&quot;&quot;;[.B109]+1)" table:style-name="ce42"/>
          <table:table-cell office:value-type="string" office:string-value="" table:formula="of:=IF([.B110]=&quot;&quot;;&quot;&quot;;VLOOKUP([.B110];[Qx.$B$4:.$C$119];2))" table:style-name="ce43"/>
          <table:table-cell office:value-type="string" office:string-value="" table:formula="of:=IF([.B110]=&quot;&quot;;&quot;&quot;;1-[.C110])" table:style-name="ce43"/>
          <table:table-cell office:value-type="string" office:string-value="" table:formula="of:=IF([.B110]=&quot;&quot;;&quot;&quot;;[.E109]*[.D109])" table:style-name="ce43"/>
          <table:table-cell table:style-name="ce42"/>
          <table:table-cell office:value-type="string" office:string-value="" table:formula="of:=IF([.B110]=&quot;&quot;;&quot;&quot;;[.E110]/(1+[.$G$5])^([.B11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10]&gt;=120;&quot;&quot;;[.B110]+1)" table:style-name="ce42"/>
          <table:table-cell office:value-type="string" office:string-value="" table:formula="of:=IF([.B111]=&quot;&quot;;&quot;&quot;;VLOOKUP([.B111];[Qx.$B$4:.$C$119];2))" table:style-name="ce43"/>
          <table:table-cell office:value-type="string" office:string-value="" table:formula="of:=IF([.B111]=&quot;&quot;;&quot;&quot;;1-[.C111])" table:style-name="ce43"/>
          <table:table-cell office:value-type="string" office:string-value="" table:formula="of:=IF([.B111]=&quot;&quot;;&quot;&quot;;[.E110]*[.D110])" table:style-name="ce43"/>
          <table:table-cell table:style-name="ce42"/>
          <table:table-cell office:value-type="string" office:string-value="" table:formula="of:=IF([.B111]=&quot;&quot;;&quot;&quot;;[.E111]/(1+[.$G$5])^([.B11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11]&gt;=120;&quot;&quot;;[.B111]+1)" table:style-name="ce42"/>
          <table:table-cell office:value-type="string" office:string-value="" table:formula="of:=IF([.B112]=&quot;&quot;;&quot;&quot;;VLOOKUP([.B112];[Qx.$B$4:.$C$119];2))" table:style-name="ce43"/>
          <table:table-cell office:value-type="string" office:string-value="" table:formula="of:=IF([.B112]=&quot;&quot;;&quot;&quot;;1-[.C112])" table:style-name="ce43"/>
          <table:table-cell office:value-type="string" office:string-value="" table:formula="of:=IF([.B112]=&quot;&quot;;&quot;&quot;;[.E111]*[.D111])" table:style-name="ce43"/>
          <table:table-cell table:style-name="ce42"/>
          <table:table-cell office:value-type="string" office:string-value="" table:formula="of:=IF([.B112]=&quot;&quot;;&quot;&quot;;[.E112]/(1+[.$G$5])^([.B11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12]&gt;=120;&quot;&quot;;[.B112]+1)" table:style-name="ce42"/>
          <table:table-cell office:value-type="string" office:string-value="" table:formula="of:=IF([.B113]=&quot;&quot;;&quot;&quot;;VLOOKUP([.B113];[Qx.$B$4:.$C$119];2))" table:style-name="ce43"/>
          <table:table-cell office:value-type="string" office:string-value="" table:formula="of:=IF([.B113]=&quot;&quot;;&quot;&quot;;1-[.C113])" table:style-name="ce43"/>
          <table:table-cell office:value-type="string" office:string-value="" table:formula="of:=IF([.B113]=&quot;&quot;;&quot;&quot;;[.E112]*[.D112])" table:style-name="ce43"/>
          <table:table-cell table:style-name="ce42"/>
          <table:table-cell office:value-type="string" office:string-value="" table:formula="of:=IF([.B113]=&quot;&quot;;&quot;&quot;;[.E113]/(1+[.$G$5])^([.B11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13]&gt;=120;&quot;&quot;;[.B113]+1)" table:style-name="ce42"/>
          <table:table-cell office:value-type="string" office:string-value="" table:formula="of:=IF([.B114]=&quot;&quot;;&quot;&quot;;VLOOKUP([.B114];[Qx.$B$4:.$C$119];2))" table:style-name="ce43"/>
          <table:table-cell office:value-type="string" office:string-value="" table:formula="of:=IF([.B114]=&quot;&quot;;&quot;&quot;;1-[.C114])" table:style-name="ce43"/>
          <table:table-cell office:value-type="string" office:string-value="" table:formula="of:=IF([.B114]=&quot;&quot;;&quot;&quot;;[.E113]*[.D113])" table:style-name="ce43"/>
          <table:table-cell table:style-name="ce42"/>
          <table:table-cell office:value-type="string" office:string-value="" table:formula="of:=IF([.B114]=&quot;&quot;;&quot;&quot;;[.E114]/(1+[.$G$5])^([.B11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14]&gt;=120;&quot;&quot;;[.B114]+1)" table:style-name="ce42"/>
          <table:table-cell office:value-type="string" office:string-value="" table:formula="of:=IF([.B115]=&quot;&quot;;&quot;&quot;;VLOOKUP([.B115];[Qx.$B$4:.$C$119];2))" table:style-name="ce43"/>
          <table:table-cell office:value-type="string" office:string-value="" table:formula="of:=IF([.B115]=&quot;&quot;;&quot;&quot;;1-[.C115])" table:style-name="ce43"/>
          <table:table-cell office:value-type="string" office:string-value="" table:formula="of:=IF([.B115]=&quot;&quot;;&quot;&quot;;[.E114]*[.D114])" table:style-name="ce43"/>
          <table:table-cell table:style-name="ce42"/>
          <table:table-cell office:value-type="string" office:string-value="" table:formula="of:=IF([.B115]=&quot;&quot;;&quot;&quot;;[.E115]/(1+[.$G$5])^([.B11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15]&gt;=120;&quot;&quot;;[.B115]+1)" table:style-name="ce42"/>
          <table:table-cell office:value-type="string" office:string-value="" table:formula="of:=IF([.B116]=&quot;&quot;;&quot;&quot;;VLOOKUP([.B116];[Qx.$B$4:.$C$119];2))" table:style-name="ce43"/>
          <table:table-cell office:value-type="string" office:string-value="" table:formula="of:=IF([.B116]=&quot;&quot;;&quot;&quot;;1-[.C116])" table:style-name="ce43"/>
          <table:table-cell office:value-type="string" office:string-value="" table:formula="of:=IF([.B116]=&quot;&quot;;&quot;&quot;;[.E115]*[.D115])" table:style-name="ce43"/>
          <table:table-cell table:style-name="ce42"/>
          <table:table-cell office:value-type="string" office:string-value="" table:formula="of:=IF([.B116]=&quot;&quot;;&quot;&quot;;[.E116]/(1+[.$G$5])^([.B11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16]&gt;=120;&quot;&quot;;[.B116]+1)" table:style-name="ce42"/>
          <table:table-cell office:value-type="string" office:string-value="" table:formula="of:=IF([.B117]=&quot;&quot;;&quot;&quot;;VLOOKUP([.B117];[Qx.$B$4:.$C$119];2))" table:style-name="ce43"/>
          <table:table-cell office:value-type="string" office:string-value="" table:formula="of:=IF([.B117]=&quot;&quot;;&quot;&quot;;1-[.C117])" table:style-name="ce43"/>
          <table:table-cell office:value-type="string" office:string-value="" table:formula="of:=IF([.B117]=&quot;&quot;;&quot;&quot;;[.E116]*[.D116])" table:style-name="ce43"/>
          <table:table-cell table:style-name="ce42"/>
          <table:table-cell office:value-type="string" office:string-value="" table:formula="of:=IF([.B117]=&quot;&quot;;&quot;&quot;;[.E117]/(1+[.$G$5])^([.B11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17]&gt;=120;&quot;&quot;;[.B117]+1)" table:style-name="ce42"/>
          <table:table-cell office:value-type="string" office:string-value="" table:formula="of:=IF([.B118]=&quot;&quot;;&quot;&quot;;VLOOKUP([.B118];[Qx.$B$4:.$C$119];2))" table:style-name="ce43"/>
          <table:table-cell office:value-type="string" office:string-value="" table:formula="of:=IF([.B118]=&quot;&quot;;&quot;&quot;;1-[.C118])" table:style-name="ce43"/>
          <table:table-cell office:value-type="string" office:string-value="" table:formula="of:=IF([.B118]=&quot;&quot;;&quot;&quot;;[.E117]*[.D117])" table:style-name="ce43"/>
          <table:table-cell table:style-name="ce42"/>
          <table:table-cell office:value-type="string" office:string-value="" table:formula="of:=IF([.B118]=&quot;&quot;;&quot;&quot;;[.E118]/(1+[.$G$5])^([.B11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18]&gt;=120;&quot;&quot;;[.B118]+1)" table:style-name="ce42"/>
          <table:table-cell office:value-type="string" office:string-value="" table:formula="of:=IF([.B119]=&quot;&quot;;&quot;&quot;;VLOOKUP([.B119];[Qx.$B$4:.$C$119];2))" table:style-name="ce43"/>
          <table:table-cell office:value-type="string" office:string-value="" table:formula="of:=IF([.B119]=&quot;&quot;;&quot;&quot;;1-[.C119])" table:style-name="ce43"/>
          <table:table-cell office:value-type="string" office:string-value="" table:formula="of:=IF([.B119]=&quot;&quot;;&quot;&quot;;[.E118]*[.D118])" table:style-name="ce43"/>
          <table:table-cell table:style-name="ce42"/>
          <table:table-cell office:value-type="string" office:string-value="" table:formula="of:=IF([.B119]=&quot;&quot;;&quot;&quot;;[.E119]/(1+[.$G$5])^([.B11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19]&gt;=120;&quot;&quot;;[.B119]+1)" table:style-name="ce42"/>
          <table:table-cell office:value-type="string" office:string-value="" table:formula="of:=IF([.B120]=&quot;&quot;;&quot;&quot;;VLOOKUP([.B120];[Qx.$B$4:.$C$119];2))" table:style-name="ce43"/>
          <table:table-cell office:value-type="string" office:string-value="" table:formula="of:=IF([.B120]=&quot;&quot;;&quot;&quot;;1-[.C120])" table:style-name="ce43"/>
          <table:table-cell office:value-type="string" office:string-value="" table:formula="of:=IF([.B120]=&quot;&quot;;&quot;&quot;;[.E119]*[.D119])" table:style-name="ce43"/>
          <table:table-cell table:style-name="ce42"/>
          <table:table-cell office:value-type="string" office:string-value="" table:formula="of:=IF([.B120]=&quot;&quot;;&quot;&quot;;[.E120]/(1+[.$G$5])^([.B12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20]&gt;=120;&quot;&quot;;[.B120]+1)" table:style-name="ce42"/>
          <table:table-cell office:value-type="string" office:string-value="" table:formula="of:=IF([.B121]=&quot;&quot;;&quot;&quot;;VLOOKUP([.B121];[Qx.$B$4:.$C$119];2))" table:style-name="ce43"/>
          <table:table-cell office:value-type="string" office:string-value="" table:formula="of:=IF([.B121]=&quot;&quot;;&quot;&quot;;1-[.C121])" table:style-name="ce43"/>
          <table:table-cell office:value-type="string" office:string-value="" table:formula="of:=IF([.B121]=&quot;&quot;;&quot;&quot;;[.E120]*[.D120])" table:style-name="ce43"/>
          <table:table-cell table:style-name="ce42"/>
          <table:table-cell office:value-type="string" office:string-value="" table:formula="of:=IF([.B121]=&quot;&quot;;&quot;&quot;;[.E121]/(1+[.$G$5])^([.B12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21]&gt;=120;&quot;&quot;;[.B121]+1)" table:style-name="ce42"/>
          <table:table-cell office:value-type="string" office:string-value="" table:formula="of:=IF([.B122]=&quot;&quot;;&quot;&quot;;VLOOKUP([.B122];[Qx.$B$4:.$C$119];2))" table:style-name="ce43"/>
          <table:table-cell office:value-type="string" office:string-value="" table:formula="of:=IF([.B122]=&quot;&quot;;&quot;&quot;;1-[.C122])" table:style-name="ce43"/>
          <table:table-cell office:value-type="string" office:string-value="" table:formula="of:=IF([.B122]=&quot;&quot;;&quot;&quot;;[.E121]*[.D121])" table:style-name="ce43"/>
          <table:table-cell table:style-name="ce42"/>
          <table:table-cell office:value-type="string" office:string-value="" table:formula="of:=IF([.B122]=&quot;&quot;;&quot;&quot;;[.E122]/(1+[.$G$5])^([.B12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22]&gt;=120;&quot;&quot;;[.B122]+1)" table:style-name="ce42"/>
          <table:table-cell office:value-type="string" office:string-value="" table:formula="of:=IF([.B123]=&quot;&quot;;&quot;&quot;;VLOOKUP([.B123];[Qx.$B$4:.$C$119];2))" table:style-name="ce43"/>
          <table:table-cell office:value-type="string" office:string-value="" table:formula="of:=IF([.B123]=&quot;&quot;;&quot;&quot;;1-[.C123])" table:style-name="ce43"/>
          <table:table-cell office:value-type="string" office:string-value="" table:formula="of:=IF([.B123]=&quot;&quot;;&quot;&quot;;[.E122]*[.D122])" table:style-name="ce43"/>
          <table:table-cell table:style-name="ce42"/>
          <table:table-cell office:value-type="string" office:string-value="" table:formula="of:=IF([.B123]=&quot;&quot;;&quot;&quot;;[.E123]/(1+[.$G$5])^([.B12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23]&gt;=120;&quot;&quot;;[.B123]+1)" table:style-name="ce42"/>
          <table:table-cell office:value-type="string" office:string-value="" table:formula="of:=IF([.B124]=&quot;&quot;;&quot;&quot;;VLOOKUP([.B124];[Qx.$B$4:.$C$119];2))" table:style-name="ce43"/>
          <table:table-cell office:value-type="string" office:string-value="" table:formula="of:=IF([.B124]=&quot;&quot;;&quot;&quot;;1-[.C124])" table:style-name="ce43"/>
          <table:table-cell office:value-type="string" office:string-value="" table:formula="of:=IF([.B124]=&quot;&quot;;&quot;&quot;;[.E123]*[.D123])" table:style-name="ce43"/>
          <table:table-cell table:style-name="ce42"/>
          <table:table-cell office:value-type="string" office:string-value="" table:formula="of:=IF([.B124]=&quot;&quot;;&quot;&quot;;[.E124]/(1+[.$G$5])^([.B12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24]&gt;=120;&quot;&quot;;[.B124]+1)" table:style-name="ce42"/>
          <table:table-cell office:value-type="string" office:string-value="" table:formula="of:=IF([.B125]=&quot;&quot;;&quot;&quot;;VLOOKUP([.B125];[Qx.$B$4:.$C$119];2))" table:style-name="ce43"/>
          <table:table-cell office:value-type="string" office:string-value="" table:formula="of:=IF([.B125]=&quot;&quot;;&quot;&quot;;1-[.C125])" table:style-name="ce43"/>
          <table:table-cell office:value-type="string" office:string-value="" table:formula="of:=IF([.B125]=&quot;&quot;;&quot;&quot;;[.E124]*[.D124])" table:style-name="ce43"/>
          <table:table-cell table:style-name="ce42"/>
          <table:table-cell office:value-type="string" office:string-value="" table:formula="of:=IF([.B125]=&quot;&quot;;&quot;&quot;;[.E125]/(1+[.$G$5])^([.B12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25]&gt;=120;&quot;&quot;;[.B125]+1)" table:style-name="ce42"/>
          <table:table-cell office:value-type="string" office:string-value="" table:formula="of:=IF([.B126]=&quot;&quot;;&quot;&quot;;VLOOKUP([.B126];[Qx.$B$4:.$C$119];2))" table:style-name="ce43"/>
          <table:table-cell office:value-type="string" office:string-value="" table:formula="of:=IF([.B126]=&quot;&quot;;&quot;&quot;;1-[.C126])" table:style-name="ce43"/>
          <table:table-cell office:value-type="string" office:string-value="" table:formula="of:=IF([.B126]=&quot;&quot;;&quot;&quot;;[.E125]*[.D125])" table:style-name="ce43"/>
          <table:table-cell table:style-name="ce42"/>
          <table:table-cell office:value-type="string" office:string-value="" table:formula="of:=IF([.B126]=&quot;&quot;;&quot;&quot;;[.E126]/(1+[.$G$5])^([.B12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26]&gt;=120;&quot;&quot;;[.B126]+1)" table:style-name="ce42"/>
          <table:table-cell office:value-type="string" office:string-value="" table:formula="of:=IF([.B127]=&quot;&quot;;&quot;&quot;;VLOOKUP([.B127];[Qx.$B$4:.$C$119];2))" table:style-name="ce43"/>
          <table:table-cell office:value-type="string" office:string-value="" table:formula="of:=IF([.B127]=&quot;&quot;;&quot;&quot;;1-[.C127])" table:style-name="ce43"/>
          <table:table-cell office:value-type="string" office:string-value="" table:formula="of:=IF([.B127]=&quot;&quot;;&quot;&quot;;[.E126]*[.D126])" table:style-name="ce43"/>
          <table:table-cell table:style-name="ce42"/>
          <table:table-cell office:value-type="string" office:string-value="" table:formula="of:=IF([.B127]=&quot;&quot;;&quot;&quot;;[.E127]/(1+[.$G$5])^([.B12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27]&gt;=120;&quot;&quot;;[.B127]+1)" table:style-name="ce42"/>
          <table:table-cell office:value-type="string" office:string-value="" table:formula="of:=IF([.B128]=&quot;&quot;;&quot;&quot;;VLOOKUP([.B128];[Qx.$B$4:.$C$119];2))" table:style-name="ce43"/>
          <table:table-cell office:value-type="string" office:string-value="" table:formula="of:=IF([.B128]=&quot;&quot;;&quot;&quot;;1-[.C128])" table:style-name="ce43"/>
          <table:table-cell office:value-type="string" office:string-value="" table:formula="of:=IF([.B128]=&quot;&quot;;&quot;&quot;;[.E127]*[.D127])" table:style-name="ce43"/>
          <table:table-cell table:style-name="ce42"/>
          <table:table-cell office:value-type="string" office:string-value="" table:formula="of:=IF([.B128]=&quot;&quot;;&quot;&quot;;[.E128]/(1+[.$G$5])^([.B12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28]&gt;=120;&quot;&quot;;[.B128]+1)" table:style-name="ce42"/>
          <table:table-cell office:value-type="string" office:string-value="" table:formula="of:=IF([.B129]=&quot;&quot;;&quot;&quot;;VLOOKUP([.B129];[Qx.$B$4:.$C$119];2))" table:style-name="ce43"/>
          <table:table-cell office:value-type="string" office:string-value="" table:formula="of:=IF([.B129]=&quot;&quot;;&quot;&quot;;1-[.C129])" table:style-name="ce43"/>
          <table:table-cell office:value-type="string" office:string-value="" table:formula="of:=IF([.B129]=&quot;&quot;;&quot;&quot;;[.E128]*[.D128])" table:style-name="ce43"/>
          <table:table-cell table:style-name="ce42"/>
          <table:table-cell office:value-type="string" office:string-value="" table:formula="of:=IF([.B129]=&quot;&quot;;&quot;&quot;;[.E129]/(1+[.$G$5])^([.B12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29]&gt;=120;&quot;&quot;;[.B129]+1)" table:style-name="ce42"/>
          <table:table-cell office:value-type="string" office:string-value="" table:formula="of:=IF([.B130]=&quot;&quot;;&quot;&quot;;VLOOKUP([.B130];[Qx.$B$4:.$C$119];2))" table:style-name="ce43"/>
          <table:table-cell office:value-type="string" office:string-value="" table:formula="of:=IF([.B130]=&quot;&quot;;&quot;&quot;;1-[.C130])" table:style-name="ce43"/>
          <table:table-cell office:value-type="string" office:string-value="" table:formula="of:=IF([.B130]=&quot;&quot;;&quot;&quot;;[.E129]*[.D129])" table:style-name="ce43"/>
          <table:table-cell table:style-name="ce42"/>
          <table:table-cell office:value-type="string" office:string-value="" table:formula="of:=IF([.B130]=&quot;&quot;;&quot;&quot;;[.E130]/(1+[.$G$5])^([.B13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30]&gt;=120;&quot;&quot;;[.B130]+1)" table:style-name="ce42"/>
          <table:table-cell office:value-type="string" office:string-value="" table:formula="of:=IF([.B131]=&quot;&quot;;&quot;&quot;;VLOOKUP([.B131];[Qx.$B$4:.$C$119];2))" table:style-name="ce43"/>
          <table:table-cell office:value-type="string" office:string-value="" table:formula="of:=IF([.B131]=&quot;&quot;;&quot;&quot;;1-[.C131])" table:style-name="ce43"/>
          <table:table-cell office:value-type="string" office:string-value="" table:formula="of:=IF([.B131]=&quot;&quot;;&quot;&quot;;[.E130]*[.D130])" table:style-name="ce43"/>
          <table:table-cell table:style-name="ce42"/>
          <table:table-cell office:value-type="string" office:string-value="" table:formula="of:=IF([.B131]=&quot;&quot;;&quot;&quot;;[.E131]/(1+[.$G$5])^([.B13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31]&gt;=120;&quot;&quot;;[.B131]+1)" table:style-name="ce42"/>
          <table:table-cell office:value-type="string" office:string-value="" table:formula="of:=IF([.B132]=&quot;&quot;;&quot;&quot;;VLOOKUP([.B132];[Qx.$B$4:.$C$119];2))" table:style-name="ce43"/>
          <table:table-cell office:value-type="string" office:string-value="" table:formula="of:=IF([.B132]=&quot;&quot;;&quot;&quot;;1-[.C132])" table:style-name="ce43"/>
          <table:table-cell office:value-type="string" office:string-value="" table:formula="of:=IF([.B132]=&quot;&quot;;&quot;&quot;;[.E131]*[.D131])" table:style-name="ce43"/>
          <table:table-cell table:style-name="ce42"/>
          <table:table-cell office:value-type="string" office:string-value="" table:formula="of:=IF([.B132]=&quot;&quot;;&quot;&quot;;[.E132]/(1+[.$G$5])^([.B13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32]&gt;=120;&quot;&quot;;[.B132]+1)" table:style-name="ce42"/>
          <table:table-cell office:value-type="string" office:string-value="" table:formula="of:=IF([.B133]=&quot;&quot;;&quot;&quot;;VLOOKUP([.B133];[Qx.$B$4:.$C$119];2))" table:style-name="ce43"/>
          <table:table-cell office:value-type="string" office:string-value="" table:formula="of:=IF([.B133]=&quot;&quot;;&quot;&quot;;1-[.C133])" table:style-name="ce43"/>
          <table:table-cell office:value-type="string" office:string-value="" table:formula="of:=IF([.B133]=&quot;&quot;;&quot;&quot;;[.E132]*[.D132])" table:style-name="ce43"/>
          <table:table-cell table:style-name="ce42"/>
          <table:table-cell office:value-type="string" office:string-value="" table:formula="of:=IF([.B133]=&quot;&quot;;&quot;&quot;;[.E133]/(1+[.$G$5])^([.B13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33]&gt;=120;&quot;&quot;;[.B133]+1)" table:style-name="ce42"/>
          <table:table-cell office:value-type="string" office:string-value="" table:formula="of:=IF([.B134]=&quot;&quot;;&quot;&quot;;VLOOKUP([.B134];[Qx.$B$4:.$C$119];2))" table:style-name="ce43"/>
          <table:table-cell office:value-type="string" office:string-value="" table:formula="of:=IF([.B134]=&quot;&quot;;&quot;&quot;;1-[.C134])" table:style-name="ce43"/>
          <table:table-cell office:value-type="string" office:string-value="" table:formula="of:=IF([.B134]=&quot;&quot;;&quot;&quot;;[.E133]*[.D133])" table:style-name="ce43"/>
          <table:table-cell table:style-name="ce42"/>
          <table:table-cell office:value-type="string" office:string-value="" table:formula="of:=IF([.B134]=&quot;&quot;;&quot;&quot;;[.E134]/(1+[.$G$5])^([.B13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34]&gt;=120;&quot;&quot;;[.B134]+1)" table:style-name="ce42"/>
          <table:table-cell office:value-type="string" office:string-value="" table:formula="of:=IF([.B135]=&quot;&quot;;&quot;&quot;;VLOOKUP([.B135];[Qx.$B$4:.$C$119];2))" table:style-name="ce43"/>
          <table:table-cell office:value-type="string" office:string-value="" table:formula="of:=IF([.B135]=&quot;&quot;;&quot;&quot;;1-[.C135])" table:style-name="ce43"/>
          <table:table-cell office:value-type="string" office:string-value="" table:formula="of:=IF([.B135]=&quot;&quot;;&quot;&quot;;[.E134]*[.D134])" table:style-name="ce43"/>
          <table:table-cell table:style-name="ce42"/>
          <table:table-cell office:value-type="string" office:string-value="" table:formula="of:=IF([.B135]=&quot;&quot;;&quot;&quot;;[.E135]/(1+[.$G$5])^([.B13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35]&gt;=120;&quot;&quot;;[.B135]+1)" table:style-name="ce42"/>
          <table:table-cell office:value-type="string" office:string-value="" table:formula="of:=IF([.B136]=&quot;&quot;;&quot;&quot;;VLOOKUP([.B136];[Qx.$B$4:.$C$119];2))" table:style-name="ce43"/>
          <table:table-cell office:value-type="string" office:string-value="" table:formula="of:=IF([.B136]=&quot;&quot;;&quot;&quot;;1-[.C136])" table:style-name="ce43"/>
          <table:table-cell office:value-type="string" office:string-value="" table:formula="of:=IF([.B136]=&quot;&quot;;&quot;&quot;;[.E135]*[.D135])" table:style-name="ce43"/>
          <table:table-cell table:style-name="ce42"/>
          <table:table-cell office:value-type="string" office:string-value="" table:formula="of:=IF([.B136]=&quot;&quot;;&quot;&quot;;[.E136]/(1+[.$G$5])^([.B13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36]&gt;=120;&quot;&quot;;[.B136]+1)" table:style-name="ce42"/>
          <table:table-cell office:value-type="string" office:string-value="" table:formula="of:=IF([.B137]=&quot;&quot;;&quot;&quot;;VLOOKUP([.B137];[Qx.$B$4:.$C$119];2))" table:style-name="ce43"/>
          <table:table-cell office:value-type="string" office:string-value="" table:formula="of:=IF([.B137]=&quot;&quot;;&quot;&quot;;1-[.C137])" table:style-name="ce43"/>
          <table:table-cell office:value-type="string" office:string-value="" table:formula="of:=IF([.B137]=&quot;&quot;;&quot;&quot;;[.E136]*[.D136])" table:style-name="ce43"/>
          <table:table-cell table:style-name="ce42"/>
          <table:table-cell office:value-type="string" office:string-value="" table:formula="of:=IF([.B137]=&quot;&quot;;&quot;&quot;;[.E137]/(1+[.$G$5])^([.B13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37]&gt;=120;&quot;&quot;;[.B137]+1)" table:style-name="ce42"/>
          <table:table-cell office:value-type="string" office:string-value="" table:formula="of:=IF([.B138]=&quot;&quot;;&quot;&quot;;VLOOKUP([.B138];[Qx.$B$4:.$C$119];2))" table:style-name="ce43"/>
          <table:table-cell office:value-type="string" office:string-value="" table:formula="of:=IF([.B138]=&quot;&quot;;&quot;&quot;;1-[.C138])" table:style-name="ce43"/>
          <table:table-cell office:value-type="string" office:string-value="" table:formula="of:=IF([.B138]=&quot;&quot;;&quot;&quot;;[.E137]*[.D137])" table:style-name="ce43"/>
          <table:table-cell table:style-name="ce42"/>
          <table:table-cell office:value-type="string" office:string-value="" table:formula="of:=IF([.B138]=&quot;&quot;;&quot;&quot;;[.E138]/(1+[.$G$5])^([.B13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38]&gt;=120;&quot;&quot;;[.B138]+1)" table:style-name="ce42"/>
          <table:table-cell office:value-type="string" office:string-value="" table:formula="of:=IF([.B139]=&quot;&quot;;&quot;&quot;;VLOOKUP([.B139];[Qx.$B$4:.$C$119];2))" table:style-name="ce43"/>
          <table:table-cell office:value-type="string" office:string-value="" table:formula="of:=IF([.B139]=&quot;&quot;;&quot;&quot;;1-[.C139])" table:style-name="ce43"/>
          <table:table-cell office:value-type="string" office:string-value="" table:formula="of:=IF([.B139]=&quot;&quot;;&quot;&quot;;[.E138]*[.D138])" table:style-name="ce43"/>
          <table:table-cell table:style-name="ce42"/>
          <table:table-cell office:value-type="string" office:string-value="" table:formula="of:=IF([.B139]=&quot;&quot;;&quot;&quot;;[.E139]/(1+[.$G$5])^([.B13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39]&gt;=120;&quot;&quot;;[.B139]+1)" table:style-name="ce42"/>
          <table:table-cell office:value-type="string" office:string-value="" table:formula="of:=IF([.B140]=&quot;&quot;;&quot;&quot;;VLOOKUP([.B140];[Qx.$B$4:.$C$119];2))" table:style-name="ce43"/>
          <table:table-cell office:value-type="string" office:string-value="" table:formula="of:=IF([.B140]=&quot;&quot;;&quot;&quot;;1-[.C140])" table:style-name="ce43"/>
          <table:table-cell office:value-type="string" office:string-value="" table:formula="of:=IF([.B140]=&quot;&quot;;&quot;&quot;;[.E139]*[.D139])" table:style-name="ce43"/>
          <table:table-cell table:style-name="ce42"/>
          <table:table-cell office:value-type="string" office:string-value="" table:formula="of:=IF([.B140]=&quot;&quot;;&quot;&quot;;[.E140]/(1+[.$G$5])^([.B14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40]&gt;=120;&quot;&quot;;[.B140]+1)" table:style-name="ce42"/>
          <table:table-cell office:value-type="string" office:string-value="" table:formula="of:=IF([.B141]=&quot;&quot;;&quot;&quot;;VLOOKUP([.B141];[Qx.$B$4:.$C$119];2))" table:style-name="ce43"/>
          <table:table-cell office:value-type="string" office:string-value="" table:formula="of:=IF([.B141]=&quot;&quot;;&quot;&quot;;1-[.C141])" table:style-name="ce43"/>
          <table:table-cell office:value-type="string" office:string-value="" table:formula="of:=IF([.B141]=&quot;&quot;;&quot;&quot;;[.E140]*[.D140])" table:style-name="ce43"/>
          <table:table-cell table:style-name="ce42"/>
          <table:table-cell office:value-type="string" office:string-value="" table:formula="of:=IF([.B141]=&quot;&quot;;&quot;&quot;;[.E141]/(1+[.$G$5])^([.B14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41]&gt;=120;&quot;&quot;;[.B141]+1)" table:style-name="ce42"/>
          <table:table-cell office:value-type="string" office:string-value="" table:formula="of:=IF([.B142]=&quot;&quot;;&quot;&quot;;VLOOKUP([.B142];[Qx.$B$4:.$C$119];2))" table:style-name="ce43"/>
          <table:table-cell office:value-type="string" office:string-value="" table:formula="of:=IF([.B142]=&quot;&quot;;&quot;&quot;;1-[.C142])" table:style-name="ce43"/>
          <table:table-cell office:value-type="string" office:string-value="" table:formula="of:=IF([.B142]=&quot;&quot;;&quot;&quot;;[.E141]*[.D141])" table:style-name="ce43"/>
          <table:table-cell table:style-name="ce42"/>
          <table:table-cell office:value-type="string" office:string-value="" table:formula="of:=IF([.B142]=&quot;&quot;;&quot;&quot;;[.E142]/(1+[.$G$5])^([.B14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42]&gt;=120;&quot;&quot;;[.B142]+1)" table:style-name="ce42"/>
          <table:table-cell office:value-type="string" office:string-value="" table:formula="of:=IF([.B143]=&quot;&quot;;&quot;&quot;;VLOOKUP([.B143];[Qx.$B$4:.$C$119];2))" table:style-name="ce43"/>
          <table:table-cell office:value-type="string" office:string-value="" table:formula="of:=IF([.B143]=&quot;&quot;;&quot;&quot;;1-[.C143])" table:style-name="ce43"/>
          <table:table-cell office:value-type="string" office:string-value="" table:formula="of:=IF([.B143]=&quot;&quot;;&quot;&quot;;[.E142]*[.D142])" table:style-name="ce43"/>
          <table:table-cell table:style-name="ce42"/>
          <table:table-cell office:value-type="string" office:string-value="" table:formula="of:=IF([.B143]=&quot;&quot;;&quot;&quot;;[.E143]/(1+[.$G$5])^([.B14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43]&gt;=120;&quot;&quot;;[.B143]+1)" table:style-name="ce42"/>
          <table:table-cell office:value-type="string" office:string-value="" table:formula="of:=IF([.B144]=&quot;&quot;;&quot;&quot;;VLOOKUP([.B144];[Qx.$B$4:.$C$119];2))" table:style-name="ce43"/>
          <table:table-cell office:value-type="string" office:string-value="" table:formula="of:=IF([.B144]=&quot;&quot;;&quot;&quot;;1-[.C144])" table:style-name="ce43"/>
          <table:table-cell office:value-type="string" office:string-value="" table:formula="of:=IF([.B144]=&quot;&quot;;&quot;&quot;;[.E143]*[.D143])" table:style-name="ce43"/>
          <table:table-cell table:style-name="ce42"/>
          <table:table-cell office:value-type="string" office:string-value="" table:formula="of:=IF([.B144]=&quot;&quot;;&quot;&quot;;[.E144]/(1+[.$G$5])^([.B14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44]&gt;=120;&quot;&quot;;[.B144]+1)" table:style-name="ce42"/>
          <table:table-cell office:value-type="string" office:string-value="" table:formula="of:=IF([.B145]=&quot;&quot;;&quot;&quot;;VLOOKUP([.B145];[Qx.$B$4:.$C$119];2))" table:style-name="ce43"/>
          <table:table-cell office:value-type="string" office:string-value="" table:formula="of:=IF([.B145]=&quot;&quot;;&quot;&quot;;1-[.C145])" table:style-name="ce43"/>
          <table:table-cell office:value-type="string" office:string-value="" table:formula="of:=IF([.B145]=&quot;&quot;;&quot;&quot;;[.E144]*[.D144])" table:style-name="ce43"/>
          <table:table-cell table:style-name="ce42"/>
          <table:table-cell office:value-type="string" office:string-value="" table:formula="of:=IF([.B145]=&quot;&quot;;&quot;&quot;;[.E145]/(1+[.$G$5])^([.B14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45]&gt;=120;&quot;&quot;;[.B145]+1)" table:style-name="ce42"/>
          <table:table-cell office:value-type="string" office:string-value="" table:formula="of:=IF([.B146]=&quot;&quot;;&quot;&quot;;VLOOKUP([.B146];[Qx.$B$4:.$C$119];2))" table:style-name="ce43"/>
          <table:table-cell office:value-type="string" office:string-value="" table:formula="of:=IF([.B146]=&quot;&quot;;&quot;&quot;;1-[.C146])" table:style-name="ce43"/>
          <table:table-cell office:value-type="string" office:string-value="" table:formula="of:=IF([.B146]=&quot;&quot;;&quot;&quot;;[.E145]*[.D145])" table:style-name="ce43"/>
          <table:table-cell table:style-name="ce42"/>
          <table:table-cell office:value-type="string" office:string-value="" table:formula="of:=IF([.B146]=&quot;&quot;;&quot;&quot;;[.E146]/(1+[.$G$5])^([.B14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46]&gt;=120;&quot;&quot;;[.B146]+1)" table:style-name="ce42"/>
          <table:table-cell office:value-type="string" office:string-value="" table:formula="of:=IF([.B147]=&quot;&quot;;&quot;&quot;;VLOOKUP([.B147];[Qx.$B$4:.$C$119];2))" table:style-name="ce43"/>
          <table:table-cell office:value-type="string" office:string-value="" table:formula="of:=IF([.B147]=&quot;&quot;;&quot;&quot;;1-[.C147])" table:style-name="ce43"/>
          <table:table-cell office:value-type="string" office:string-value="" table:formula="of:=IF([.B147]=&quot;&quot;;&quot;&quot;;[.E146]*[.D146])" table:style-name="ce43"/>
          <table:table-cell table:style-name="ce42"/>
          <table:table-cell office:value-type="string" office:string-value="" table:formula="of:=IF([.B147]=&quot;&quot;;&quot;&quot;;[.E147]/(1+[.$G$5])^([.B14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47]&gt;=120;&quot;&quot;;[.B147]+1)" table:style-name="ce42"/>
          <table:table-cell office:value-type="string" office:string-value="" table:formula="of:=IF([.B148]=&quot;&quot;;&quot;&quot;;VLOOKUP([.B148];[Qx.$B$4:.$C$119];2))" table:style-name="ce43"/>
          <table:table-cell office:value-type="string" office:string-value="" table:formula="of:=IF([.B148]=&quot;&quot;;&quot;&quot;;1-[.C148])" table:style-name="ce43"/>
          <table:table-cell office:value-type="string" office:string-value="" table:formula="of:=IF([.B148]=&quot;&quot;;&quot;&quot;;[.E147]*[.D147])" table:style-name="ce43"/>
          <table:table-cell table:style-name="ce42"/>
          <table:table-cell office:value-type="string" office:string-value="" table:formula="of:=IF([.B148]=&quot;&quot;;&quot;&quot;;[.E148]/(1+[.$G$5])^([.B14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48]&gt;=120;&quot;&quot;;[.B148]+1)" table:style-name="ce42"/>
          <table:table-cell office:value-type="string" office:string-value="" table:formula="of:=IF([.B149]=&quot;&quot;;&quot;&quot;;VLOOKUP([.B149];[Qx.$B$4:.$C$119];2))" table:style-name="ce43"/>
          <table:table-cell office:value-type="string" office:string-value="" table:formula="of:=IF([.B149]=&quot;&quot;;&quot;&quot;;1-[.C149])" table:style-name="ce43"/>
          <table:table-cell office:value-type="string" office:string-value="" table:formula="of:=IF([.B149]=&quot;&quot;;&quot;&quot;;[.E148]*[.D148])" table:style-name="ce43"/>
          <table:table-cell table:style-name="ce42"/>
          <table:table-cell office:value-type="string" office:string-value="" table:formula="of:=IF([.B149]=&quot;&quot;;&quot;&quot;;[.E149]/(1+[.$G$5])^([.B14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49]&gt;=120;&quot;&quot;;[.B149]+1)" table:style-name="ce42"/>
          <table:table-cell office:value-type="string" office:string-value="" table:formula="of:=IF([.B150]=&quot;&quot;;&quot;&quot;;VLOOKUP([.B150];[Qx.$B$4:.$C$119];2))" table:style-name="ce43"/>
          <table:table-cell office:value-type="string" office:string-value="" table:formula="of:=IF([.B150]=&quot;&quot;;&quot;&quot;;1-[.C150])" table:style-name="ce43"/>
          <table:table-cell office:value-type="string" office:string-value="" table:formula="of:=IF([.B150]=&quot;&quot;;&quot;&quot;;[.E149]*[.D149])" table:style-name="ce43"/>
          <table:table-cell table:style-name="ce42"/>
          <table:table-cell office:value-type="string" office:string-value="" table:formula="of:=IF([.B150]=&quot;&quot;;&quot;&quot;;[.E150]/(1+[.$G$5])^([.B15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50]&gt;=120;&quot;&quot;;[.B150]+1)" table:style-name="ce42"/>
          <table:table-cell office:value-type="string" office:string-value="" table:formula="of:=IF([.B151]=&quot;&quot;;&quot;&quot;;VLOOKUP([.B151];[Qx.$B$4:.$C$119];2))" table:style-name="ce43"/>
          <table:table-cell office:value-type="string" office:string-value="" table:formula="of:=IF([.B151]=&quot;&quot;;&quot;&quot;;1-[.C151])" table:style-name="ce43"/>
          <table:table-cell office:value-type="string" office:string-value="" table:formula="of:=IF([.B151]=&quot;&quot;;&quot;&quot;;[.E150]*[.D150])" table:style-name="ce43"/>
          <table:table-cell table:style-name="ce42"/>
          <table:table-cell office:value-type="string" office:string-value="" table:formula="of:=IF([.B151]=&quot;&quot;;&quot;&quot;;[.E151]/(1+[.$G$5])^([.B15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51]&gt;=120;&quot;&quot;;[.B151]+1)" table:style-name="ce42"/>
          <table:table-cell office:value-type="string" office:string-value="" table:formula="of:=IF([.B152]=&quot;&quot;;&quot;&quot;;VLOOKUP([.B152];[Qx.$B$4:.$C$119];2))" table:style-name="ce43"/>
          <table:table-cell office:value-type="string" office:string-value="" table:formula="of:=IF([.B152]=&quot;&quot;;&quot;&quot;;1-[.C152])" table:style-name="ce43"/>
          <table:table-cell office:value-type="string" office:string-value="" table:formula="of:=IF([.B152]=&quot;&quot;;&quot;&quot;;[.E151]*[.D151])" table:style-name="ce43"/>
          <table:table-cell table:style-name="ce42"/>
          <table:table-cell office:value-type="string" office:string-value="" table:formula="of:=IF([.B152]=&quot;&quot;;&quot;&quot;;[.E152]/(1+[.$G$5])^([.B15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52]&gt;=120;&quot;&quot;;[.B152]+1)" table:style-name="ce42"/>
          <table:table-cell office:value-type="string" office:string-value="" table:formula="of:=IF([.B153]=&quot;&quot;;&quot;&quot;;VLOOKUP([.B153];[Qx.$B$4:.$C$119];2))" table:style-name="ce43"/>
          <table:table-cell office:value-type="string" office:string-value="" table:formula="of:=IF([.B153]=&quot;&quot;;&quot;&quot;;1-[.C153])" table:style-name="ce43"/>
          <table:table-cell office:value-type="string" office:string-value="" table:formula="of:=IF([.B153]=&quot;&quot;;&quot;&quot;;[.E152]*[.D152])" table:style-name="ce43"/>
          <table:table-cell table:style-name="ce42"/>
          <table:table-cell office:value-type="string" office:string-value="" table:formula="of:=IF([.B153]=&quot;&quot;;&quot;&quot;;[.E153]/(1+[.$G$5])^([.B15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53]&gt;=120;&quot;&quot;;[.B153]+1)" table:style-name="ce42"/>
          <table:table-cell office:value-type="string" office:string-value="" table:formula="of:=IF([.B154]=&quot;&quot;;&quot;&quot;;VLOOKUP([.B154];[Qx.$B$4:.$C$119];2))" table:style-name="ce43"/>
          <table:table-cell office:value-type="string" office:string-value="" table:formula="of:=IF([.B154]=&quot;&quot;;&quot;&quot;;1-[.C154])" table:style-name="ce43"/>
          <table:table-cell office:value-type="string" office:string-value="" table:formula="of:=IF([.B154]=&quot;&quot;;&quot;&quot;;[.E153]*[.D153])" table:style-name="ce43"/>
          <table:table-cell table:style-name="ce42"/>
          <table:table-cell office:value-type="string" office:string-value="" table:formula="of:=IF([.B154]=&quot;&quot;;&quot;&quot;;[.E154]/(1+[.$G$5])^([.B15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54]&gt;=120;&quot;&quot;;[.B154]+1)" table:style-name="ce42"/>
          <table:table-cell office:value-type="string" office:string-value="" table:formula="of:=IF([.B155]=&quot;&quot;;&quot;&quot;;VLOOKUP([.B155];[Qx.$B$4:.$C$119];2))" table:style-name="ce43"/>
          <table:table-cell office:value-type="string" office:string-value="" table:formula="of:=IF([.B155]=&quot;&quot;;&quot;&quot;;1-[.C155])" table:style-name="ce43"/>
          <table:table-cell office:value-type="string" office:string-value="" table:formula="of:=IF([.B155]=&quot;&quot;;&quot;&quot;;[.E154]*[.D154])" table:style-name="ce43"/>
          <table:table-cell table:style-name="ce42"/>
          <table:table-cell office:value-type="string" office:string-value="" table:formula="of:=IF([.B155]=&quot;&quot;;&quot;&quot;;[.E155]/(1+[.$G$5])^([.B15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55]&gt;=120;&quot;&quot;;[.B155]+1)" table:style-name="ce42"/>
          <table:table-cell office:value-type="string" office:string-value="" table:formula="of:=IF([.B156]=&quot;&quot;;&quot;&quot;;VLOOKUP([.B156];[Qx.$B$4:.$C$119];2))" table:style-name="ce43"/>
          <table:table-cell office:value-type="string" office:string-value="" table:formula="of:=IF([.B156]=&quot;&quot;;&quot;&quot;;1-[.C156])" table:style-name="ce43"/>
          <table:table-cell office:value-type="string" office:string-value="" table:formula="of:=IF([.B156]=&quot;&quot;;&quot;&quot;;[.E155]*[.D155])" table:style-name="ce43"/>
          <table:table-cell table:style-name="ce42"/>
          <table:table-cell office:value-type="string" office:string-value="" table:formula="of:=IF([.B156]=&quot;&quot;;&quot;&quot;;[.E156]/(1+[.$G$5])^([.B15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56]&gt;=120;&quot;&quot;;[.B156]+1)" table:style-name="ce42"/>
          <table:table-cell office:value-type="string" office:string-value="" table:formula="of:=IF([.B157]=&quot;&quot;;&quot;&quot;;VLOOKUP([.B157];[Qx.$B$4:.$C$119];2))" table:style-name="ce43"/>
          <table:table-cell office:value-type="string" office:string-value="" table:formula="of:=IF([.B157]=&quot;&quot;;&quot;&quot;;1-[.C157])" table:style-name="ce43"/>
          <table:table-cell office:value-type="string" office:string-value="" table:formula="of:=IF([.B157]=&quot;&quot;;&quot;&quot;;[.E156]*[.D156])" table:style-name="ce43"/>
          <table:table-cell table:style-name="ce42"/>
          <table:table-cell office:value-type="string" office:string-value="" table:formula="of:=IF([.B157]=&quot;&quot;;&quot;&quot;;[.E157]/(1+[.$G$5])^([.B15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57]&gt;=120;&quot;&quot;;[.B157]+1)" table:style-name="ce42"/>
          <table:table-cell office:value-type="string" office:string-value="" table:formula="of:=IF([.B158]=&quot;&quot;;&quot;&quot;;VLOOKUP([.B158];[Qx.$B$4:.$C$119];2))" table:style-name="ce43"/>
          <table:table-cell office:value-type="string" office:string-value="" table:formula="of:=IF([.B158]=&quot;&quot;;&quot;&quot;;1-[.C158])" table:style-name="ce43"/>
          <table:table-cell office:value-type="string" office:string-value="" table:formula="of:=IF([.B158]=&quot;&quot;;&quot;&quot;;[.E157]*[.D157])" table:style-name="ce43"/>
          <table:table-cell table:style-name="ce42"/>
          <table:table-cell office:value-type="string" office:string-value="" table:formula="of:=IF([.B158]=&quot;&quot;;&quot;&quot;;[.E158]/(1+[.$G$5])^([.B15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58]&gt;=120;&quot;&quot;;[.B158]+1)" table:style-name="ce42"/>
          <table:table-cell office:value-type="string" office:string-value="" table:formula="of:=IF([.B159]=&quot;&quot;;&quot;&quot;;VLOOKUP([.B159];[Qx.$B$4:.$C$119];2))" table:style-name="ce43"/>
          <table:table-cell office:value-type="string" office:string-value="" table:formula="of:=IF([.B159]=&quot;&quot;;&quot;&quot;;1-[.C159])" table:style-name="ce43"/>
          <table:table-cell office:value-type="string" office:string-value="" table:formula="of:=IF([.B159]=&quot;&quot;;&quot;&quot;;[.E158]*[.D158])" table:style-name="ce43"/>
          <table:table-cell table:style-name="ce42"/>
          <table:table-cell office:value-type="string" office:string-value="" table:formula="of:=IF([.B159]=&quot;&quot;;&quot;&quot;;[.E159]/(1+[.$G$5])^([.B15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59]&gt;=120;&quot;&quot;;[.B159]+1)" table:style-name="ce42"/>
          <table:table-cell office:value-type="string" office:string-value="" table:formula="of:=IF([.B160]=&quot;&quot;;&quot;&quot;;VLOOKUP([.B160];[Qx.$B$4:.$C$119];2))" table:style-name="ce43"/>
          <table:table-cell office:value-type="string" office:string-value="" table:formula="of:=IF([.B160]=&quot;&quot;;&quot;&quot;;1-[.C160])" table:style-name="ce43"/>
          <table:table-cell office:value-type="string" office:string-value="" table:formula="of:=IF([.B160]=&quot;&quot;;&quot;&quot;;[.E159]*[.D159])" table:style-name="ce43"/>
          <table:table-cell table:style-name="ce42"/>
          <table:table-cell office:value-type="string" office:string-value="" table:formula="of:=IF([.B160]=&quot;&quot;;&quot;&quot;;[.E160]/(1+[.$G$5])^([.B16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60]&gt;=120;&quot;&quot;;[.B160]+1)" table:style-name="ce42"/>
          <table:table-cell office:value-type="string" office:string-value="" table:formula="of:=IF([.B161]=&quot;&quot;;&quot;&quot;;VLOOKUP([.B161];[Qx.$B$4:.$C$119];2))" table:style-name="ce43"/>
          <table:table-cell office:value-type="string" office:string-value="" table:formula="of:=IF([.B161]=&quot;&quot;;&quot;&quot;;1-[.C161])" table:style-name="ce43"/>
          <table:table-cell office:value-type="string" office:string-value="" table:formula="of:=IF([.B161]=&quot;&quot;;&quot;&quot;;[.E160]*[.D160])" table:style-name="ce43"/>
          <table:table-cell table:style-name="ce42"/>
          <table:table-cell office:value-type="string" office:string-value="" table:formula="of:=IF([.B161]=&quot;&quot;;&quot;&quot;;[.E161]/(1+[.$G$5])^([.B16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61]&gt;=120;&quot;&quot;;[.B161]+1)" table:style-name="ce42"/>
          <table:table-cell office:value-type="string" office:string-value="" table:formula="of:=IF([.B162]=&quot;&quot;;&quot;&quot;;VLOOKUP([.B162];[Qx.$B$4:.$C$119];2))" table:style-name="ce43"/>
          <table:table-cell office:value-type="string" office:string-value="" table:formula="of:=IF([.B162]=&quot;&quot;;&quot;&quot;;1-[.C162])" table:style-name="ce43"/>
          <table:table-cell office:value-type="string" office:string-value="" table:formula="of:=IF([.B162]=&quot;&quot;;&quot;&quot;;[.E161]*[.D161])" table:style-name="ce43"/>
          <table:table-cell table:style-name="ce42"/>
          <table:table-cell office:value-type="string" office:string-value="" table:formula="of:=IF([.B162]=&quot;&quot;;&quot;&quot;;[.E162]/(1+[.$G$5])^([.B16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62]&gt;=120;&quot;&quot;;[.B162]+1)" table:style-name="ce42"/>
          <table:table-cell office:value-type="string" office:string-value="" table:formula="of:=IF([.B163]=&quot;&quot;;&quot;&quot;;VLOOKUP([.B163];[Qx.$B$4:.$C$119];2))" table:style-name="ce43"/>
          <table:table-cell office:value-type="string" office:string-value="" table:formula="of:=IF([.B163]=&quot;&quot;;&quot;&quot;;1-[.C163])" table:style-name="ce43"/>
          <table:table-cell office:value-type="string" office:string-value="" table:formula="of:=IF([.B163]=&quot;&quot;;&quot;&quot;;[.E162]*[.D162])" table:style-name="ce43"/>
          <table:table-cell table:style-name="ce42"/>
          <table:table-cell office:value-type="string" office:string-value="" table:formula="of:=IF([.B163]=&quot;&quot;;&quot;&quot;;[.E163]/(1+[.$G$5])^([.B16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63]&gt;=120;&quot;&quot;;[.B163]+1)" table:style-name="ce42"/>
          <table:table-cell office:value-type="string" office:string-value="" table:formula="of:=IF([.B164]=&quot;&quot;;&quot;&quot;;VLOOKUP([.B164];[Qx.$B$4:.$C$119];2))" table:style-name="ce43"/>
          <table:table-cell office:value-type="string" office:string-value="" table:formula="of:=IF([.B164]=&quot;&quot;;&quot;&quot;;1-[.C164])" table:style-name="ce43"/>
          <table:table-cell office:value-type="string" office:string-value="" table:formula="of:=IF([.B164]=&quot;&quot;;&quot;&quot;;[.E163]*[.D163])" table:style-name="ce43"/>
          <table:table-cell table:style-name="ce42"/>
          <table:table-cell office:value-type="string" office:string-value="" table:formula="of:=IF([.B164]=&quot;&quot;;&quot;&quot;;[.E164]/(1+[.$G$5])^([.B16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64]&gt;=120;&quot;&quot;;[.B164]+1)" table:style-name="ce42"/>
          <table:table-cell office:value-type="string" office:string-value="" table:formula="of:=IF([.B165]=&quot;&quot;;&quot;&quot;;VLOOKUP([.B165];[Qx.$B$4:.$C$119];2))" table:style-name="ce43"/>
          <table:table-cell office:value-type="string" office:string-value="" table:formula="of:=IF([.B165]=&quot;&quot;;&quot;&quot;;1-[.C165])" table:style-name="ce43"/>
          <table:table-cell office:value-type="string" office:string-value="" table:formula="of:=IF([.B165]=&quot;&quot;;&quot;&quot;;[.E164]*[.D164])" table:style-name="ce43"/>
          <table:table-cell table:style-name="ce42"/>
          <table:table-cell office:value-type="string" office:string-value="" table:formula="of:=IF([.B165]=&quot;&quot;;&quot;&quot;;[.E165]/(1+[.$G$5])^([.B16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65]&gt;=120;&quot;&quot;;[.B165]+1)" table:style-name="ce42"/>
          <table:table-cell office:value-type="string" office:string-value="" table:formula="of:=IF([.B166]=&quot;&quot;;&quot;&quot;;VLOOKUP([.B166];[Qx.$B$4:.$C$119];2))" table:style-name="ce43"/>
          <table:table-cell office:value-type="string" office:string-value="" table:formula="of:=IF([.B166]=&quot;&quot;;&quot;&quot;;1-[.C166])" table:style-name="ce43"/>
          <table:table-cell office:value-type="string" office:string-value="" table:formula="of:=IF([.B166]=&quot;&quot;;&quot;&quot;;[.E165]*[.D165])" table:style-name="ce43"/>
          <table:table-cell table:style-name="ce42"/>
          <table:table-cell office:value-type="string" office:string-value="" table:formula="of:=IF([.B166]=&quot;&quot;;&quot;&quot;;[.E166]/(1+[.$G$5])^([.B16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66]&gt;=120;&quot;&quot;;[.B166]+1)" table:style-name="ce42"/>
          <table:table-cell office:value-type="string" office:string-value="" table:formula="of:=IF([.B167]=&quot;&quot;;&quot;&quot;;VLOOKUP([.B167];[Qx.$B$4:.$C$119];2))" table:style-name="ce43"/>
          <table:table-cell office:value-type="string" office:string-value="" table:formula="of:=IF([.B167]=&quot;&quot;;&quot;&quot;;1-[.C167])" table:style-name="ce43"/>
          <table:table-cell office:value-type="string" office:string-value="" table:formula="of:=IF([.B167]=&quot;&quot;;&quot;&quot;;[.E166]*[.D166])" table:style-name="ce43"/>
          <table:table-cell table:style-name="ce42"/>
          <table:table-cell office:value-type="string" office:string-value="" table:formula="of:=IF([.B167]=&quot;&quot;;&quot;&quot;;[.E167]/(1+[.$G$5])^([.B16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67]&gt;=120;&quot;&quot;;[.B167]+1)" table:style-name="ce42"/>
          <table:table-cell office:value-type="string" office:string-value="" table:formula="of:=IF([.B168]=&quot;&quot;;&quot;&quot;;VLOOKUP([.B168];[Qx.$B$4:.$C$119];2))" table:style-name="ce43"/>
          <table:table-cell office:value-type="string" office:string-value="" table:formula="of:=IF([.B168]=&quot;&quot;;&quot;&quot;;1-[.C168])" table:style-name="ce43"/>
          <table:table-cell office:value-type="string" office:string-value="" table:formula="of:=IF([.B168]=&quot;&quot;;&quot;&quot;;[.E167]*[.D167])" table:style-name="ce43"/>
          <table:table-cell table:style-name="ce42"/>
          <table:table-cell office:value-type="string" office:string-value="" table:formula="of:=IF([.B168]=&quot;&quot;;&quot;&quot;;[.E168]/(1+[.$G$5])^([.B16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68]&gt;=120;&quot;&quot;;[.B168]+1)" table:style-name="ce42"/>
          <table:table-cell office:value-type="string" office:string-value="" table:formula="of:=IF([.B169]=&quot;&quot;;&quot;&quot;;VLOOKUP([.B169];[Qx.$B$4:.$C$119];2))" table:style-name="ce43"/>
          <table:table-cell office:value-type="string" office:string-value="" table:formula="of:=IF([.B169]=&quot;&quot;;&quot;&quot;;1-[.C169])" table:style-name="ce43"/>
          <table:table-cell office:value-type="string" office:string-value="" table:formula="of:=IF([.B169]=&quot;&quot;;&quot;&quot;;[.E168]*[.D168])" table:style-name="ce43"/>
          <table:table-cell table:style-name="ce42"/>
          <table:table-cell office:value-type="string" office:string-value="" table:formula="of:=IF([.B169]=&quot;&quot;;&quot;&quot;;[.E169]/(1+[.$G$5])^([.B16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69]&gt;=120;&quot;&quot;;[.B169]+1)" table:style-name="ce42"/>
          <table:table-cell office:value-type="string" office:string-value="" table:formula="of:=IF([.B170]=&quot;&quot;;&quot;&quot;;VLOOKUP([.B170];[Qx.$B$4:.$C$119];2))" table:style-name="ce43"/>
          <table:table-cell office:value-type="string" office:string-value="" table:formula="of:=IF([.B170]=&quot;&quot;;&quot;&quot;;1-[.C170])" table:style-name="ce43"/>
          <table:table-cell office:value-type="string" office:string-value="" table:formula="of:=IF([.B170]=&quot;&quot;;&quot;&quot;;[.E169]*[.D169])" table:style-name="ce43"/>
          <table:table-cell table:style-name="ce42"/>
          <table:table-cell office:value-type="string" office:string-value="" table:formula="of:=IF([.B170]=&quot;&quot;;&quot;&quot;;[.E170]/(1+[.$G$5])^([.B17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70]&gt;=120;&quot;&quot;;[.B170]+1)" table:style-name="ce42"/>
          <table:table-cell office:value-type="string" office:string-value="" table:formula="of:=IF([.B171]=&quot;&quot;;&quot;&quot;;VLOOKUP([.B171];[Qx.$B$4:.$C$119];2))" table:style-name="ce43"/>
          <table:table-cell office:value-type="string" office:string-value="" table:formula="of:=IF([.B171]=&quot;&quot;;&quot;&quot;;1-[.C171])" table:style-name="ce43"/>
          <table:table-cell office:value-type="string" office:string-value="" table:formula="of:=IF([.B171]=&quot;&quot;;&quot;&quot;;[.E170]*[.D170])" table:style-name="ce43"/>
          <table:table-cell table:style-name="ce42"/>
          <table:table-cell office:value-type="string" office:string-value="" table:formula="of:=IF([.B171]=&quot;&quot;;&quot;&quot;;[.E171]/(1+[.$G$5])^([.B17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71]&gt;=120;&quot;&quot;;[.B171]+1)" table:style-name="ce42"/>
          <table:table-cell office:value-type="string" office:string-value="" table:formula="of:=IF([.B172]=&quot;&quot;;&quot;&quot;;VLOOKUP([.B172];[Qx.$B$4:.$C$119];2))" table:style-name="ce43"/>
          <table:table-cell office:value-type="string" office:string-value="" table:formula="of:=IF([.B172]=&quot;&quot;;&quot;&quot;;1-[.C172])" table:style-name="ce43"/>
          <table:table-cell office:value-type="string" office:string-value="" table:formula="of:=IF([.B172]=&quot;&quot;;&quot;&quot;;[.E171]*[.D171])" table:style-name="ce43"/>
          <table:table-cell table:style-name="ce42"/>
          <table:table-cell office:value-type="string" office:string-value="" table:formula="of:=IF([.B172]=&quot;&quot;;&quot;&quot;;[.E172]/(1+[.$G$5])^([.B17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72]&gt;=120;&quot;&quot;;[.B172]+1)" table:style-name="ce42"/>
          <table:table-cell office:value-type="string" office:string-value="" table:formula="of:=IF([.B173]=&quot;&quot;;&quot;&quot;;VLOOKUP([.B173];[Qx.$B$4:.$C$119];2))" table:style-name="ce43"/>
          <table:table-cell office:value-type="string" office:string-value="" table:formula="of:=IF([.B173]=&quot;&quot;;&quot;&quot;;1-[.C173])" table:style-name="ce43"/>
          <table:table-cell office:value-type="string" office:string-value="" table:formula="of:=IF([.B173]=&quot;&quot;;&quot;&quot;;[.E172]*[.D172])" table:style-name="ce43"/>
          <table:table-cell table:style-name="ce42"/>
          <table:table-cell office:value-type="string" office:string-value="" table:formula="of:=IF([.B173]=&quot;&quot;;&quot;&quot;;[.E173]/(1+[.$G$5])^([.B17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73]&gt;=120;&quot;&quot;;[.B173]+1)" table:style-name="ce42"/>
          <table:table-cell office:value-type="string" office:string-value="" table:formula="of:=IF([.B174]=&quot;&quot;;&quot;&quot;;VLOOKUP([.B174];[Qx.$B$4:.$C$119];2))" table:style-name="ce43"/>
          <table:table-cell office:value-type="string" office:string-value="" table:formula="of:=IF([.B174]=&quot;&quot;;&quot;&quot;;1-[.C174])" table:style-name="ce43"/>
          <table:table-cell office:value-type="string" office:string-value="" table:formula="of:=IF([.B174]=&quot;&quot;;&quot;&quot;;[.E173]*[.D173])" table:style-name="ce43"/>
          <table:table-cell table:style-name="ce42"/>
          <table:table-cell office:value-type="string" office:string-value="" table:formula="of:=IF([.B174]=&quot;&quot;;&quot;&quot;;[.E174]/(1+[.$G$5])^([.B17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74]&gt;=120;&quot;&quot;;[.B174]+1)" table:style-name="ce42"/>
          <table:table-cell office:value-type="string" office:string-value="" table:formula="of:=IF([.B175]=&quot;&quot;;&quot;&quot;;VLOOKUP([.B175];[Qx.$B$4:.$C$119];2))" table:style-name="ce43"/>
          <table:table-cell office:value-type="string" office:string-value="" table:formula="of:=IF([.B175]=&quot;&quot;;&quot;&quot;;1-[.C175])" table:style-name="ce43"/>
          <table:table-cell office:value-type="string" office:string-value="" table:formula="of:=IF([.B175]=&quot;&quot;;&quot;&quot;;[.E174]*[.D174])" table:style-name="ce43"/>
          <table:table-cell table:style-name="ce42"/>
          <table:table-cell office:value-type="string" office:string-value="" table:formula="of:=IF([.B175]=&quot;&quot;;&quot;&quot;;[.E175]/(1+[.$G$5])^([.B17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75]&gt;=120;&quot;&quot;;[.B175]+1)" table:style-name="ce42"/>
          <table:table-cell office:value-type="string" office:string-value="" table:formula="of:=IF([.B176]=&quot;&quot;;&quot;&quot;;VLOOKUP([.B176];[Qx.$B$4:.$C$119];2))" table:style-name="ce43"/>
          <table:table-cell office:value-type="string" office:string-value="" table:formula="of:=IF([.B176]=&quot;&quot;;&quot;&quot;;1-[.C176])" table:style-name="ce43"/>
          <table:table-cell office:value-type="string" office:string-value="" table:formula="of:=IF([.B176]=&quot;&quot;;&quot;&quot;;[.E175]*[.D175])" table:style-name="ce43"/>
          <table:table-cell table:style-name="ce42"/>
          <table:table-cell office:value-type="string" office:string-value="" table:formula="of:=IF([.B176]=&quot;&quot;;&quot;&quot;;[.E176]/(1+[.$G$5])^([.B17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76]&gt;=120;&quot;&quot;;[.B176]+1)" table:style-name="ce42"/>
          <table:table-cell office:value-type="string" office:string-value="" table:formula="of:=IF([.B177]=&quot;&quot;;&quot;&quot;;VLOOKUP([.B177];[Qx.$B$4:.$C$119];2))" table:style-name="ce43"/>
          <table:table-cell office:value-type="string" office:string-value="" table:formula="of:=IF([.B177]=&quot;&quot;;&quot;&quot;;1-[.C177])" table:style-name="ce43"/>
          <table:table-cell office:value-type="string" office:string-value="" table:formula="of:=IF([.B177]=&quot;&quot;;&quot;&quot;;[.E176]*[.D176])" table:style-name="ce43"/>
          <table:table-cell table:style-name="ce42"/>
          <table:table-cell office:value-type="string" office:string-value="" table:formula="of:=IF([.B177]=&quot;&quot;;&quot;&quot;;[.E177]/(1+[.$G$5])^([.B17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77]&gt;=120;&quot;&quot;;[.B177]+1)" table:style-name="ce42"/>
          <table:table-cell office:value-type="string" office:string-value="" table:formula="of:=IF([.B178]=&quot;&quot;;&quot;&quot;;VLOOKUP([.B178];[Qx.$B$4:.$C$119];2))" table:style-name="ce43"/>
          <table:table-cell office:value-type="string" office:string-value="" table:formula="of:=IF([.B178]=&quot;&quot;;&quot;&quot;;1-[.C178])" table:style-name="ce43"/>
          <table:table-cell office:value-type="string" office:string-value="" table:formula="of:=IF([.B178]=&quot;&quot;;&quot;&quot;;[.E177]*[.D177])" table:style-name="ce43"/>
          <table:table-cell table:style-name="ce42"/>
          <table:table-cell office:value-type="string" office:string-value="" table:formula="of:=IF([.B178]=&quot;&quot;;&quot;&quot;;[.E178]/(1+[.$G$5])^([.B17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78]&gt;=120;&quot;&quot;;[.B178]+1)" table:style-name="ce42"/>
          <table:table-cell office:value-type="string" office:string-value="" table:formula="of:=IF([.B179]=&quot;&quot;;&quot;&quot;;VLOOKUP([.B179];[Qx.$B$4:.$C$119];2))" table:style-name="ce43"/>
          <table:table-cell office:value-type="string" office:string-value="" table:formula="of:=IF([.B179]=&quot;&quot;;&quot;&quot;;1-[.C179])" table:style-name="ce43"/>
          <table:table-cell office:value-type="string" office:string-value="" table:formula="of:=IF([.B179]=&quot;&quot;;&quot;&quot;;[.E178]*[.D178])" table:style-name="ce43"/>
          <table:table-cell table:style-name="ce42"/>
          <table:table-cell office:value-type="string" office:string-value="" table:formula="of:=IF([.B179]=&quot;&quot;;&quot;&quot;;[.E179]/(1+[.$G$5])^([.B17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79]&gt;=120;&quot;&quot;;[.B179]+1)" table:style-name="ce42"/>
          <table:table-cell office:value-type="string" office:string-value="" table:formula="of:=IF([.B180]=&quot;&quot;;&quot;&quot;;VLOOKUP([.B180];[Qx.$B$4:.$C$119];2))" table:style-name="ce42"/>
          <table:table-cell office:value-type="string" office:string-value="" table:formula="of:=IF([.B180]=&quot;&quot;;&quot;&quot;;1-[.C180])" table:style-name="ce42"/>
          <table:table-cell office:value-type="string" office:string-value="" table:formula="of:=IF([.B180]=&quot;&quot;;&quot;&quot;;[.E179]*[.D179])" table:style-name="ce43"/>
          <table:table-cell table:style-name="ce42"/>
          <table:table-cell office:value-type="string" office:string-value="" table:formula="of:=IF([.B180]=&quot;&quot;;&quot;&quot;;[.E180]/(1+[.$G$5])^([.B18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80]&gt;=120;&quot;&quot;;[.B180]+1)" table:style-name="ce42"/>
          <table:table-cell office:value-type="string" office:string-value="" table:formula="of:=IF([.B181]=&quot;&quot;;&quot;&quot;;VLOOKUP([.B181];[Qx.$B$4:.$C$119];2))" table:style-name="ce42"/>
          <table:table-cell office:value-type="string" office:string-value="" table:formula="of:=IF([.B181]=&quot;&quot;;&quot;&quot;;1-[.C181])" table:style-name="ce42"/>
          <table:table-cell office:value-type="string" office:string-value="" table:formula="of:=IF([.B181]=&quot;&quot;;&quot;&quot;;[.E180]*[.D180])" table:style-name="ce43"/>
          <table:table-cell table:style-name="ce42"/>
          <table:table-cell office:value-type="string" office:string-value="" table:formula="of:=IF([.B181]=&quot;&quot;;&quot;&quot;;[.E181]/(1+[.$G$5])^([.B18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81]&gt;=120;&quot;&quot;;[.B181]+1)" table:style-name="ce42"/>
          <table:table-cell office:value-type="string" office:string-value="" table:formula="of:=IF([.B182]=&quot;&quot;;&quot;&quot;;VLOOKUP([.B182];[Qx.$B$4:.$C$119];2))" table:style-name="ce42"/>
          <table:table-cell office:value-type="string" office:string-value="" table:formula="of:=IF([.B182]=&quot;&quot;;&quot;&quot;;1-[.C182])" table:style-name="ce42"/>
          <table:table-cell office:value-type="string" office:string-value="" table:formula="of:=IF([.B182]=&quot;&quot;;&quot;&quot;;[.E181]*[.D181])" table:style-name="ce43"/>
          <table:table-cell table:style-name="ce42"/>
          <table:table-cell office:value-type="string" office:string-value="" table:formula="of:=IF([.B182]=&quot;&quot;;&quot;&quot;;[.E182]/(1+[.$G$5])^([.B18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82]&gt;=120;&quot;&quot;;[.B182]+1)" table:style-name="ce42"/>
          <table:table-cell office:value-type="string" office:string-value="" table:formula="of:=IF([.B183]=&quot;&quot;;&quot;&quot;;VLOOKUP([.B183];[Qx.$B$4:.$C$119];2))" table:style-name="ce42"/>
          <table:table-cell office:value-type="string" office:string-value="" table:formula="of:=IF([.B183]=&quot;&quot;;&quot;&quot;;1-[.C183])" table:style-name="ce42"/>
          <table:table-cell office:value-type="string" office:string-value="" table:formula="of:=IF([.B183]=&quot;&quot;;&quot;&quot;;[.E182]*[.D182])" table:style-name="ce43"/>
          <table:table-cell table:style-name="ce42"/>
          <table:table-cell office:value-type="string" office:string-value="" table:formula="of:=IF([.B183]=&quot;&quot;;&quot;&quot;;[.E183]/(1+[.$G$5])^([.B18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83]&gt;=120;&quot;&quot;;[.B183]+1)" table:style-name="ce42"/>
          <table:table-cell office:value-type="string" office:string-value="" table:formula="of:=IF([.B184]=&quot;&quot;;&quot;&quot;;VLOOKUP([.B184];[Qx.$B$4:.$C$119];2))" table:style-name="ce42"/>
          <table:table-cell office:value-type="string" office:string-value="" table:formula="of:=IF([.B184]=&quot;&quot;;&quot;&quot;;1-[.C184])" table:style-name="ce42"/>
          <table:table-cell office:value-type="string" office:string-value="" table:formula="of:=IF([.B184]=&quot;&quot;;&quot;&quot;;[.E183]*[.D183])" table:style-name="ce43"/>
          <table:table-cell table:style-name="ce42"/>
          <table:table-cell office:value-type="string" office:string-value="" table:formula="of:=IF([.B184]=&quot;&quot;;&quot;&quot;;[.E184]/(1+[.$G$5])^([.B18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84]&gt;=120;&quot;&quot;;[.B184]+1)" table:style-name="ce42"/>
          <table:table-cell office:value-type="string" office:string-value="" table:formula="of:=IF([.B185]=&quot;&quot;;&quot;&quot;;VLOOKUP([.B185];[Qx.$B$4:.$C$119];2))" table:style-name="ce42"/>
          <table:table-cell office:value-type="string" office:string-value="" table:formula="of:=IF([.B185]=&quot;&quot;;&quot;&quot;;1-[.C185])" table:style-name="ce42"/>
          <table:table-cell office:value-type="string" office:string-value="" table:formula="of:=IF([.B185]=&quot;&quot;;&quot;&quot;;[.E184]*[.D184])" table:style-name="ce43"/>
          <table:table-cell table:style-name="ce42"/>
          <table:table-cell office:value-type="string" office:string-value="" table:formula="of:=IF([.B185]=&quot;&quot;;&quot;&quot;;[.E185]/(1+[.$G$5])^([.B18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85]&gt;=120;&quot;&quot;;[.B185]+1)" table:style-name="ce42"/>
          <table:table-cell office:value-type="string" office:string-value="" table:formula="of:=IF([.B186]=&quot;&quot;;&quot;&quot;;VLOOKUP([.B186];[Qx.$B$4:.$C$119];2))" table:style-name="ce42"/>
          <table:table-cell office:value-type="string" office:string-value="" table:formula="of:=IF([.B186]=&quot;&quot;;&quot;&quot;;1-[.C186])" table:style-name="ce42"/>
          <table:table-cell office:value-type="string" office:string-value="" table:formula="of:=IF([.B186]=&quot;&quot;;&quot;&quot;;[.E185]*[.D185])" table:style-name="ce43"/>
          <table:table-cell table:style-name="ce42"/>
          <table:table-cell office:value-type="string" office:string-value="" table:formula="of:=IF([.B186]=&quot;&quot;;&quot;&quot;;[.E186]/(1+[.$G$5])^([.B18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86]&gt;=120;&quot;&quot;;[.B186]+1)" table:style-name="ce42"/>
          <table:table-cell office:value-type="string" office:string-value="" table:formula="of:=IF([.B187]=&quot;&quot;;&quot;&quot;;VLOOKUP([.B187];[Qx.$B$4:.$C$119];2))" table:style-name="ce42"/>
          <table:table-cell office:value-type="string" office:string-value="" table:formula="of:=IF([.B187]=&quot;&quot;;&quot;&quot;;1-[.C187])" table:style-name="ce42"/>
          <table:table-cell office:value-type="string" office:string-value="" table:formula="of:=IF([.B187]=&quot;&quot;;&quot;&quot;;[.E186]*[.D186])" table:style-name="ce43"/>
          <table:table-cell table:style-name="ce42"/>
          <table:table-cell office:value-type="string" office:string-value="" table:formula="of:=IF([.B187]=&quot;&quot;;&quot;&quot;;[.E187]/(1+[.$G$5])^([.B18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87]&gt;=120;&quot;&quot;;[.B187]+1)" table:style-name="ce42"/>
          <table:table-cell office:value-type="string" office:string-value="" table:formula="of:=IF([.B188]=&quot;&quot;;&quot;&quot;;VLOOKUP([.B188];[Qx.$B$4:.$C$119];2))" table:style-name="ce42"/>
          <table:table-cell office:value-type="string" office:string-value="" table:formula="of:=IF([.B188]=&quot;&quot;;&quot;&quot;;1-[.C188])" table:style-name="ce42"/>
          <table:table-cell office:value-type="string" office:string-value="" table:formula="of:=IF([.B188]=&quot;&quot;;&quot;&quot;;[.E187]*[.D187])" table:style-name="ce43"/>
          <table:table-cell table:style-name="ce42"/>
          <table:table-cell office:value-type="string" office:string-value="" table:formula="of:=IF([.B188]=&quot;&quot;;&quot;&quot;;[.E188]/(1+[.$G$5])^([.B18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88]&gt;=120;&quot;&quot;;[.B188]+1)" table:style-name="ce42"/>
          <table:table-cell office:value-type="string" office:string-value="" table:formula="of:=IF([.B189]=&quot;&quot;;&quot;&quot;;VLOOKUP([.B189];[Qx.$B$4:.$C$119];2))" table:style-name="ce42"/>
          <table:table-cell office:value-type="string" office:string-value="" table:formula="of:=IF([.B189]=&quot;&quot;;&quot;&quot;;1-[.C189])" table:style-name="ce42"/>
          <table:table-cell office:value-type="string" office:string-value="" table:formula="of:=IF([.B189]=&quot;&quot;;&quot;&quot;;[.E188]*[.D188])" table:style-name="ce43"/>
          <table:table-cell table:style-name="ce42"/>
          <table:table-cell office:value-type="string" office:string-value="" table:formula="of:=IF([.B189]=&quot;&quot;;&quot;&quot;;[.E189]/(1+[.$G$5])^([.B18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89]&gt;=120;&quot;&quot;;[.B189]+1)" table:style-name="ce42"/>
          <table:table-cell office:value-type="string" office:string-value="" table:formula="of:=IF([.B190]=&quot;&quot;;&quot;&quot;;VLOOKUP([.B190];[Qx.$B$4:.$C$119];2))" table:style-name="ce42"/>
          <table:table-cell office:value-type="string" office:string-value="" table:formula="of:=IF([.B190]=&quot;&quot;;&quot;&quot;;1-[.C190])" table:style-name="ce42"/>
          <table:table-cell office:value-type="string" office:string-value="" table:formula="of:=IF([.B190]=&quot;&quot;;&quot;&quot;;[.E189]*[.D189])" table:style-name="ce43"/>
          <table:table-cell table:style-name="ce42"/>
          <table:table-cell office:value-type="string" office:string-value="" table:formula="of:=IF([.B190]=&quot;&quot;;&quot;&quot;;[.E190]/(1+[.$G$5])^([.B19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90]&gt;=120;&quot;&quot;;[.B190]+1)" table:style-name="ce42"/>
          <table:table-cell office:value-type="string" office:string-value="" table:formula="of:=IF([.B191]=&quot;&quot;;&quot;&quot;;VLOOKUP([.B191];[Qx.$B$4:.$C$119];2))" table:style-name="ce42"/>
          <table:table-cell office:value-type="string" office:string-value="" table:formula="of:=IF([.B191]=&quot;&quot;;&quot;&quot;;1-[.C191])" table:style-name="ce42"/>
          <table:table-cell office:value-type="string" office:string-value="" table:formula="of:=IF([.B191]=&quot;&quot;;&quot;&quot;;[.E190]*[.D190])" table:style-name="ce43"/>
          <table:table-cell table:style-name="ce42"/>
          <table:table-cell office:value-type="string" office:string-value="" table:formula="of:=IF([.B191]=&quot;&quot;;&quot;&quot;;[.E191]/(1+[.$G$5])^([.B19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91]&gt;=120;&quot;&quot;;[.B191]+1)" table:style-name="ce42"/>
          <table:table-cell office:value-type="string" office:string-value="" table:formula="of:=IF([.B192]=&quot;&quot;;&quot;&quot;;VLOOKUP([.B192];[Qx.$B$4:.$C$119];2))" table:style-name="ce42"/>
          <table:table-cell office:value-type="string" office:string-value="" table:formula="of:=IF([.B192]=&quot;&quot;;&quot;&quot;;1-[.C192])" table:style-name="ce42"/>
          <table:table-cell office:value-type="string" office:string-value="" table:formula="of:=IF([.B192]=&quot;&quot;;&quot;&quot;;[.E191]*[.D191])" table:style-name="ce43"/>
          <table:table-cell table:style-name="ce42"/>
          <table:table-cell office:value-type="string" office:string-value="" table:formula="of:=IF([.B192]=&quot;&quot;;&quot;&quot;;[.E192]/(1+[.$G$5])^([.B19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92]&gt;=120;&quot;&quot;;[.B192]+1)" table:style-name="ce42"/>
          <table:table-cell office:value-type="string" office:string-value="" table:formula="of:=IF([.B193]=&quot;&quot;;&quot;&quot;;VLOOKUP([.B193];[Qx.$B$4:.$C$119];2))" table:style-name="ce42"/>
          <table:table-cell office:value-type="string" office:string-value="" table:formula="of:=IF([.B193]=&quot;&quot;;&quot;&quot;;1-[.C193])" table:style-name="ce42"/>
          <table:table-cell office:value-type="string" office:string-value="" table:formula="of:=IF([.B193]=&quot;&quot;;&quot;&quot;;[.E192]*[.D192])" table:style-name="ce43"/>
          <table:table-cell table:style-name="ce42"/>
          <table:table-cell office:value-type="string" office:string-value="" table:formula="of:=IF([.B193]=&quot;&quot;;&quot;&quot;;[.E193]/(1+[.$G$5])^([.B19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93]&gt;=120;&quot;&quot;;[.B193]+1)" table:style-name="ce42"/>
          <table:table-cell office:value-type="string" office:string-value="" table:formula="of:=IF([.B194]=&quot;&quot;;&quot;&quot;;VLOOKUP([.B194];[Qx.$B$4:.$C$119];2))" table:style-name="ce42"/>
          <table:table-cell office:value-type="string" office:string-value="" table:formula="of:=IF([.B194]=&quot;&quot;;&quot;&quot;;1-[.C194])" table:style-name="ce42"/>
          <table:table-cell office:value-type="string" office:string-value="" table:formula="of:=IF([.B194]=&quot;&quot;;&quot;&quot;;[.E193]*[.D193])" table:style-name="ce43"/>
          <table:table-cell table:style-name="ce42"/>
          <table:table-cell office:value-type="string" office:string-value="" table:formula="of:=IF([.B194]=&quot;&quot;;&quot;&quot;;[.E194]/(1+[.$G$5])^([.B19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94]&gt;=120;&quot;&quot;;[.B194]+1)" table:style-name="ce42"/>
          <table:table-cell office:value-type="string" office:string-value="" table:formula="of:=IF([.B195]=&quot;&quot;;&quot;&quot;;VLOOKUP([.B195];[Qx.$B$4:.$C$119];2))" table:style-name="ce42"/>
          <table:table-cell office:value-type="string" office:string-value="" table:formula="of:=IF([.B195]=&quot;&quot;;&quot;&quot;;1-[.C195])" table:style-name="ce42"/>
          <table:table-cell office:value-type="string" office:string-value="" table:formula="of:=IF([.B195]=&quot;&quot;;&quot;&quot;;[.E194]*[.D194])" table:style-name="ce43"/>
          <table:table-cell table:style-name="ce42"/>
          <table:table-cell office:value-type="string" office:string-value="" table:formula="of:=IF([.B195]=&quot;&quot;;&quot;&quot;;[.E195]/(1+[.$G$5])^([.B19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95]&gt;=120;&quot;&quot;;[.B195]+1)" table:style-name="ce42"/>
          <table:table-cell office:value-type="string" office:string-value="" table:formula="of:=IF([.B196]=&quot;&quot;;&quot;&quot;;VLOOKUP([.B196];[Qx.$B$4:.$C$119];2))" table:style-name="ce42"/>
          <table:table-cell office:value-type="string" office:string-value="" table:formula="of:=IF([.B196]=&quot;&quot;;&quot;&quot;;1-[.C196])" table:style-name="ce42"/>
          <table:table-cell office:value-type="string" office:string-value="" table:formula="of:=IF([.B196]=&quot;&quot;;&quot;&quot;;[.E195]*[.D195])" table:style-name="ce43"/>
          <table:table-cell table:style-name="ce42"/>
          <table:table-cell office:value-type="string" office:string-value="" table:formula="of:=IF([.B196]=&quot;&quot;;&quot;&quot;;[.E196]/(1+[.$G$5])^([.B19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96]&gt;=120;&quot;&quot;;[.B196]+1)" table:style-name="ce42"/>
          <table:table-cell office:value-type="string" office:string-value="" table:formula="of:=IF([.B197]=&quot;&quot;;&quot;&quot;;VLOOKUP([.B197];[Qx.$B$4:.$C$119];2))" table:style-name="ce42"/>
          <table:table-cell office:value-type="string" office:string-value="" table:formula="of:=IF([.B197]=&quot;&quot;;&quot;&quot;;1-[.C197])" table:style-name="ce42"/>
          <table:table-cell office:value-type="string" office:string-value="" table:formula="of:=IF([.B197]=&quot;&quot;;&quot;&quot;;[.E196]*[.D196])" table:style-name="ce43"/>
          <table:table-cell table:style-name="ce42"/>
          <table:table-cell office:value-type="string" office:string-value="" table:formula="of:=IF([.B197]=&quot;&quot;;&quot;&quot;;[.E197]/(1+[.$G$5])^([.B19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97]&gt;=120;&quot;&quot;;[.B197]+1)" table:style-name="ce42"/>
          <table:table-cell office:value-type="string" office:string-value="" table:formula="of:=IF([.B198]=&quot;&quot;;&quot;&quot;;VLOOKUP([.B198];[Qx.$B$4:.$C$119];2))" table:style-name="ce42"/>
          <table:table-cell office:value-type="string" office:string-value="" table:formula="of:=IF([.B198]=&quot;&quot;;&quot;&quot;;1-[.C198])" table:style-name="ce42"/>
          <table:table-cell office:value-type="string" office:string-value="" table:formula="of:=IF([.B198]=&quot;&quot;;&quot;&quot;;[.E197]*[.D197])" table:style-name="ce43"/>
          <table:table-cell table:style-name="ce42"/>
          <table:table-cell office:value-type="string" office:string-value="" table:formula="of:=IF([.B198]=&quot;&quot;;&quot;&quot;;[.E198]/(1+[.$G$5])^([.B19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98]&gt;=120;&quot;&quot;;[.B198]+1)" table:style-name="ce42"/>
          <table:table-cell office:value-type="string" office:string-value="" table:formula="of:=IF([.B199]=&quot;&quot;;&quot;&quot;;VLOOKUP([.B199];[Qx.$B$4:.$C$119];2))" table:style-name="ce42"/>
          <table:table-cell office:value-type="string" office:string-value="" table:formula="of:=IF([.B199]=&quot;&quot;;&quot;&quot;;1-[.C199])" table:style-name="ce42"/>
          <table:table-cell office:value-type="string" office:string-value="" table:formula="of:=IF([.B199]=&quot;&quot;;&quot;&quot;;[.E198]*[.D198])" table:style-name="ce43"/>
          <table:table-cell table:style-name="ce42"/>
          <table:table-cell office:value-type="string" office:string-value="" table:formula="of:=IF([.B199]=&quot;&quot;;&quot;&quot;;[.E199]/(1+[.$G$5])^([.B19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199]&gt;=120;&quot;&quot;;[.B199]+1)" table:style-name="ce42"/>
          <table:table-cell office:value-type="string" office:string-value="" table:formula="of:=IF([.B200]=&quot;&quot;;&quot;&quot;;VLOOKUP([.B200];[Qx.$B$4:.$C$119];2))" table:style-name="ce42"/>
          <table:table-cell office:value-type="string" office:string-value="" table:formula="of:=IF([.B200]=&quot;&quot;;&quot;&quot;;1-[.C200])" table:style-name="ce42"/>
          <table:table-cell office:value-type="string" office:string-value="" table:formula="of:=IF([.B200]=&quot;&quot;;&quot;&quot;;[.E199]*[.D199])" table:style-name="ce43"/>
          <table:table-cell table:style-name="ce42"/>
          <table:table-cell office:value-type="string" office:string-value="" table:formula="of:=IF([.B200]=&quot;&quot;;&quot;&quot;;[.E200]/(1+[.$G$5])^([.B20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00]&gt;=120;&quot;&quot;;[.B200]+1)" table:style-name="ce42"/>
          <table:table-cell office:value-type="string" office:string-value="" table:formula="of:=IF([.B201]=&quot;&quot;;&quot;&quot;;VLOOKUP([.B201];[Qx.$B$4:.$C$119];2))" table:style-name="ce42"/>
          <table:table-cell office:value-type="string" office:string-value="" table:formula="of:=IF([.B201]=&quot;&quot;;&quot;&quot;;1-[.C201])" table:style-name="ce42"/>
          <table:table-cell office:value-type="string" office:string-value="" table:formula="of:=IF([.B200]=&quot;&quot;;&quot;&quot;;[.E200]*[.D200])" table:style-name="ce42"/>
          <table:table-cell table:style-name="ce42"/>
          <table:table-cell office:value-type="string" office:string-value="" table:formula="of:=IF([.B201]=&quot;&quot;;&quot;&quot;;[.E201]/(1+[.$G$5])^([.B20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01]&gt;=120;&quot;&quot;;[.B201]+1)" table:style-name="ce42"/>
          <table:table-cell office:value-type="string" office:string-value="" table:formula="of:=IF([.B202]=&quot;&quot;;&quot;&quot;;VLOOKUP([.B202];[Qx.$B$4:.$C$119];2))" table:style-name="ce42"/>
          <table:table-cell office:value-type="string" office:string-value="" table:formula="of:=IF([.B202]=&quot;&quot;;&quot;&quot;;1-[.C202])" table:style-name="ce42"/>
          <table:table-cell office:value-type="string" office:string-value="" table:formula="of:=IF([.B201]=&quot;&quot;;&quot;&quot;;[.E201]*[.D201])" table:style-name="ce42"/>
          <table:table-cell table:style-name="ce42"/>
          <table:table-cell office:value-type="string" office:string-value="" table:formula="of:=IF([.B202]=&quot;&quot;;&quot;&quot;;[.E202]/(1+[.$G$5])^([.B202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02]&gt;=120;&quot;&quot;;[.B202]+1)" table:style-name="ce42"/>
          <table:table-cell office:value-type="string" office:string-value="" table:formula="of:=IF([.B203]=&quot;&quot;;&quot;&quot;;VLOOKUP([.B203];[Qx.$B$4:.$C$119];2))" table:style-name="ce42"/>
          <table:table-cell office:value-type="string" office:string-value="" table:formula="of:=IF([.B203]=&quot;&quot;;&quot;&quot;;1-[.C203])" table:style-name="ce42"/>
          <table:table-cell office:value-type="string" office:string-value="" table:formula="of:=IF([.B202]=&quot;&quot;;&quot;&quot;;[.E202]*[.D202])" table:style-name="ce42"/>
          <table:table-cell table:style-name="ce42"/>
          <table:table-cell office:value-type="string" office:string-value="" table:formula="of:=IF([.B203]=&quot;&quot;;&quot;&quot;;[.E203]/(1+[.$G$5])^([.B203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03]&gt;=120;&quot;&quot;;[.B203]+1)" table:style-name="ce42"/>
          <table:table-cell office:value-type="string" office:string-value="" table:formula="of:=IF([.B204]=&quot;&quot;;&quot;&quot;;VLOOKUP([.B204];[Qx.$B$4:.$C$119];2))" table:style-name="ce42"/>
          <table:table-cell office:value-type="string" office:string-value="" table:formula="of:=IF([.B204]=&quot;&quot;;&quot;&quot;;1-[.C204])" table:style-name="ce42"/>
          <table:table-cell office:value-type="string" office:string-value="" table:formula="of:=IF([.B203]=&quot;&quot;;&quot;&quot;;[.E203]*[.D203])" table:style-name="ce42"/>
          <table:table-cell table:style-name="ce42"/>
          <table:table-cell office:value-type="string" office:string-value="" table:formula="of:=IF([.B204]=&quot;&quot;;&quot;&quot;;[.E204]/(1+[.$G$5])^([.B204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04]&gt;=120;&quot;&quot;;[.B204]+1)" table:style-name="ce42"/>
          <table:table-cell office:value-type="string" office:string-value="" table:formula="of:=IF([.B205]=&quot;&quot;;&quot;&quot;;VLOOKUP([.B205];[Qx.$B$4:.$C$119];2))" table:style-name="ce42"/>
          <table:table-cell office:value-type="string" office:string-value="" table:formula="of:=IF([.B205]=&quot;&quot;;&quot;&quot;;1-[.C205])" table:style-name="ce42"/>
          <table:table-cell office:value-type="string" office:string-value="" table:formula="of:=IF([.B204]=&quot;&quot;;&quot;&quot;;[.E204]*[.D204])" table:style-name="ce42"/>
          <table:table-cell table:style-name="ce42"/>
          <table:table-cell office:value-type="string" office:string-value="" table:formula="of:=IF([.B205]=&quot;&quot;;&quot;&quot;;[.E205]/(1+[.$G$5])^([.B205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05]&gt;=120;&quot;&quot;;[.B205]+1)" table:style-name="ce42"/>
          <table:table-cell office:value-type="string" office:string-value="" table:formula="of:=IF([.B206]=&quot;&quot;;&quot;&quot;;VLOOKUP([.B206];[Qx.$B$4:.$C$119];2))" table:style-name="ce42"/>
          <table:table-cell office:value-type="string" office:string-value="" table:formula="of:=IF([.B206]=&quot;&quot;;&quot;&quot;;1-[.C206])" table:style-name="ce42"/>
          <table:table-cell office:value-type="string" office:string-value="" table:formula="of:=IF([.B205]=&quot;&quot;;&quot;&quot;;[.E205]*[.D205])" table:style-name="ce42"/>
          <table:table-cell table:style-name="ce42"/>
          <table:table-cell office:value-type="string" office:string-value="" table:formula="of:=IF([.B206]=&quot;&quot;;&quot;&quot;;[.E206]/(1+[.$G$5])^([.B206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06]&gt;=120;&quot;&quot;;[.B206]+1)" table:style-name="ce42"/>
          <table:table-cell office:value-type="string" office:string-value="" table:formula="of:=IF([.B207]=&quot;&quot;;&quot;&quot;;VLOOKUP([.B207];[Qx.$B$4:.$C$119];2))" table:style-name="ce42"/>
          <table:table-cell office:value-type="string" office:string-value="" table:formula="of:=IF([.B207]=&quot;&quot;;&quot;&quot;;1-[.C207])" table:style-name="ce42"/>
          <table:table-cell office:value-type="string" office:string-value="" table:formula="of:=IF([.B206]=&quot;&quot;;&quot;&quot;;[.E206]*[.D206])" table:style-name="ce42"/>
          <table:table-cell table:style-name="ce42"/>
          <table:table-cell office:value-type="string" office:string-value="" table:formula="of:=IF([.B207]=&quot;&quot;;&quot;&quot;;[.E207]/(1+[.$G$5])^([.B207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07]&gt;=120;&quot;&quot;;[.B207]+1)" table:style-name="ce42"/>
          <table:table-cell office:value-type="string" office:string-value="" table:formula="of:=IF([.B208]=&quot;&quot;;&quot;&quot;;VLOOKUP([.B208];[Qx.$B$4:.$C$119];2))" table:style-name="ce42"/>
          <table:table-cell office:value-type="string" office:string-value="" table:formula="of:=IF([.B208]=&quot;&quot;;&quot;&quot;;1-[.C208])" table:style-name="ce42"/>
          <table:table-cell office:value-type="string" office:string-value="" table:formula="of:=IF([.B207]=&quot;&quot;;&quot;&quot;;[.E207]*[.D207])" table:style-name="ce42"/>
          <table:table-cell table:style-name="ce42"/>
          <table:table-cell office:value-type="string" office:string-value="" table:formula="of:=IF([.B208]=&quot;&quot;;&quot;&quot;;[.E208]/(1+[.$G$5])^([.B208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08]&gt;=120;&quot;&quot;;[.B208]+1)" table:style-name="ce42"/>
          <table:table-cell office:value-type="string" office:string-value="" table:formula="of:=IF([.B209]=&quot;&quot;;&quot;&quot;;VLOOKUP([.B209];[Qx.$B$4:.$C$119];2))" table:style-name="ce42"/>
          <table:table-cell office:value-type="string" office:string-value="" table:formula="of:=IF([.B209]=&quot;&quot;;&quot;&quot;;1-[.C209])" table:style-name="ce42"/>
          <table:table-cell office:value-type="string" office:string-value="" table:formula="of:=IF([.B208]=&quot;&quot;;&quot;&quot;;[.E208]*[.D208])" table:style-name="ce42"/>
          <table:table-cell table:style-name="ce42"/>
          <table:table-cell office:value-type="string" office:string-value="" table:formula="of:=IF([.B209]=&quot;&quot;;&quot;&quot;;[.E209]/(1+[.$G$5])^([.B209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09]&gt;=120;&quot;&quot;;[.B209]+1)" table:style-name="ce42"/>
          <table:table-cell office:value-type="string" office:string-value="" table:formula="of:=IF([.B210]=&quot;&quot;;&quot;&quot;;VLOOKUP([.B210];[Qx.$B$4:.$C$119];2))" table:style-name="ce42"/>
          <table:table-cell office:value-type="string" office:string-value="" table:formula="of:=IF([.B210]=&quot;&quot;;&quot;&quot;;1-[.C210])" table:style-name="ce42"/>
          <table:table-cell office:value-type="string" office:string-value="" table:formula="of:=IF([.B209]=&quot;&quot;;&quot;&quot;;[.E209]*[.D209])" table:style-name="ce42"/>
          <table:table-cell table:style-name="ce42"/>
          <table:table-cell office:value-type="string" office:string-value="" table:formula="of:=IF([.B210]=&quot;&quot;;&quot;&quot;;[.E210]/(1+[.$G$5])^([.B210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10]&gt;=120;&quot;&quot;;[.B210]+1)" table:style-name="ce42"/>
          <table:table-cell office:value-type="string" office:string-value="" table:formula="of:=IF([.B211]=&quot;&quot;;&quot;&quot;;VLOOKUP([.B211];[Qx.$B$4:.$C$119];2))" table:style-name="ce42"/>
          <table:table-cell office:value-type="string" office:string-value="" table:formula="of:=IF([.B211]=&quot;&quot;;&quot;&quot;;1-[.C211])" table:style-name="ce42"/>
          <table:table-cell office:value-type="string" office:string-value="" table:formula="of:=IF([.B210]=&quot;&quot;;&quot;&quot;;[.E210]*[.D210])" table:style-name="ce42"/>
          <table:table-cell table:style-name="ce42"/>
          <table:table-cell office:value-type="string" office:string-value="" table:formula="of:=IF([.B211]=&quot;&quot;;&quot;&quot;;[.E211]/(1+[.$G$5])^([.B211]-[.$B$14]))" table:style-name="ce44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11]&gt;=120;&quot;&quot;;[.B211]+1)" table:style-name="ce42"/>
          <table:table-cell office:value-type="string" office:string-value="" table:formula="of:=IF([.B212]=&quot;&quot;;&quot;&quot;;VLOOKUP([.B212];[Qx.$B$4:.$C$119];2))" table:style-name="ce42"/>
          <table:table-cell office:value-type="string" office:string-value="" table:formula="of:=IF([.B212]=&quot;&quot;;&quot;&quot;;1-[.C212])" table:style-name="ce42"/>
          <table:table-cell office:value-type="string" office:string-value="" table:formula="of:=IF([.B211]=&quot;&quot;;&quot;&quot;;[.E211]*[.D211])" table:style-name="ce42"/>
          <table:table-cell table:number-columns-repeated="2" table:style-name="ce42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12]&gt;=120;&quot;&quot;;[.B212]+1)" table:style-name="ce42"/>
          <table:table-cell office:value-type="string" office:string-value="" table:formula="of:=IF([.B213]=&quot;&quot;;&quot;&quot;;VLOOKUP([.B213];[Qx.$B$4:.$C$119];2))" table:style-name="ce42"/>
          <table:table-cell office:value-type="string" office:string-value="" table:formula="of:=IF([.B213]=&quot;&quot;;&quot;&quot;;1-[.C213])" table:style-name="ce42"/>
          <table:table-cell office:value-type="string" office:string-value="" table:formula="of:=IF([.B212]=&quot;&quot;;&quot;&quot;;[.E212]*[.D212])" table:style-name="ce42"/>
          <table:table-cell table:number-columns-repeated="2" table:style-name="ce42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13]&gt;=120;&quot;&quot;;[.B213]+1)" table:style-name="ce42"/>
          <table:table-cell office:value-type="string" office:string-value="" table:formula="of:=IF([.B214]=&quot;&quot;;&quot;&quot;;VLOOKUP([.B214];[Qx.$B$4:.$C$119];2))" table:style-name="ce42"/>
          <table:table-cell office:value-type="string" office:string-value="" table:formula="of:=IF([.B214]=&quot;&quot;;&quot;&quot;;1-[.C214])" table:style-name="ce42"/>
          <table:table-cell office:value-type="string" office:string-value="" table:formula="of:=IF([.B213]=&quot;&quot;;&quot;&quot;;[.E213]*[.D213])" table:style-name="ce42"/>
          <table:table-cell table:number-columns-repeated="2" table:style-name="ce42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14]&gt;=120;&quot;&quot;;[.B214]+1)" table:style-name="ce42"/>
          <table:table-cell office:value-type="string" office:string-value="" table:formula="of:=IF([.B215]=&quot;&quot;;&quot;&quot;;VLOOKUP([.B215];[Qx.$B$4:.$C$119];2))" table:style-name="ce42"/>
          <table:table-cell office:value-type="string" office:string-value="" table:formula="of:=IF([.B215]=&quot;&quot;;&quot;&quot;;1-[.C215])" table:style-name="ce42"/>
          <table:table-cell office:value-type="string" office:string-value="" table:formula="of:=IF([.B214]=&quot;&quot;;&quot;&quot;;[.E214]*[.D214])" table:style-name="ce42"/>
          <table:table-cell table:number-columns-repeated="2" table:style-name="ce42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15]&gt;=120;&quot;&quot;;[.B215]+1)" table:style-name="ce42"/>
          <table:table-cell office:value-type="string" office:string-value="" table:formula="of:=IF([.B216]=&quot;&quot;;&quot;&quot;;VLOOKUP([.B216];[Qx.$B$4:.$C$119];2))" table:style-name="ce42"/>
          <table:table-cell table:style-name="ce42"/>
          <table:table-cell office:value-type="string" office:string-value="" table:formula="of:=IF([.B215]=&quot;&quot;;&quot;&quot;;[.E215]*[.D215])" table:style-name="ce42"/>
          <table:table-cell table:number-columns-repeated="2" table:style-name="ce42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16]&gt;=120;&quot;&quot;;[.B216]+1)" table:style-name="ce42"/>
          <table:table-cell office:value-type="string" office:string-value="" table:formula="of:=IF([.B217]=&quot;&quot;;&quot;&quot;;VLOOKUP([.B217];[Qx.$B$4:.$C$119];2))" table:style-name="ce42"/>
          <table:table-cell table:style-name="ce42"/>
          <table:table-cell office:value-type="string" office:string-value="" table:formula="of:=IF([.B216]=&quot;&quot;;&quot;&quot;;[.E216]*[.D216])" table:style-name="ce42"/>
          <table:table-cell table:number-columns-repeated="2" table:style-name="ce42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17]&gt;=120;&quot;&quot;;[.B217]+1)" table:style-name="ce42"/>
          <table:table-cell office:value-type="string" office:string-value="" table:formula="of:=IF([.B218]=&quot;&quot;;&quot;&quot;;VLOOKUP([.B218];[Qx.$B$4:.$C$119];2))" table:style-name="ce42"/>
          <table:table-cell table:style-name="ce42"/>
          <table:table-cell office:value-type="string" office:string-value="" table:formula="of:=IF([.B217]=&quot;&quot;;&quot;&quot;;[.E217]*[.D217])" table:style-name="ce42"/>
          <table:table-cell table:number-columns-repeated="2" table:style-name="ce42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18]&gt;=120;&quot;&quot;;[.B218]+1)" table:style-name="ce42"/>
          <table:table-cell office:value-type="string" office:string-value="" table:formula="of:=IF([.B219]=&quot;&quot;;&quot;&quot;;VLOOKUP([.B219];[Qx.$B$4:.$C$119];2))" table:style-name="ce42"/>
          <table:table-cell table:style-name="ce42"/>
          <table:table-cell office:value-type="string" office:string-value="" table:formula="of:=IF([.B218]=&quot;&quot;;&quot;&quot;;[.E218]*[.D218])" table:style-name="ce42"/>
          <table:table-cell table:number-columns-repeated="2" table:style-name="ce42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19]&gt;=120;&quot;&quot;;[.B219]+1)" table:style-name="ce42"/>
          <table:table-cell office:value-type="string" office:string-value="" table:formula="of:=IF([.B220]=&quot;&quot;;&quot;&quot;;VLOOKUP([.B220];[Qx.$B$4:.$C$119];2))" table:style-name="ce42"/>
          <table:table-cell table:style-name="ce42"/>
          <table:table-cell office:value-type="string" office:string-value="" table:formula="of:=IF([.B219]=&quot;&quot;;&quot;&quot;;[.E219]*[.D219])" table:style-name="ce42"/>
          <table:table-cell table:number-columns-repeated="2" table:style-name="ce42"/>
          <table:table-cell table:number-columns-repeated="16377"/>
        </table:table-row>
        <table:table-row table:style-name="ro3">
          <table:table-cell/>
          <table:table-cell office:value-type="string" office:string-value="" table:formula="of:=IF([.B220]&gt;=120;&quot;&quot;;[.B220]+1)" table:style-name="ce1"/>
          <table:table-cell table:number-columns-repeated="16382" table:style-name="ce1"/>
        </table:table-row>
        <table:table-row table:style-name="ro3">
          <table:table-cell/>
          <table:table-cell office:value-type="string" office:string-value="" table:formula="of:=IF([.B221]&gt;=120;&quot;&quot;;[.B221]+1)" table:style-name="ce1"/>
          <table:table-cell table:number-columns-repeated="16382" table:style-name="ce1"/>
        </table:table-row>
        <table:table-row table:style-name="ro3">
          <table:table-cell/>
          <table:table-cell office:value-type="string" office:string-value="" table:formula="of:=IF([.B222]&gt;=120;&quot;&quot;;[.B222]+1)" table:style-name="ce1"/>
          <table:table-cell table:number-columns-repeated="16382" table:style-name="ce1"/>
        </table:table-row>
        <table:table-row table:style-name="ro3">
          <table:table-cell/>
          <table:table-cell office:value-type="string" office:string-value="" table:formula="of:=IF([.B223]&gt;=120;&quot;&quot;;[.B223]+1)" table:style-name="ce1"/>
          <table:table-cell table:number-columns-repeated="16382" table:style-name="ce1"/>
        </table:table-row>
        <table:table-row table:style-name="ro3">
          <table:table-cell/>
          <table:table-cell office:value-type="string" office:string-value="" table:formula="of:=IF([.B224]&gt;=120;&quot;&quot;;[.B224]+1)" table:style-name="ce1"/>
          <table:table-cell table:number-columns-repeated="16382"/>
        </table:table-row>
        <table:table-row table:style-name="ro3">
          <table:table-cell/>
          <table:table-cell office:value-type="string" office:string-value="" table:formula="of:=IF([.B225]&gt;=120;&quot;&quot;;[.B225]+1)" table:style-name="ce1"/>
          <table:table-cell table:number-columns-repeated="16382"/>
        </table:table-row>
        <table:table-row table:style-name="ro3">
          <table:table-cell/>
          <table:table-cell office:value-type="string" office:string-value="" table:formula="of:=IF([.B226]&gt;=120;&quot;&quot;;[.B226]+1)" table:style-name="ce1"/>
          <table:table-cell table:number-columns-repeated="16382"/>
        </table:table-row>
        <table:table-row table:style-name="ro3">
          <table:table-cell/>
          <table:table-cell office:value-type="string" office:string-value="" table:formula="of:=IF([.B227]&gt;=120;&quot;&quot;;[.B227]+1)" table:style-name="ce1"/>
          <table:table-cell table:number-columns-repeated="16382"/>
        </table:table-row>
        <table:table-row table:style-name="ro3">
          <table:table-cell/>
          <table:table-cell office:value-type="string" office:string-value="" table:formula="of:=IF([.B228]&gt;=120;&quot;&quot;;[.B228]+1)" table:style-name="ce1"/>
          <table:table-cell table:number-columns-repeated="16382"/>
        </table:table-row>
        <table:table-row table:style-name="ro3">
          <table:table-cell/>
          <table:table-cell office:value-type="string" office:string-value="" table:formula="of:=IF([.B229]&gt;=120;&quot;&quot;;[.B229]+1)" table:style-name="ce1"/>
          <table:table-cell table:number-columns-repeated="16382"/>
        </table:table-row>
        <table:table-row table:number-rows-repeated="1048346" table:style-name="ro3">
          <table:table-cell table:number-columns-repeated="16384"/>
        </table:table-row>
        <table:named-expressions>
          <table:named-range table:name="Print_Titles" table:cell-range-address="Annuity.$A$2:Annuity.$XFD$13" table:base-cell-address="Annuity.$A$1"/>
        </table:named-expressions>
      </table:table>
      <table:table table:name="Rate" table:style-name="ta8">
        <table:table-column table:style-name="co24" table:default-cell-style-name="ce1"/>
        <table:table-column table:style-name="co25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2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5">
          <table:table-cell table:style-name="ce1"/>
          <table:table-cell office:value-type="string" table:number-columns-spanned="2" table:number-rows-spanned="1" table:style-name="ce95">
            <text:p>Interest Rate</text:p>
          </table:table-cell>
          <table:covered-table-cell/>
          <table:table-cell office:value-type="string" table:number-columns-spanned="1" table:number-rows-spanned="8" table:style-name="ce110">
            <text:p>The rate in a year is used to calculate annuity value for the contracts made in that year</text:p>
          </table:table-cell>
          <table:table-cell table:style-name="ce1"/>
          <table:table-cell office:value-type="string" table:style-name="ce79">
            <text:p>Starting row</text:p>
          </table:table-cell>
          <table:table-cell office:value-type="float" office:value="6" table:formula="of:=INDEX([.A4:.B24];MATCH([.B28];[.B4:.B24];0);1)-2" table:style-name="ce79">
            <text:p>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71">
            <text:p>Year</text:p>
          </table:table-cell>
          <table:table-cell office:value-type="string" table:style-name="ce71">
            <text:p>Rate</text:p>
          </table:table-cell>
          <table:covered-table-cell/>
          <table:table-cell table:style-name="ce1">
            <draw:frame draw:z-index="1" draw:id="id0" draw:style-name="a0" draw:name="Chart 2" svg:x="0.11979in" svg:y="0.11458in" svg:width="7.5164in" svg:height="4.8155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42">
            <text:p>1</text:p>
          </table:table-cell>
          <table:table-cell office:value-type="float" office:value="2012" table:style-name="ce69">
            <text:p>2012</text:p>
          </table:table-cell>
          <table:table-cell office:value-type="percentage" office:value="0.04" table:style-name="ce72">
            <text:p>4.00%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2" table:style-name="ce42">
            <text:p>2</text:p>
          </table:table-cell>
          <table:table-cell office:value-type="float" office:value="2013" table:style-name="ce69">
            <text:p>2013</text:p>
          </table:table-cell>
          <table:table-cell office:value-type="percentage" office:value="7.4999999999999997E-2" table:style-name="ce73">
            <text:p>7.50%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3" table:style-name="ce42">
            <text:p>3</text:p>
          </table:table-cell>
          <table:table-cell office:value-type="float" office:value="2014" table:style-name="ce69">
            <text:p>2014</text:p>
          </table:table-cell>
          <table:table-cell office:value-type="percentage" office:value="6.5000000000000002E-2" table:style-name="ce73">
            <text:p>6.50%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4" table:style-name="ce42">
            <text:p>4</text:p>
          </table:table-cell>
          <table:table-cell office:value-type="float" office:value="2015" table:style-name="ce69">
            <text:p>2015</text:p>
          </table:table-cell>
          <table:table-cell office:value-type="percentage" office:value="7.2499999999999995E-2" table:style-name="ce73">
            <text:p>7.25%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5" table:style-name="ce42">
            <text:p>5</text:p>
          </table:table-cell>
          <table:table-cell office:value-type="float" office:value="2016" table:style-name="ce69">
            <text:p>2016</text:p>
          </table:table-cell>
          <table:table-cell office:value-type="percentage" office:value="6.5000000000000002E-2" table:style-name="ce73">
            <text:p>6.50%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float" office:value="2017" table:style-name="ce69">
            <text:p>2017</text:p>
          </table:table-cell>
          <table:table-cell office:value-type="percentage" office:value="0.04" table:style-name="ce73">
            <text:p>4.00%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7" table:style-name="ce42">
            <text:p>7</text:p>
          </table:table-cell>
          <table:table-cell office:value-type="float" office:value="2018" table:style-name="ce69">
            <text:p>2018</text:p>
          </table:table-cell>
          <table:table-cell office:value-type="percentage" office:value="4.4999999999999998E-2" table:style-name="ce73">
            <text:p>4.50%</text:p>
          </table:table-cell>
          <table:table-cell office:value-type="string" table:number-columns-spanned="1" table:number-rows-spanned="15" table:style-name="ce111">
            <text:p>For example, if a plan is termindated in 2019 and the annuity contract is purchased in the same year, the the rate of 4.00% is used to determine the annuity value.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42">
            <text:p>8</text:p>
          </table:table-cell>
          <table:table-cell office:value-type="float" office:value="2019" table:style-name="ce69">
            <text:p>2019</text:p>
          </table:table-cell>
          <table:table-cell office:value-type="percentage" office:value="0.04" table:style-name="ce73">
            <text:p>4.00%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9" table:style-name="ce42">
            <text:p>9</text:p>
          </table:table-cell>
          <table:table-cell office:value-type="float" office:value="2020" table:style-name="ce69">
            <text:p>2020</text:p>
          </table:table-cell>
          <table:table-cell table:style-name="ce74"/>
          <table:covered-table-cell/>
          <table:table-cell table:number-columns-repeated="16380" table:style-name="ce1"/>
        </table:table-row>
        <table:table-row table:style-name="ro3">
          <table:table-cell office:value-type="float" office:value="10" table:style-name="ce42">
            <text:p>10</text:p>
          </table:table-cell>
          <table:table-cell office:value-type="float" office:value="2021" table:style-name="ce69">
            <text:p>2021</text:p>
          </table:table-cell>
          <table:table-cell table:style-name="ce74"/>
          <table:covered-table-cell/>
          <table:table-cell table:number-columns-repeated="16380" table:style-name="ce1"/>
        </table:table-row>
        <table:table-row table:style-name="ro3">
          <table:table-cell office:value-type="float" office:value="11" table:style-name="ce42">
            <text:p>11</text:p>
          </table:table-cell>
          <table:table-cell office:value-type="float" office:value="2022" table:style-name="ce69">
            <text:p>2022</text:p>
          </table:table-cell>
          <table:table-cell table:style-name="ce74"/>
          <table:covered-table-cell/>
          <table:table-cell table:number-columns-repeated="16380" table:style-name="ce1"/>
        </table:table-row>
        <table:table-row table:style-name="ro3">
          <table:table-cell office:value-type="float" office:value="12" table:style-name="ce42">
            <text:p>12</text:p>
          </table:table-cell>
          <table:table-cell office:value-type="float" office:value="2023" table:style-name="ce69">
            <text:p>2023</text:p>
          </table:table-cell>
          <table:table-cell table:style-name="ce74"/>
          <table:covered-table-cell/>
          <table:table-cell table:number-columns-repeated="16380" table:style-name="ce1"/>
        </table:table-row>
        <table:table-row table:style-name="ro3">
          <table:table-cell office:value-type="float" office:value="13" table:style-name="ce42">
            <text:p>13</text:p>
          </table:table-cell>
          <table:table-cell office:value-type="float" office:value="2024" table:style-name="ce69">
            <text:p>2024</text:p>
          </table:table-cell>
          <table:table-cell table:style-name="ce74"/>
          <table:covered-table-cell/>
          <table:table-cell table:number-columns-repeated="16380" table:style-name="ce1"/>
        </table:table-row>
        <table:table-row table:style-name="ro3">
          <table:table-cell office:value-type="float" office:value="14" table:style-name="ce42">
            <text:p>14</text:p>
          </table:table-cell>
          <table:table-cell office:value-type="float" office:value="2025" table:style-name="ce69">
            <text:p>2025</text:p>
          </table:table-cell>
          <table:table-cell table:style-name="ce74"/>
          <table:covered-table-cell/>
          <table:table-cell table:number-columns-repeated="16380"/>
        </table:table-row>
        <table:table-row table:style-name="ro3">
          <table:table-cell office:value-type="float" office:value="15" table:style-name="ce42">
            <text:p>15</text:p>
          </table:table-cell>
          <table:table-cell office:value-type="float" office:value="2026" table:style-name="ce69">
            <text:p>2026</text:p>
          </table:table-cell>
          <table:table-cell table:style-name="ce74"/>
          <table:covered-table-cell/>
          <table:table-cell table:number-columns-repeated="16380"/>
        </table:table-row>
        <table:table-row table:style-name="ro3">
          <table:table-cell office:value-type="float" office:value="16" table:style-name="ce42">
            <text:p>16</text:p>
          </table:table-cell>
          <table:table-cell office:value-type="float" office:value="2027" table:style-name="ce69">
            <text:p>2027</text:p>
          </table:table-cell>
          <table:table-cell table:style-name="ce74"/>
          <table:covered-table-cell/>
          <table:table-cell table:number-columns-repeated="16380"/>
        </table:table-row>
        <table:table-row table:style-name="ro3">
          <table:table-cell office:value-type="float" office:value="17" table:style-name="ce42">
            <text:p>17</text:p>
          </table:table-cell>
          <table:table-cell office:value-type="float" office:value="2028" table:style-name="ce69">
            <text:p>2028</text:p>
          </table:table-cell>
          <table:table-cell table:style-name="ce74"/>
          <table:covered-table-cell/>
          <table:table-cell table:number-columns-repeated="16380"/>
        </table:table-row>
        <table:table-row table:style-name="ro3">
          <table:table-cell office:value-type="float" office:value="18" table:style-name="ce42">
            <text:p>18</text:p>
          </table:table-cell>
          <table:table-cell office:value-type="float" office:value="2029" table:style-name="ce69">
            <text:p>2029</text:p>
          </table:table-cell>
          <table:table-cell table:style-name="ce74"/>
          <table:covered-table-cell/>
          <table:table-cell table:number-columns-repeated="16380"/>
        </table:table-row>
        <table:table-row table:style-name="ro3">
          <table:table-cell office:value-type="float" office:value="19" table:style-name="ce42">
            <text:p>19</text:p>
          </table:table-cell>
          <table:table-cell office:value-type="float" office:value="2030" table:style-name="ce69">
            <text:p>2030</text:p>
          </table:table-cell>
          <table:table-cell table:style-name="ce74"/>
          <table:covered-table-cell/>
          <table:table-cell table:number-columns-repeated="16380"/>
        </table:table-row>
        <table:table-row table:style-name="ro3">
          <table:table-cell office:value-type="float" office:value="20" table:style-name="ce42">
            <text:p>20</text:p>
          </table:table-cell>
          <table:table-cell office:value-type="float" office:value="2031" table:style-name="ce69">
            <text:p>2031</text:p>
          </table:table-cell>
          <table:table-cell table:style-name="ce74"/>
          <table:covered-table-cell/>
          <table:table-cell table:number-columns-repeated="16380"/>
        </table:table-row>
        <table:table-row table:style-name="ro1">
          <table:table-cell office:value-type="float" office:value="21" table:style-name="ce42">
            <text:p>21</text:p>
          </table:table-cell>
          <table:table-cell office:value-type="float" office:value="2032" table:style-name="ce70">
            <text:p>2032</text:p>
          </table:table-cell>
          <table:table-cell table:style-name="ce75"/>
          <table:covered-table-cell/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number-columns-spanned="2" table:number-rows-spanned="1" table:style-name="ce102">
            <text:p>Current Year Info</text:p>
          </table:table-cell>
          <table:covered-table-cell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77">
            <text:p>Contract Year</text:p>
          </table:table-cell>
          <table:table-cell office:value-type="string" table:style-name="ce77">
            <text:p>Ra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2019" table:style-name="ce76">
            <text:p>2019</text:p>
          </table:table-cell>
          <table:table-cell office:value-type="percentage" office:value="0.04" table:formula="of:=VLOOKUP([.B28];[.B4:.C24];2)" table:style-name="ce78">
            <text:p>4.00%</text:p>
          </table:table-cell>
          <table:table-cell table:number-columns-repeated="16381" table:style-name="ce1"/>
        </table:table-row>
        <table:table-row table:number-rows-repeated="1048548" table:style-name="ro3">
          <table:table-cell table:number-columns-repeated="16384"/>
        </table:table-row>
      </table:table>
      <table:table table:name="Adam_Sneed_Final" table:style-name="ta9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6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6378" table:default-cell-style-name="ce1"/>
        <table:table-row table:style-name="ro3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50"/>
          <table:table-cell table:number-columns-repeated="3" table:style-name="ce51"/>
          <table:table-cell table:style-name="ce52"/>
          <table:table-cell table:number-columns-repeated="16378"/>
        </table:table-row>
        <table:table-row table:style-name="ro2">
          <table:table-cell/>
          <table:table-cell table:style-name="ce53"/>
          <table:table-cell office:value-type="string" table:number-columns-spanned="3" table:number-rows-spanned="1" table:style-name="ce112">
            <text:p>Benefit Statement</text:p>
          </table:table-cell>
          <table:covered-table-cell table:number-columns-repeated="2"/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table:number-columns-repeated="3" table:style-name="ce1"/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Name</text:p>
          </table:table-cell>
          <table:table-cell table:style-name="ce1"/>
          <table:table-cell office:value-type="string" office:string-value="Diane Aho" table:formula="of:=RIGHT(VLOOKUP([.E27];[Record.B5:.I14];2);LEN(VLOOKUP([.E27];[Record.B5:.I14];2))-FIND(&quot;,&quot;;VLOOKUP([.E27];[Record.B5:.I14];2)))&amp;&quot; &quot;&amp;LEFT(VLOOKUP([.E27];[Record.B5:.I14];2);FIND(&quot;,&quot;;VLOOKUP([.E27];[Record.B5:.I14];2))-1)" table:style-name="ce59">
            <text:p>Diane Aho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table:style-name="ce2"/>
          <table:table-cell table:number-columns-repeated="2" table:style-name="ce1"/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Date of Birth</text:p>
          </table:table-cell>
          <table:table-cell table:style-name="ce1"/>
          <table:table-cell office:value-type="date" office:date-value="1972-06-08T00:00:00" table:formula="of:=VLOOKUP([.E27];[Record.B5:.I14];5)" table:style-name="ce61">
            <text:p>6/8/72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Date of Hire</text:p>
          </table:table-cell>
          <table:table-cell table:style-name="ce1"/>
          <table:table-cell office:value-type="date" office:date-value="2012-03-05T00:00:00" table:formula="of:=VLOOKUP([.E27];[Record.B5:.I14];6)" table:style-name="ce61">
            <text:p>3/5/12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Date of Participation</text:p>
          </table:table-cell>
          <table:table-cell table:style-name="ce1"/>
          <table:table-cell office:value-type="string" office:string-value="7/1/2013" table:formula="of:=IF(MONTH([.E9])&gt;7;&quot;1/1/&quot;&amp;YEAR([.E9])+1;&quot;7/1/&quot;&amp;YEAR([.E9])+1)" table:style-name="ce62">
            <text:p>7/1/2013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Date of Normal Retirement</text:p>
          </table:table-cell>
          <table:table-cell table:style-name="ce1"/>
          <table:table-cell office:value-type="date" office:date-value="2037-07-01T00:00:00" table:formula="of:=EOMONTH(MAX(EDATE(([.E8]);12*65);EDATE(([.E10]);12*5));0)+1" table:style-name="ce61">
            <text:p>7/1/37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Salary</text:p>
          </table:table-cell>
          <table:table-cell table:style-name="ce1"/>
          <table:table-cell office:value-type="float" office:value="96000" table:formula="of:=VLOOKUP([.E27];[Record.B5:.I14];3)" table:style-name="ce63">
            <text:p><text:s/>96,000<text:s/>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Age Last Birthday</text:p>
          </table:table-cell>
          <table:table-cell table:style-name="ce1"/>
          <table:table-cell office:value-type="float" office:value="46" table:formula="of:=YEAR([.E31])-YEAR([.E8])-IF([.E31]&lt;DATE(YEAR([.E31]);MONTH([.E8]); DAY([.E8]));1;0)" table:style-name="ce58">
            <text:p>46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Service since the participation date</text:p>
          </table:table-cell>
          <table:table-cell table:style-name="ce1"/>
          <table:table-cell office:value-type="float" office:value="5.5" table:formula="of:=IF(MONTH([.E32])&lt;=MONTH([.E10]);YEAR([.E32])-YEAR([.E10])+ MONTH([.E32])/12 -MONTH([.E10])/12;YEAR([.E32])-YEAR([.E10]))" table:style-name="ce65">
            <text:p>5.5000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Annual Benefit</text:p>
          </table:table-cell>
          <table:table-cell table:style-name="ce1"/>
          <table:table-cell office:value-type="float" office:value="10560" table:formula="of:=0.02*[.E12]*[.E14]" table:style-name="ce64">
            <text:p><text:s/>10,560.00<text:s/>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Early Retirement factor</text:p>
          </table:table-cell>
          <table:table-cell table:style-name="ce1"/>
          <table:table-cell office:value-type="float" office:value="0.43000000000000005" table:formula="of:=IF(MONTH([.E11])&gt;MONTH([.E31]);1-0.03*(YEAR([.E11])-YEAR([.E31])+1);1-0.03*(YEAR([.E11])-YEAR([.E31])))" table:style-name="ce58">
            <text:p>0.43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Early Retirement Benefit</text:p>
          </table:table-cell>
          <table:table-cell table:style-name="ce1"/>
          <table:table-cell office:value-type="float" office:value="4540.8" table:formula="of:=[.E15]*[.E16]" table:style-name="ce64">
            <text:p><text:s/>4,540.80<text:s/>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Annuity purchase value</text:p>
          </table:table-cell>
          <table:table-cell table:style-name="ce1"/>
          <table:table-cell office:value-type="float" office:value="84838.893739348146" table:formula="of:=[Annuity.G9]" table:style-name="ce63">
            <text:p><text:s/>84,839<text:s/>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table:style-name="ce2"/>
          <table:table-cell table:number-columns-repeated="2" table:style-name="ce1"/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Retirement Goal</text:p>
          </table:table-cell>
          <table:table-cell table:style-name="ce1"/>
          <table:table-cell office:value-type="float" office:value="960000" table:formula="of:=10*[.E12]" table:style-name="ce66">
            <text:p><text:s/>960,000<text:s/>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office:value-type="string" table:style-name="ce2">
            <text:p>Achieved Goal Percentage</text:p>
          </table:table-cell>
          <table:table-cell table:style-name="ce1"/>
          <table:table-cell office:value-type="percentage" office:value="8.8373847645154324E-2" table:formula="of:=[.E18]/[.E20]" table:style-name="ce67">
            <text:p>8.84%</text:p>
          </table:table-cell>
          <table:table-cell table:style-name="ce54"/>
          <table:table-cell table:number-columns-repeated="16378"/>
        </table:table-row>
        <table:table-row table:style-name="ro3">
          <table:table-cell/>
          <table:table-cell table:style-name="ce53"/>
          <table:table-cell table:number-columns-repeated="3" table:style-name="ce1"/>
          <table:table-cell table:style-name="ce54"/>
          <table:table-cell table:number-columns-repeated="16378"/>
        </table:table-row>
        <table:table-row table:style-name="ro1">
          <table:table-cell/>
          <table:table-cell table:style-name="ce53"/>
          <table:table-cell table:number-columns-repeated="3" table:style-name="ce1"/>
          <table:table-cell table:style-name="ce54"/>
          <table:table-cell table:number-columns-repeated="16378"/>
        </table:table-row>
        <table:table-row table:style-name="ro4">
          <table:table-cell/>
          <table:table-cell table:style-name="ce53"/>
          <table:table-cell office:value-type="string" office:string-value="The Statement is prepared on May 13, 2019" table:formula="of:=&quot;The Statement is prepared on &quot; &amp; TEXT([.E31]; &quot;mmm dd, yyyy&quot;)" table:number-columns-spanned="3" table:number-rows-spanned="1" table:style-name="ce108">
            <text:p>The Statement is prepared on May 13, 2019</text:p>
          </table:table-cell>
          <table:covered-table-cell table:number-columns-repeated="2"/>
          <table:table-cell table:style-name="ce54"/>
          <table:table-cell table:number-columns-repeated="16378"/>
        </table:table-row>
        <table:table-row table:style-name="ro1">
          <table:table-cell/>
          <table:table-cell table:style-name="ce55"/>
          <table:table-cell table:number-columns-repeated="3" table:style-name="ce56"/>
          <table:table-cell table:style-name="ce57"/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identification Number --<text:s/><text:span text:style-name="T1">input item</text:span></text:p>
          </table:table-cell>
          <table:table-cell table:style-name="ce1"/>
          <table:table-cell office:value-type="float" office:value="50005" table:style-name="ce60">
            <text:p>50005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2" table:style-name="ce1"/>
          <table:table-cell office:value-type="string" table:style-name="ce79">
            <text:p>reference year</text:p>
          </table:table-cell>
          <table:table-cell office:value-type="float" office:value="2019" table:formula="of:=[Rate.B28]" table:style-name="ce79">
            <text:p>2019</text:p>
          </table:table-cell>
          <table:table-cell table:number-columns-repeated="16379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79">
            <text:p>find ,</text:p>
          </table:table-cell>
          <table:table-cell office:value-type="float" office:value="4" table:formula="of:=FIND(&quot;,&quot;;VLOOKUP([.E27];[Record.B5:.I14];2))" table:style-name="ce79">
            <text:p>4</text:p>
          </table:table-cell>
          <table:table-cell table:number-columns-repeated="16379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79">
            <text:p>valuation date</text:p>
          </table:table-cell>
          <table:table-cell office:value-type="date" office:date-value="2019-05-13T00:00:00" table:formula="of:=WORKDAY([.E33];8)" table:style-name="ce80">
            <text:p>5/13/19</text:p>
          </table:table-cell>
          <table:table-cell table:number-columns-repeated="16379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79">
            <text:p>beginning of year</text:p>
          </table:table-cell>
          <table:table-cell office:value-type="string" office:string-value="1/1/2019" table:formula="of:=&quot;1/1/&quot;&amp;[.E29]" table:style-name="ce81">
            <text:p>1/1/2019</text:p>
          </table:table-cell>
          <table:table-cell table:number-columns-repeated="16379" table:style-name="ce1"/>
        </table:table-row>
        <table:table-row table:style-name="ro3">
          <table:table-cell table:number-columns-repeated="3"/>
          <table:table-cell office:value-type="string" table:style-name="ce79">
            <text:p>beginning of month</text:p>
          </table:table-cell>
          <table:table-cell office:value-type="string" office:string-value="5/1/2019" table:formula="of:=&quot;5/1/&quot;&amp;[Rate.B28]" table:style-name="ce82">
            <text:p>5/1/2019</text:p>
          </table:table-cell>
          <table:table-cell table:number-columns-repeated="16379"/>
        </table:table-row>
        <table:table-row table:style-name="ro6">
          <table:table-cell table:number-columns-repeated="3"/>
          <table:table-cell table:style-name="ce68"/>
          <table:table-cell table:number-columns-repeated="16380" table:style-name="ce1"/>
        </table:table-row>
        <table:table-row table:number-rows-repeated="1048542" table:style-name="ro3">
          <table:table-cell table:number-columns-repeated="16384"/>
        </table:table-row>
      </table:table>
      <table:named-expressions>
        <table:named-expression table:name="rate" table:expression="of:=OFFSET([Rate.$B$1];[Rate.$G$2]-1;1;6;1)" table:base-cell-address="Record.$A$1"/>
        <table:named-expression table:name="Year" table:expression="of:=OFFSET([Rate.$B$1];[Rate.$G$2]-1;0;6;1)" table:base-cell-address="Record.$A$1"/>
      </table:named-expressions>
      <table:database-ranges>
        <table:database-range table:target-range-address="Sort_DB.B5:Sort_DB.I14" table:contains-header="false">
          <table:sort>
            <table:sort-by table:field-number="6" table:order="descending"/>
            <table:sort-by table:field-number="1"/>
          </table:sort>
        </table:database-range>
        <table:database-range table:target-range-address="Filter_DB.B9:Filter_DB.I1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/>
    </number:dat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6" number:min-decimal-places="6" number:min-integer-digits="1"/>
    </number:number-style>
    <number:number-style style:name="N38">
      <number:number number:decimal-places="4" number:min-decimal-places="4" number:min-integer-digits="1"/>
    </number:number-style>
    <number:number-style style:name="N39P0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P1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-X="1" style:scale-to-Y="2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-X="1" style:scale-to-Y="3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style:region-left>
          <text:p>Week 8 - Final.xlsx</text:p>
          <text:p>Record</text:p>
        </style:region-left>
        <style:region-right>
          <text:p>3/11/2023</text:p>
          <text:p>3:20 PM</text:p>
        </style:region-right>
      </style:footer>
      <style:footer-left style:display="false"/>
      <style:footer-first/>
    </style:master-page>
    <style:master-page style:name="mp2" style:page-layout-name="pm1">
      <style:header/>
      <style:header-left style:display="false"/>
      <style:header-first/>
      <style:footer>
        <style:region-left>
          <text:p>Week 8 - Final.xlsx</text:p>
          <text:p>Sort DB</text:p>
        </style:region-left>
        <style:region-right>
          <text:p>3/11/2023</text:p>
          <text:p>3:20 PM</text:p>
        </style:region-right>
      </style:footer>
      <style:footer-left style:display="false"/>
      <style:footer-first/>
    </style:master-page>
    <style:master-page style:name="mp3" style:page-layout-name="pm1">
      <style:header/>
      <style:header-left style:display="false"/>
      <style:header-first/>
      <style:footer>
        <style:region-left>
          <text:p>Week 8 - Final.xlsx</text:p>
          <text:p>Filter DB</text:p>
        </style:region-left>
        <style:region-right>
          <text:p>3/11/2023</text:p>
          <text:p>3:20 PM</text:p>
        </style:region-right>
      </style:footer>
      <style:footer-left style:display="false"/>
      <style:footer-first/>
    </style:master-page>
    <style:master-page style:name="mp4" style:page-layout-name="pm1">
      <style:header/>
      <style:header-left style:display="false"/>
      <style:header-first/>
      <style:footer>
        <style:region-left>
          <text:p>Week 8 - Final.xlsx</text:p>
          <text:p>Filter Advance</text:p>
        </style:region-left>
        <style:region-right>
          <text:p>3/11/2023</text:p>
          <text:p>3:20 PM</text:p>
        </style:region-right>
      </style:footer>
      <style:footer-left style:display="false"/>
      <style:footer-first/>
    </style:master-page>
    <style:master-page style:name="mp5" style:page-layout-name="pm1">
      <style:header/>
      <style:header-left style:display="false"/>
      <style:header-first/>
      <style:footer>
        <style:region-left>
          <text:p>Week 8 - Final.xlsx</text:p>
          <text:p>Pivot Table</text:p>
        </style:region-left>
        <style:region-right>
          <text:p>3/11/2023</text:p>
          <text:p>4:10 PM</text:p>
        </style:region-right>
      </style:footer>
      <style:footer-left style:display="false"/>
      <style:footer-first/>
    </style:master-page>
    <style:master-page style:name="mp6" style:page-layout-name="pm2">
      <style:header/>
      <style:header-left style:display="false"/>
      <style:header-first/>
      <style:footer>
        <style:region-left>
          <text:p>Week 8 - Final.xlsx</text:p>
          <text:p>Qx</text:p>
        </style:region-left>
        <style:region-center>
          <text:p/>
          <text:p/>
        </style:region-center>
        <style:region-right>
          <text:p>3/11/2023</text:p>
          <text:p>4:40 PM</text:p>
        </style:region-right>
      </style:footer>
      <style:footer-left style:display="false"/>
      <style:footer-first/>
    </style:master-page>
    <style:master-page style:name="mp7" style:page-layout-name="pm3">
      <style:header/>
      <style:header-left style:display="false"/>
      <style:header-first/>
      <style:footer>
        <style:region-left>
          <text:p>Week 8 - Final.xlsx</text:p>
          <text:p>Annuity</text:p>
        </style:region-left>
        <style:region-right>
          <text:p>3/12/2023</text:p>
          <text:p>12:35 AM</text:p>
        </style:region-right>
      </style:footer>
      <style:footer-left style:display="false"/>
      <style:footer-first/>
    </style:master-page>
    <style:master-page style:name="mp8" style:page-layout-name="pm1">
      <style:header/>
      <style:header-left style:display="false"/>
      <style:header-first/>
      <style:footer>
        <style:region-left>
          <text:p>Week 8 - Final.xlsx</text:p>
          <text:p>Rate</text:p>
        </style:region-left>
        <style:region-right>
          <text:p>3/12/2023</text:p>
          <text:p>2:00 PM</text:p>
        </style:region-right>
      </style:footer>
      <style:footer-left style:display="false"/>
      <style:footer-first/>
    </style:master-page>
    <style:master-page style:name="mp9" style:page-layout-name="pm4">
      <style:header/>
      <style:header-left style:display="false"/>
      <style:header-first/>
      <style:footer>
        <style:region-left>
          <text:p>Week 8 - Final.xlsx</text:p>
          <text:p>Statement</text:p>
        </style:region-left>
        <style:region-right>
          <text:p>3/12/2023</text:p>
          <text:p>2:35 PM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1</meta:generator>
    <meta:initial-creator>PhotonUser</meta:initial-creator>
    <dc:creator>Sneed, Adam</dc:creator>
    <meta:creation-date>2023-03-10T23:27:00Z</meta:creation-date>
    <dc:date>2023-08-17T05:52:59Z</dc:date>
    <meta:print-date>2023-03-12T19:35:0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d9d9d9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chart" style:name="Axs1" style:data-style-name="N14">
      <style:chart-properties chart:gap-width="150" chart:overlap="0" chart:link-data-style-to-source="true" chart:visible="true" chart:logarithmic="false" chart:interval-major="0.0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4167in" svg:stroke-color="#00b0f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fbfbf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d9d9d9" draw:opacity="100%" draw:stroke="none"/>
    </style:style>
  </office:automatic-styles>
  <office:body>
    <office:chart>
      <chart:chart chart:class="chart:scatter" svg:height="346.7223622047244pt" svg:width="541.1806299212599pt" chart:style-name="Crt0">
        <chart:title chart:style-name="CT00">
          <text:p text:style-name="a0" text:class-names="" text:cond-style-name="">Interest Rate</text:p>
        </chart:title>
        <chart:plot-area chart:style-name="Plt0" chart:data-source-has-labels="both">
          <chart:axis chart:dimension="x" chart:name="primary-x" chart:style-name="Axs0">
            <chart:title svg:x="258.5843307086614pt" svg:y="320.790157480315pt" chart:style-name="AT00">
              <text:p text:style-name="a1" text:class-names="" text:cond-style-name="">Year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Rate</text:p>
            </chart:title>
            <chart:grid chart:class="major" chart:style-name="GMa1"/>
          </chart:axis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Rate</text:p>
              </table:table-cell>
            </table:table-row>
          </table:table-header-rows>
          <table:table-row>
            <table:table-cell office:value-type="string">
              <text:p>2014</text:p>
            </table:table-cell>
            <table:table-cell office:value-type="float" office:value="2014"/>
            <table:table-cell office:value-type="float" office:value="6.5000000000000002E-2"/>
          </table:table-row>
          <table:table-row>
            <table:table-cell office:value-type="string">
              <text:p>2015</text:p>
            </table:table-cell>
            <table:table-cell office:value-type="float" office:value="2015"/>
            <table:table-cell office:value-type="float" office:value="7.2499999999999995E-2"/>
          </table:table-row>
          <table:table-row>
            <table:table-cell office:value-type="string">
              <text:p>2016</text:p>
            </table:table-cell>
            <table:table-cell office:value-type="float" office:value="2016"/>
            <table:table-cell office:value-type="float" office:value="6.5000000000000002E-2"/>
          </table:table-row>
          <table:table-row>
            <table:table-cell office:value-type="string">
              <text:p>2017</text:p>
            </table:table-cell>
            <table:table-cell office:value-type="float" office:value="2017"/>
            <table:table-cell office:value-type="float" office:value="0.04"/>
          </table:table-row>
          <table:table-row>
            <table:table-cell office:value-type="string">
              <text:p>2018</text:p>
            </table:table-cell>
            <table:table-cell office:value-type="float" office:value="2018"/>
            <table:table-cell office:value-type="float" office:value="4.4999999999999998E-2"/>
          </table:table-row>
          <table:table-row>
            <table:table-cell office:value-type="string">
              <text:p>2019</text:p>
            </table:table-cell>
            <table:table-cell office:value-type="float" office:value="2019"/>
            <table:table-cell office:value-type="float" office:value="0.0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</office:document-styles>
</file>